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1.4134in"/>
    </style:style>
    <style:style style:name="co10" style:family="table-column">
      <style:table-column-properties fo:break-before="auto" style:column-width="1.4618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091in"/>
    </style:style>
    <style:style style:name="co13" style:family="table-column">
      <style:table-column-properties fo:break-before="auto" style:column-width="0.9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0"/>
    <style:style style:name="ce66" style:family="table-cell" style:parent-style-name="Default">
      <style:table-cell-properties fo:background-color="#ffff00"/>
    </style:style>
    <style:style style:name="ce7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2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73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74" style:family="table-cell" style:parent-style-name="Pivot_20_Table_20_Category" style:data-style-name="N49">
      <style:table-cell-properties fo:border-bottom="0.99pt solid #000000" fo:border-left="2.01pt solid #000000" fo:border-right="0.99pt solid #000000" fo:border-top="none"/>
    </style:style>
    <style:style style:name="ce75" style:family="table-cell" style:parent-style-name="Pivot_20_Table_20_Title" style:data-style-name="N49">
      <style:table-cell-properties fo:border-bottom="2.01pt solid #000000" fo:border-left="2.01pt solid #000000" fo:border-right="none" fo:border-top="0.99pt solid #000000"/>
    </style:style>
    <style:style style:name="ce76" style:family="table-cell" style:parent-style-name="Default">
      <style:table-cell-properties fo:border="0.99pt solid #000000"/>
    </style:style>
    <style:style style:name="ce7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8" style:family="table-cell" style:parent-style-name="Pivot_20_Table_20_Field">
      <style:table-cell-properties fo:border="0.99pt solid #000000"/>
    </style:style>
    <style:style style:name="ce79" style:family="table-cell" style:parent-style-name="Pivot_20_Table_20_Category" style:data-style-name="N49">
      <style:table-cell-properties fo:border-bottom="none" fo:border-left="0.99pt solid #000000" fo:border-right="0.99pt solid #000000" fo:border-top="0.99pt solid #000000"/>
    </style:style>
    <style:style style:name="ce80" style:family="table-cell" style:parent-style-name="Pivot_20_Table_20_Category" style:data-style-name="N49">
      <style:table-cell-properties fo:border-bottom="none" fo:border-left="0.99pt solid #000000" fo:border-right="0.99pt solid #000000" fo:border-top="none"/>
    </style:style>
    <style:style style:name="ce81" style:family="table-cell" style:parent-style-name="Pivot_20_Table_20_Category" style:data-style-name="N49">
      <style:table-cell-properties fo:border-bottom="0.99pt solid #000000" fo:border-left="0.99pt solid #000000" fo:border-right="0.99pt solid #000000" fo:border-top="none"/>
    </style:style>
    <style:style style:name="ce82" style:family="table-cell" style:parent-style-name="Pivot_20_Table_20_Title" style:data-style-name="N49">
      <style:table-cell-properties fo:border-bottom="2.01pt solid #000000" fo:border-left="none" fo:border-right="0.99pt solid #000000" fo:border-top="0.99pt solid #000000"/>
    </style:style>
    <style:style style:name="ce8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86" style:family="table-cell" style:parent-style-name="Pivot_20_Table_20_Value">
      <style:table-cell-properties fo:border-bottom="none" fo:border-left="0.99pt solid #000000" fo:border-right="none" fo:border-top="none"/>
    </style:style>
    <style:style style:name="ce8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8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90" style:family="table-cell" style:parent-style-name="Pivot_20_Table_20_Value" style:data-style-name="N0"/>
    <style:style style:name="ce9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9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9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9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98" style:family="table-cell" style:parent-style-name="Pivot_20_Table_20_Value">
      <style:table-cell-properties fo:border-bottom="none" fo:border-left="none" fo:border-right="0.99pt solid #000000" fo:border-top="none"/>
    </style:style>
    <style:style style:name="ce9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0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0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0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0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49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49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49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49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1" style:family="table-cell" style:parent-style-name="Pivot_20_Table_20_Value">
      <style:table-cell-properties fo:border-bottom="none" fo:border-left="none" fo:border-right="0.99pt solid #000000" fo:border-top="none"/>
    </style:style>
    <style:style style:name="ce3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3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13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6" style:family="table-cell" style:parent-style-name="Pivot_20_Table_20_Value" style:data-style-name="N0">
      <style:table-cell-properties fo:border-bottom="none" fo:background-color="#ffff00" fo:border-left="0.99pt solid #000000" fo:border-right="none" fo:border-top="none"/>
    </style:style>
    <style:style style:name="ce13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3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40" style:family="table-cell" style:parent-style-name="Pivot_20_Table_20_Value" style:data-style-name="N0">
      <style:table-cell-properties fo:border-bottom="none" fo:background-color="#ffff00" fo:border-left="none" fo:border-right="2.01pt solid #000000" fo:border-top="none"/>
    </style:style>
    <style:style style:name="ce14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4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4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Pivot_20_Table_20_Field" style:data-style-name="N49"/>
    <style:style style:name="ce5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-bottom="none" fo:background-color="#ff4000" fo:border-left="2.01pt solid #000000" fo:border-right="0.99pt solid #000000" fo:border-top="none"/>
      <style:text-properties fo:color="#000000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Default">
      <style:table-cell-properties fo:border="0.99pt solid #000000"/>
    </style:style>
    <style:style style:name="ce5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5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Value" style:data-style-name="N0">
      <style:table-cell-properties fo:border-bottom="none" fo:background-color="#ff4000" fo:border-left="0.99pt solid #000000" fo:border-right="2.01pt solid #000000" fo:border-top="none"/>
      <style:text-properties fo:color="#000000"/>
    </style:style>
    <style:style style:name="ce5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2" style:family="table-cell" style:parent-style-name="Pivot_20_Table_20_Category" style:data-style-name="N0">
      <style:table-cell-properties fo:border-bottom="none" fo:background-color="#ff4000" fo:border-left="2.01pt solid #000000" fo:border-right="0.99pt solid #000000" fo:border-top="0.99pt solid #000000"/>
    </style:style>
    <style:style style:name="ce63" style:family="table-cell" style:parent-style-name="Pivot_20_Table_20_Value" style:data-style-name="N0">
      <style:table-cell-properties fo:border-bottom="none" fo:background-color="#ff4000" fo:border-left="0.99pt solid #000000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ce65" style:family="table-cell" style:parent-style-name="Default">
      <style:table-cell-properties fo:background-color="#ff4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ek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table:style-name="Default" office:value-type="string" calcext:value-type="string">
            <text:p>dni na morzu</text:p>
          </table:table-cell>
          <table:table-cell office:value-type="string" calcext:value-type="string">
            <text:p>dodanie</text:p>
          </table:table-cell>
          <table:table-cell office:value-type="string" calcext:value-type="string">
            <text:p>kwota</text:p>
          </table:table-cell>
          <table:table-cell office:value-type="string" calcext:value-type="string">
            <text:p>budzet</text:p>
          </table:table-cell>
          <table:table-cell office:value-type="string" calcext:value-type="string">
            <text:p>symulacja</text:p>
          </table:table-cell>
          <table:table-cell office:value-type="string" calcext:value-type="string">
            <text:p>kasa po wyplynieciu</text:p>
          </table:table-cell>
          <table:table-cell/>
          <table:table-cell office:value-type="string" calcext:value-type="string">
            <text:p>Pona 20 dni </text:p>
          </table:table-cell>
          <table:table-cell office:value-type="string" calcext:value-type="string">
            <text:p>min talarow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table:formula="of:=IF([.D2]=&quot;Z&quot;; [.E2]; -[.E2])" office:value-type="float" office:value="3" calcext:value-type="float">
            <text:p>3</text:p>
          </table:table-cell>
          <table:table-cell table:formula="of:=IF([.D2]=&quot;W&quot;; [.E2]*[.F2]; -1*[.E2]*[.F2])" office:value-type="float" office:value="-240" calcext:value-type="float">
            <text:p>-240</text:p>
          </table:table-cell>
          <table:table-cell office:value-type="float" office:value="0" calcext:value-type="float">
            <text:p>0</text:p>
          </table:table-cell>
          <table:table-cell table:formula="of:=500000+[.I2]" office:value-type="float" office:value="499760" calcext:value-type="float">
            <text:p>499760</text:p>
          </table:table-cell>
          <table:table-cell table:formula="of:=IF([.G3]&lt;&gt;-1; [.K2]; 0)" office:value-type="float" office:value="0" calcext:value-type="float">
            <text:p>0</text:p>
          </table:table-cell>
          <table:table-cell/>
          <table:table-cell table:style-name="ce66" table:formula="of:=COUNTIF([.G2:.G203]; &quot;&gt;20&quot;)" office:value-type="float" office:value="22" calcext:value-type="float">
            <text:p>22</text:p>
          </table:table-cell>
          <table:table-cell table:style-name="ce66" table:formula="of:=MIN([.J3:.J203])" office:value-type="float" office:value="-6399" calcext:value-type="float">
            <text:p>-6399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DATEDIF([.A2];[.A3];&quot;d&quot;)-1" office:value-type="float" office:value="-1" calcext:value-type="float">
            <text:p>-1</text:p>
          </table:table-cell>
          <table:table-cell table:formula="of:=IF([.D3]=&quot;Z&quot;; [.E3]; -[.E3])" office:value-type="float" office:value="32" calcext:value-type="float">
            <text:p>32</text:p>
          </table:table-cell>
          <table:table-cell table:formula="of:=IF([.D3]=&quot;W&quot;; [.E3]*[.F3]; -1*[.E3]*[.F3])" office:value-type="float" office:value="-1600" calcext:value-type="float">
            <text:p>-1600</text:p>
          </table:table-cell>
          <table:table-cell table:formula="of:=[.I2]+[.J2]" office:value-type="float" office:value="-240" calcext:value-type="float">
            <text:p>-240</text:p>
          </table:table-cell>
          <table:table-cell table:formula="of:=[.I3]+[.K2]" office:value-type="float" office:value="498160" calcext:value-type="float">
            <text:p>498160</text:p>
          </table:table-cell>
          <table:table-cell table:formula="of:=IF([.G4]&lt;&gt;-1; [.K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DATEDIF([.A3];[.A4];&quot;d&quot;)-1" office:value-type="float" office:value="-1" calcext:value-type="float">
            <text:p>-1</text:p>
          </table:table-cell>
          <table:table-cell table:formula="of:=IF([.D4]=&quot;Z&quot;; [.E4]; -[.E4])" office:value-type="float" office:value="38" calcext:value-type="float">
            <text:p>38</text:p>
          </table:table-cell>
          <table:table-cell table:formula="of:=IF([.D4]=&quot;W&quot;; [.E4]*[.F4]; -1*[.E4]*[.F4])" office:value-type="float" office:value="-380" calcext:value-type="float">
            <text:p>-380</text:p>
          </table:table-cell>
          <table:table-cell table:formula="of:=[.I3]+[.J3]" office:value-type="float" office:value="-1840" calcext:value-type="float">
            <text:p>-1840</text:p>
          </table:table-cell>
          <table:table-cell table:formula="of:=[.I4]+[.K3]" office:value-type="float" office:value="497780" calcext:value-type="float">
            <text:p>497780</text:p>
          </table:table-cell>
          <table:table-cell table:formula="of:=IF([.G5]&lt;&gt;-1; [.K4]; 0)" office:value-type="float" office:value="0" calcext:value-type="float">
            <text:p>0</text:p>
          </table:table-cell>
          <table:table-cell/>
          <table:table-cell office:value-type="string" calcext:value-type="string">
            <text:p>najwiekszy stan kasy</text:p>
          </table:table-cell>
          <table:table-cell table:style-name="ce66" table:formula="of:=MAX([.L3:.L203])" office:value-type="float" office:value="550079" calcext:value-type="float">
            <text:p>550079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DATEDIF([.A4];[.A5];&quot;d&quot;)-1" office:value-type="float" office:value="-1" calcext:value-type="float">
            <text:p>-1</text:p>
          </table:table-cell>
          <table:table-cell table:formula="of:=IF([.D5]=&quot;Z&quot;; [.E5]; -[.E5])" office:value-type="float" office:value="33" calcext:value-type="float">
            <text:p>33</text:p>
          </table:table-cell>
          <table:table-cell table:formula="of:=IF([.D5]=&quot;W&quot;; [.E5]*[.F5]; -1*[.E5]*[.F5])" office:value-type="float" office:value="-990" calcext:value-type="float">
            <text:p>-990</text:p>
          </table:table-cell>
          <table:table-cell table:formula="of:=[.I4]+[.J4]" office:value-type="float" office:value="-2220" calcext:value-type="float">
            <text:p>-2220</text:p>
          </table:table-cell>
          <table:table-cell table:formula="of:=[.I5]+[.K4]" office:value-type="float" office:value="496790" calcext:value-type="float">
            <text:p>496790</text:p>
          </table:table-cell>
          <table:table-cell table:formula="of:=IF([.G6]&lt;&gt;-1; [.K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DATEDIF([.A5];[.A6];&quot;d&quot;)-1" office:value-type="float" office:value="-1" calcext:value-type="float">
            <text:p>-1</text:p>
          </table:table-cell>
          <table:table-cell table:formula="of:=IF([.D6]=&quot;Z&quot;; [.E6]; -[.E6])" office:value-type="float" office:value="43" calcext:value-type="float">
            <text:p>43</text:p>
          </table:table-cell>
          <table:table-cell table:formula="of:=IF([.D6]=&quot;W&quot;; [.E6]*[.F6]; -1*[.E6]*[.F6])" office:value-type="float" office:value="-1075" calcext:value-type="float">
            <text:p>-1075</text:p>
          </table:table-cell>
          <table:table-cell table:formula="of:=[.I5]+[.J5]" office:value-type="float" office:value="-3210" calcext:value-type="float">
            <text:p>-3210</text:p>
          </table:table-cell>
          <table:table-cell table:formula="of:=[.I6]+[.K5]" office:value-type="float" office:value="495715" calcext:value-type="float">
            <text:p>495715</text:p>
          </table:table-cell>
          <table:table-cell table:formula="of:=IF([.G7]&lt;&gt;-1; [.K6]; 0)" office:value-type="float" office:value="495715" calcext:value-type="float">
            <text:p>495715</text:p>
          </table:table-cell>
          <table:table-cell table:number-columns-repeated="3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DATEDIF([.A6];[.A7];&quot;d&quot;)-1" office:value-type="float" office:value="14" calcext:value-type="float">
            <text:p>14</text:p>
          </table:table-cell>
          <table:table-cell table:formula="of:=IF([.D7]=&quot;Z&quot;; [.E7]; -[.E7])" office:value-type="float" office:value="-32" calcext:value-type="float">
            <text:p>-32</text:p>
          </table:table-cell>
          <table:table-cell table:formula="of:=IF([.D7]=&quot;W&quot;; [.E7]*[.F7]; -1*[.E7]*[.F7])" office:value-type="float" office:value="1856" calcext:value-type="float">
            <text:p>1856</text:p>
          </table:table-cell>
          <table:table-cell table:formula="of:=[.I6]+[.J6]" office:value-type="float" office:value="-4285" calcext:value-type="float">
            <text:p>-4285</text:p>
          </table:table-cell>
          <table:table-cell table:formula="of:=[.I7]+[.K6]" office:value-type="float" office:value="497571" calcext:value-type="float">
            <text:p>497571</text:p>
          </table:table-cell>
          <table:table-cell table:formula="of:=IF([.G8]&lt;&gt;-1; [.K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DATEDIF([.A7];[.A8];&quot;d&quot;)-1" office:value-type="float" office:value="-1" calcext:value-type="float">
            <text:p>-1</text:p>
          </table:table-cell>
          <table:table-cell table:formula="of:=IF([.D8]=&quot;Z&quot;; [.E8]; -[.E8])" office:value-type="float" office:value="14" calcext:value-type="float">
            <text:p>14</text:p>
          </table:table-cell>
          <table:table-cell table:formula="of:=IF([.D8]=&quot;W&quot;; [.E8]*[.F8]; -1*[.E8]*[.F8])" office:value-type="float" office:value="-364" calcext:value-type="float">
            <text:p>-364</text:p>
          </table:table-cell>
          <table:table-cell table:formula="of:=[.I7]+[.J7]" office:value-type="float" office:value="-2429" calcext:value-type="float">
            <text:p>-2429</text:p>
          </table:table-cell>
          <table:table-cell table:formula="of:=[.I8]+[.K7]" office:value-type="float" office:value="497207" calcext:value-type="float">
            <text:p>497207</text:p>
          </table:table-cell>
          <table:table-cell table:formula="of:=IF([.G9]&lt;&gt;-1; [.K8]; 0)" office:value-type="float" office:value="497207" calcext:value-type="float">
            <text:p>497207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DATEDIF([.A8];[.A9];&quot;d&quot;)-1" office:value-type="float" office:value="7" calcext:value-type="float">
            <text:p>7</text:p>
          </table:table-cell>
          <table:table-cell table:formula="of:=IF([.D9]=&quot;Z&quot;; [.E9]; -[.E9])" office:value-type="float" office:value="44" calcext:value-type="float">
            <text:p>44</text:p>
          </table:table-cell>
          <table:table-cell table:formula="of:=IF([.D9]=&quot;W&quot;; [.E9]*[.F9]; -1*[.E9]*[.F9])" office:value-type="float" office:value="-2024" calcext:value-type="float">
            <text:p>-2024</text:p>
          </table:table-cell>
          <table:table-cell table:formula="of:=[.I8]+[.J8]" office:value-type="float" office:value="-2793" calcext:value-type="float">
            <text:p>-2793</text:p>
          </table:table-cell>
          <table:table-cell table:formula="of:=[.I9]+[.K8]" office:value-type="float" office:value="495183" calcext:value-type="float">
            <text:p>495183</text:p>
          </table:table-cell>
          <table:table-cell table:formula="of:=IF([.G10]&lt;&gt;-1; [.K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DATEDIF([.A9];[.A10];&quot;d&quot;)-1" office:value-type="float" office:value="-1" calcext:value-type="float">
            <text:p>-1</text:p>
          </table:table-cell>
          <table:table-cell table:formula="of:=IF([.D10]=&quot;Z&quot;; [.E10]; -[.E10])" office:value-type="float" office:value="1" calcext:value-type="float">
            <text:p>1</text:p>
          </table:table-cell>
          <table:table-cell table:formula="of:=IF([.D10]=&quot;W&quot;; [.E10]*[.F10]; -1*[.E10]*[.F10])" office:value-type="float" office:value="-28" calcext:value-type="float">
            <text:p>-28</text:p>
          </table:table-cell>
          <table:table-cell table:formula="of:=[.I9]+[.J9]" office:value-type="float" office:value="-4817" calcext:value-type="float">
            <text:p>-4817</text:p>
          </table:table-cell>
          <table:table-cell table:formula="of:=[.I10]+[.K9]" office:value-type="float" office:value="495155" calcext:value-type="float">
            <text:p>495155</text:p>
          </table:table-cell>
          <table:table-cell table:formula="of:=IF([.G11]&lt;&gt;-1; [.K1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DATEDIF([.A10];[.A11];&quot;d&quot;)-1" office:value-type="float" office:value="-1" calcext:value-type="float">
            <text:p>-1</text:p>
          </table:table-cell>
          <table:table-cell table:formula="of:=IF([.D11]=&quot;Z&quot;; [.E11]; -[.E11])" office:value-type="float" office:value="21" calcext:value-type="float">
            <text:p>21</text:p>
          </table:table-cell>
          <table:table-cell table:formula="of:=IF([.D11]=&quot;W&quot;; [.E11]*[.F11]; -1*[.E11]*[.F11])" office:value-type="float" office:value="-1554" calcext:value-type="float">
            <text:p>-1554</text:p>
          </table:table-cell>
          <table:table-cell table:formula="of:=[.I10]+[.J10]" office:value-type="float" office:value="-4845" calcext:value-type="float">
            <text:p>-4845</text:p>
          </table:table-cell>
          <table:table-cell table:formula="of:=[.I11]+[.K10]" office:value-type="float" office:value="493601" calcext:value-type="float">
            <text:p>493601</text:p>
          </table:table-cell>
          <table:table-cell table:formula="of:=IF([.G12]&lt;&gt;-1; [.K11]; 0)" office:value-type="float" office:value="493601" calcext:value-type="float">
            <text:p>493601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DATEDIF([.A11];[.A12];&quot;d&quot;)-1" office:value-type="float" office:value="25" calcext:value-type="float">
            <text:p>25</text:p>
          </table:table-cell>
          <table:table-cell table:formula="of:=IF([.D12]=&quot;Z&quot;; [.E12]; -[.E12])" office:value-type="float" office:value="-43" calcext:value-type="float">
            <text:p>-43</text:p>
          </table:table-cell>
          <table:table-cell table:formula="of:=IF([.D12]=&quot;W&quot;; [.E12]*[.F12]; -1*[.E12]*[.F12])" office:value-type="float" office:value="1376" calcext:value-type="float">
            <text:p>1376</text:p>
          </table:table-cell>
          <table:table-cell table:formula="of:=[.I11]+[.J11]" office:value-type="float" office:value="-6399" calcext:value-type="float">
            <text:p>-6399</text:p>
          </table:table-cell>
          <table:table-cell table:formula="of:=[.I12]+[.K11]" office:value-type="float" office:value="494977" calcext:value-type="float">
            <text:p>494977</text:p>
          </table:table-cell>
          <table:table-cell table:formula="of:=IF([.G13]&lt;&gt;-1; [.K1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DATEDIF([.A12];[.A13];&quot;d&quot;)-1" office:value-type="float" office:value="-1" calcext:value-type="float">
            <text:p>-1</text:p>
          </table:table-cell>
          <table:table-cell table:formula="of:=IF([.D13]=&quot;Z&quot;; [.E13]; -[.E13])" office:value-type="float" office:value="-38" calcext:value-type="float">
            <text:p>-38</text:p>
          </table:table-cell>
          <table:table-cell table:formula="of:=IF([.D13]=&quot;W&quot;; [.E13]*[.F13]; -1*[.E13]*[.F13])" office:value-type="float" office:value="494" calcext:value-type="float">
            <text:p>494</text:p>
          </table:table-cell>
          <table:table-cell table:formula="of:=[.I12]+[.J12]" office:value-type="float" office:value="-5023" calcext:value-type="float">
            <text:p>-5023</text:p>
          </table:table-cell>
          <table:table-cell table:formula="of:=[.I13]+[.K12]" office:value-type="float" office:value="495471" calcext:value-type="float">
            <text:p>495471</text:p>
          </table:table-cell>
          <table:table-cell table:formula="of:=IF([.G14]&lt;&gt;-1; [.K1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DATEDIF([.A13];[.A14];&quot;d&quot;)-1" office:value-type="float" office:value="-1" calcext:value-type="float">
            <text:p>-1</text:p>
          </table:table-cell>
          <table:table-cell table:formula="of:=IF([.D14]=&quot;Z&quot;; [.E14]; -[.E14])" office:value-type="float" office:value="9" calcext:value-type="float">
            <text:p>9</text:p>
          </table:table-cell>
          <table:table-cell table:formula="of:=IF([.D14]=&quot;W&quot;; [.E14]*[.F14]; -1*[.E14]*[.F14])" office:value-type="float" office:value="-531" calcext:value-type="float">
            <text:p>-531</text:p>
          </table:table-cell>
          <table:table-cell table:formula="of:=[.I13]+[.J13]" office:value-type="float" office:value="-4529" calcext:value-type="float">
            <text:p>-4529</text:p>
          </table:table-cell>
          <table:table-cell table:formula="of:=[.I14]+[.K13]" office:value-type="float" office:value="494940" calcext:value-type="float">
            <text:p>494940</text:p>
          </table:table-cell>
          <table:table-cell table:formula="of:=IF([.G15]&lt;&gt;-1; [.K1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DATEDIF([.A14];[.A15];&quot;d&quot;)-1" office:value-type="float" office:value="-1" calcext:value-type="float">
            <text:p>-1</text:p>
          </table:table-cell>
          <table:table-cell table:formula="of:=IF([.D15]=&quot;Z&quot;; [.E15]; -[.E15])" office:value-type="float" office:value="8" calcext:value-type="float">
            <text:p>8</text:p>
          </table:table-cell>
          <table:table-cell table:formula="of:=IF([.D15]=&quot;W&quot;; [.E15]*[.F15]; -1*[.E15]*[.F15])" office:value-type="float" office:value="-296" calcext:value-type="float">
            <text:p>-296</text:p>
          </table:table-cell>
          <table:table-cell table:formula="of:=[.I14]+[.J14]" office:value-type="float" office:value="-5060" calcext:value-type="float">
            <text:p>-5060</text:p>
          </table:table-cell>
          <table:table-cell table:formula="of:=[.I15]+[.K14]" office:value-type="float" office:value="494644" calcext:value-type="float">
            <text:p>494644</text:p>
          </table:table-cell>
          <table:table-cell table:formula="of:=IF([.G16]&lt;&gt;-1; [.K15]; 0)" office:value-type="float" office:value="494644" calcext:value-type="float">
            <text:p>494644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DATEDIF([.A15];[.A16];&quot;d&quot;)-1" office:value-type="float" office:value="20" calcext:value-type="float">
            <text:p>20</text:p>
          </table:table-cell>
          <table:table-cell table:formula="of:=IF([.D16]=&quot;Z&quot;; [.E16]; -[.E16])" office:value-type="float" office:value="-50" calcext:value-type="float">
            <text:p>-50</text:p>
          </table:table-cell>
          <table:table-cell table:formula="of:=IF([.D16]=&quot;W&quot;; [.E16]*[.F16]; -1*[.E16]*[.F16])" office:value-type="float" office:value="3050" calcext:value-type="float">
            <text:p>3050</text:p>
          </table:table-cell>
          <table:table-cell table:formula="of:=[.I15]+[.J15]" office:value-type="float" office:value="-5356" calcext:value-type="float">
            <text:p>-5356</text:p>
          </table:table-cell>
          <table:table-cell table:formula="of:=[.I16]+[.K15]" office:value-type="float" office:value="497694" calcext:value-type="float">
            <text:p>497694</text:p>
          </table:table-cell>
          <table:table-cell table:formula="of:=IF([.G17]&lt;&gt;-1; [.K1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DATEDIF([.A16];[.A17];&quot;d&quot;)-1" office:value-type="float" office:value="-1" calcext:value-type="float">
            <text:p>-1</text:p>
          </table:table-cell>
          <table:table-cell table:formula="of:=IF([.D17]=&quot;Z&quot;; [.E17]; -[.E17])" office:value-type="float" office:value="32" calcext:value-type="float">
            <text:p>32</text:p>
          </table:table-cell>
          <table:table-cell table:formula="of:=IF([.D17]=&quot;W&quot;; [.E17]*[.F17]; -1*[.E17]*[.F17])" office:value-type="float" office:value="-640" calcext:value-type="float">
            <text:p>-640</text:p>
          </table:table-cell>
          <table:table-cell table:formula="of:=[.I16]+[.J16]" office:value-type="float" office:value="-2306" calcext:value-type="float">
            <text:p>-2306</text:p>
          </table:table-cell>
          <table:table-cell table:formula="of:=[.I17]+[.K16]" office:value-type="float" office:value="497054" calcext:value-type="float">
            <text:p>497054</text:p>
          </table:table-cell>
          <table:table-cell table:formula="of:=IF([.G18]&lt;&gt;-1; [.K1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DATEDIF([.A17];[.A18];&quot;d&quot;)-1" office:value-type="float" office:value="-1" calcext:value-type="float">
            <text:p>-1</text:p>
          </table:table-cell>
          <table:table-cell table:formula="of:=IF([.D18]=&quot;Z&quot;; [.E18]; -[.E18])" office:value-type="float" office:value="7" calcext:value-type="float">
            <text:p>7</text:p>
          </table:table-cell>
          <table:table-cell table:formula="of:=IF([.D18]=&quot;W&quot;; [.E18]*[.F18]; -1*[.E18]*[.F18])" office:value-type="float" office:value="-56" calcext:value-type="float">
            <text:p>-56</text:p>
          </table:table-cell>
          <table:table-cell table:formula="of:=[.I17]+[.J17]" office:value-type="float" office:value="-2946" calcext:value-type="float">
            <text:p>-2946</text:p>
          </table:table-cell>
          <table:table-cell table:formula="of:=[.I18]+[.K17]" office:value-type="float" office:value="496998" calcext:value-type="float">
            <text:p>496998</text:p>
          </table:table-cell>
          <table:table-cell table:formula="of:=IF([.G19]&lt;&gt;-1; [.K1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DATEDIF([.A18];[.A19];&quot;d&quot;)-1" office:value-type="float" office:value="-1" calcext:value-type="float">
            <text:p>-1</text:p>
          </table:table-cell>
          <table:table-cell table:formula="of:=IF([.D19]=&quot;Z&quot;; [.E19]; -[.E19])" office:value-type="float" office:value="10" calcext:value-type="float">
            <text:p>10</text:p>
          </table:table-cell>
          <table:table-cell table:formula="of:=IF([.D19]=&quot;W&quot;; [.E19]*[.F19]; -1*[.E19]*[.F19])" office:value-type="float" office:value="-240" calcext:value-type="float">
            <text:p>-240</text:p>
          </table:table-cell>
          <table:table-cell table:formula="of:=[.I18]+[.J18]" office:value-type="float" office:value="-3002" calcext:value-type="float">
            <text:p>-3002</text:p>
          </table:table-cell>
          <table:table-cell table:formula="of:=[.I19]+[.K18]" office:value-type="float" office:value="496758" calcext:value-type="float">
            <text:p>496758</text:p>
          </table:table-cell>
          <table:table-cell table:formula="of:=IF([.G20]&lt;&gt;-1; [.K19]; 0)" office:value-type="float" office:value="496758" calcext:value-type="float">
            <text:p>496758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DATEDIF([.A19];[.A20];&quot;d&quot;)-1" office:value-type="float" office:value="23" calcext:value-type="float">
            <text:p>23</text:p>
          </table:table-cell>
          <table:table-cell table:formula="of:=IF([.D20]=&quot;Z&quot;; [.E20]; -[.E20])" office:value-type="float" office:value="-7" calcext:value-type="float">
            <text:p>-7</text:p>
          </table:table-cell>
          <table:table-cell table:formula="of:=IF([.D20]=&quot;W&quot;; [.E20]*[.F20]; -1*[.E20]*[.F20])" office:value-type="float" office:value="84" calcext:value-type="float">
            <text:p>84</text:p>
          </table:table-cell>
          <table:table-cell table:formula="of:=[.I19]+[.J19]" office:value-type="float" office:value="-3242" calcext:value-type="float">
            <text:p>-3242</text:p>
          </table:table-cell>
          <table:table-cell table:formula="of:=[.I20]+[.K19]" office:value-type="float" office:value="496842" calcext:value-type="float">
            <text:p>496842</text:p>
          </table:table-cell>
          <table:table-cell table:formula="of:=IF([.G21]&lt;&gt;-1; [.K2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DATEDIF([.A20];[.A21];&quot;d&quot;)-1" office:value-type="float" office:value="-1" calcext:value-type="float">
            <text:p>-1</text:p>
          </table:table-cell>
          <table:table-cell table:formula="of:=IF([.D21]=&quot;Z&quot;; [.E21]; -[.E21])" office:value-type="float" office:value="25" calcext:value-type="float">
            <text:p>25</text:p>
          </table:table-cell>
          <table:table-cell table:formula="of:=IF([.D21]=&quot;W&quot;; [.E21]*[.F21]; -1*[.E21]*[.F21])" office:value-type="float" office:value="-475" calcext:value-type="float">
            <text:p>-475</text:p>
          </table:table-cell>
          <table:table-cell table:formula="of:=[.I20]+[.J20]" office:value-type="float" office:value="-3158" calcext:value-type="float">
            <text:p>-3158</text:p>
          </table:table-cell>
          <table:table-cell table:formula="of:=[.I21]+[.K20]" office:value-type="float" office:value="496367" calcext:value-type="float">
            <text:p>496367</text:p>
          </table:table-cell>
          <table:table-cell table:formula="of:=IF([.G22]&lt;&gt;-1; [.K2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DATEDIF([.A21];[.A22];&quot;d&quot;)-1" office:value-type="float" office:value="-1" calcext:value-type="float">
            <text:p>-1</text:p>
          </table:table-cell>
          <table:table-cell table:formula="of:=IF([.D22]=&quot;Z&quot;; [.E22]; -[.E22])" office:value-type="float" office:value="33" calcext:value-type="float">
            <text:p>33</text:p>
          </table:table-cell>
          <table:table-cell table:formula="of:=IF([.D22]=&quot;W&quot;; [.E22]*[.F22]; -1*[.E22]*[.F22])" office:value-type="float" office:value="-1254" calcext:value-type="float">
            <text:p>-1254</text:p>
          </table:table-cell>
          <table:table-cell table:formula="of:=[.I21]+[.J21]" office:value-type="float" office:value="-3633" calcext:value-type="float">
            <text:p>-3633</text:p>
          </table:table-cell>
          <table:table-cell table:formula="of:=[.I22]+[.K21]" office:value-type="float" office:value="495113" calcext:value-type="float">
            <text:p>495113</text:p>
          </table:table-cell>
          <table:table-cell table:formula="of:=IF([.G23]&lt;&gt;-1; [.K22]; 0)" office:value-type="float" office:value="495113" calcext:value-type="float">
            <text:p>495113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DATEDIF([.A22];[.A23];&quot;d&quot;)-1" office:value-type="float" office:value="17" calcext:value-type="float">
            <text:p>17</text:p>
          </table:table-cell>
          <table:table-cell table:formula="of:=IF([.D23]=&quot;Z&quot;; [.E23]; -[.E23])" office:value-type="float" office:value="-36" calcext:value-type="float">
            <text:p>-36</text:p>
          </table:table-cell>
          <table:table-cell table:formula="of:=IF([.D23]=&quot;W&quot;; [.E23]*[.F23]; -1*[.E23]*[.F23])" office:value-type="float" office:value="1260" calcext:value-type="float">
            <text:p>1260</text:p>
          </table:table-cell>
          <table:table-cell table:formula="of:=[.I22]+[.J22]" office:value-type="float" office:value="-4887" calcext:value-type="float">
            <text:p>-4887</text:p>
          </table:table-cell>
          <table:table-cell table:formula="of:=[.I23]+[.K22]" office:value-type="float" office:value="496373" calcext:value-type="float">
            <text:p>496373</text:p>
          </table:table-cell>
          <table:table-cell table:formula="of:=IF([.G24]&lt;&gt;-1; [.K2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DATEDIF([.A23];[.A24];&quot;d&quot;)-1" office:value-type="float" office:value="-1" calcext:value-type="float">
            <text:p>-1</text:p>
          </table:table-cell>
          <table:table-cell table:formula="of:=IF([.D24]=&quot;Z&quot;; [.E24]; -[.E24])" office:value-type="float" office:value="5" calcext:value-type="float">
            <text:p>5</text:p>
          </table:table-cell>
          <table:table-cell table:formula="of:=IF([.D24]=&quot;W&quot;; [.E24]*[.F24]; -1*[.E24]*[.F24])" office:value-type="float" office:value="-330" calcext:value-type="float">
            <text:p>-330</text:p>
          </table:table-cell>
          <table:table-cell table:formula="of:=[.I23]+[.J23]" office:value-type="float" office:value="-3627" calcext:value-type="float">
            <text:p>-3627</text:p>
          </table:table-cell>
          <table:table-cell table:formula="of:=[.I24]+[.K23]" office:value-type="float" office:value="496043" calcext:value-type="float">
            <text:p>496043</text:p>
          </table:table-cell>
          <table:table-cell table:formula="of:=IF([.G25]&lt;&gt;-1; [.K2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4-22" calcext:value-type="date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DATEDIF([.A24];[.A25];&quot;d&quot;)-1" office:value-type="float" office:value="-1" calcext:value-type="float">
            <text:p>-1</text:p>
          </table:table-cell>
          <table:table-cell table:formula="of:=IF([.D25]=&quot;Z&quot;; [.E25]; -[.E25])" office:value-type="float" office:value="35" calcext:value-type="float">
            <text:p>35</text:p>
          </table:table-cell>
          <table:table-cell table:formula="of:=IF([.D25]=&quot;W&quot;; [.E25]*[.F25]; -1*[.E25]*[.F25])" office:value-type="float" office:value="-1435" calcext:value-type="float">
            <text:p>-1435</text:p>
          </table:table-cell>
          <table:table-cell table:formula="of:=[.I24]+[.J24]" office:value-type="float" office:value="-3957" calcext:value-type="float">
            <text:p>-3957</text:p>
          </table:table-cell>
          <table:table-cell table:formula="of:=[.I25]+[.K24]" office:value-type="float" office:value="494608" calcext:value-type="float">
            <text:p>494608</text:p>
          </table:table-cell>
          <table:table-cell table:formula="of:=IF([.G26]&lt;&gt;-1; [.K25]; 0)" office:value-type="float" office:value="494608" calcext:value-type="float">
            <text:p>494608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DATEDIF([.A25];[.A26];&quot;d&quot;)-1" office:value-type="float" office:value="21" calcext:value-type="float">
            <text:p>21</text:p>
          </table:table-cell>
          <table:table-cell table:formula="of:=IF([.D26]=&quot;Z&quot;; [.E26]; -[.E26])" office:value-type="float" office:value="-38" calcext:value-type="float">
            <text:p>-38</text:p>
          </table:table-cell>
          <table:table-cell table:formula="of:=IF([.D26]=&quot;W&quot;; [.E26]*[.F26]; -1*[.E26]*[.F26])" office:value-type="float" office:value="3724" calcext:value-type="float">
            <text:p>3724</text:p>
          </table:table-cell>
          <table:table-cell table:formula="of:=[.I25]+[.J25]" office:value-type="float" office:value="-5392" calcext:value-type="float">
            <text:p>-5392</text:p>
          </table:table-cell>
          <table:table-cell table:formula="of:=[.I26]+[.K25]" office:value-type="float" office:value="498332" calcext:value-type="float">
            <text:p>498332</text:p>
          </table:table-cell>
          <table:table-cell table:formula="of:=IF([.G27]&lt;&gt;-1; [.K2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DATEDIF([.A26];[.A27];&quot;d&quot;)-1" office:value-type="float" office:value="-1" calcext:value-type="float">
            <text:p>-1</text:p>
          </table:table-cell>
          <table:table-cell table:formula="of:=IF([.D27]=&quot;Z&quot;; [.E27]; -[.E27])" office:value-type="float" office:value="10" calcext:value-type="float">
            <text:p>10</text:p>
          </table:table-cell>
          <table:table-cell table:formula="of:=IF([.D27]=&quot;W&quot;; [.E27]*[.F27]; -1*[.E27]*[.F27])" office:value-type="float" office:value="-230" calcext:value-type="float">
            <text:p>-230</text:p>
          </table:table-cell>
          <table:table-cell table:formula="of:=[.I26]+[.J26]" office:value-type="float" office:value="-1668" calcext:value-type="float">
            <text:p>-1668</text:p>
          </table:table-cell>
          <table:table-cell table:formula="of:=[.I27]+[.K26]" office:value-type="float" office:value="498102" calcext:value-type="float">
            <text:p>498102</text:p>
          </table:table-cell>
          <table:table-cell table:formula="of:=IF([.G28]&lt;&gt;-1; [.K27]; 0)" office:value-type="float" office:value="498102" calcext:value-type="float">
            <text:p>498102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DATEDIF([.A27];[.A28];&quot;d&quot;)-1" office:value-type="float" office:value="24" calcext:value-type="float">
            <text:p>24</text:p>
          </table:table-cell>
          <table:table-cell table:formula="of:=IF([.D28]=&quot;Z&quot;; [.E28]; -[.E28])" office:value-type="float" office:value="-4" calcext:value-type="float">
            <text:p>-4</text:p>
          </table:table-cell>
          <table:table-cell table:formula="of:=IF([.D28]=&quot;W&quot;; [.E28]*[.F28]; -1*[.E28]*[.F28])" office:value-type="float" office:value="152" calcext:value-type="float">
            <text:p>152</text:p>
          </table:table-cell>
          <table:table-cell table:formula="of:=[.I27]+[.J27]" office:value-type="float" office:value="-1898" calcext:value-type="float">
            <text:p>-1898</text:p>
          </table:table-cell>
          <table:table-cell table:formula="of:=[.I28]+[.K27]" office:value-type="float" office:value="498254" calcext:value-type="float">
            <text:p>498254</text:p>
          </table:table-cell>
          <table:table-cell table:formula="of:=IF([.G29]&lt;&gt;-1; [.K2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DATEDIF([.A28];[.A29];&quot;d&quot;)-1" office:value-type="float" office:value="-1" calcext:value-type="float">
            <text:p>-1</text:p>
          </table:table-cell>
          <table:table-cell table:formula="of:=IF([.D29]=&quot;Z&quot;; [.E29]; -[.E29])" office:value-type="float" office:value="42" calcext:value-type="float">
            <text:p>42</text:p>
          </table:table-cell>
          <table:table-cell table:formula="of:=IF([.D29]=&quot;W&quot;; [.E29]*[.F29]; -1*[.E29]*[.F29])" office:value-type="float" office:value="-2520" calcext:value-type="float">
            <text:p>-2520</text:p>
          </table:table-cell>
          <table:table-cell table:formula="of:=[.I28]+[.J28]" office:value-type="float" office:value="-1746" calcext:value-type="float">
            <text:p>-1746</text:p>
          </table:table-cell>
          <table:table-cell table:formula="of:=[.I29]+[.K28]" office:value-type="float" office:value="495734" calcext:value-type="float">
            <text:p>495734</text:p>
          </table:table-cell>
          <table:table-cell table:formula="of:=IF([.G30]&lt;&gt;-1; [.K2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DATEDIF([.A29];[.A30];&quot;d&quot;)-1" office:value-type="float" office:value="-1" calcext:value-type="float">
            <text:p>-1</text:p>
          </table:table-cell>
          <table:table-cell table:formula="of:=IF([.D30]=&quot;Z&quot;; [.E30]; -[.E30])" office:value-type="float" office:value="28" calcext:value-type="float">
            <text:p>28</text:p>
          </table:table-cell>
          <table:table-cell table:formula="of:=IF([.D30]=&quot;W&quot;; [.E30]*[.F30]; -1*[.E30]*[.F30])" office:value-type="float" office:value="-224" calcext:value-type="float">
            <text:p>-224</text:p>
          </table:table-cell>
          <table:table-cell table:formula="of:=[.I29]+[.J29]" office:value-type="float" office:value="-4266" calcext:value-type="float">
            <text:p>-4266</text:p>
          </table:table-cell>
          <table:table-cell table:formula="of:=[.I30]+[.K29]" office:value-type="float" office:value="495510" calcext:value-type="float">
            <text:p>495510</text:p>
          </table:table-cell>
          <table:table-cell table:formula="of:=IF([.G31]&lt;&gt;-1; [.K3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DATEDIF([.A30];[.A31];&quot;d&quot;)-1" office:value-type="float" office:value="-1" calcext:value-type="float">
            <text:p>-1</text:p>
          </table:table-cell>
          <table:table-cell table:formula="of:=IF([.D31]=&quot;Z&quot;; [.E31]; -[.E31])" office:value-type="float" office:value="19" calcext:value-type="float">
            <text:p>19</text:p>
          </table:table-cell>
          <table:table-cell table:formula="of:=IF([.D31]=&quot;W&quot;; [.E31]*[.F31]; -1*[.E31]*[.F31])" office:value-type="float" office:value="-361" calcext:value-type="float">
            <text:p>-361</text:p>
          </table:table-cell>
          <table:table-cell table:formula="of:=[.I30]+[.J30]" office:value-type="float" office:value="-4490" calcext:value-type="float">
            <text:p>-4490</text:p>
          </table:table-cell>
          <table:table-cell table:formula="of:=[.I31]+[.K30]" office:value-type="float" office:value="495149" calcext:value-type="float">
            <text:p>495149</text:p>
          </table:table-cell>
          <table:table-cell table:formula="of:=IF([.G32]&lt;&gt;-1; [.K31]; 0)" office:value-type="float" office:value="495149" calcext:value-type="float">
            <text:p>495149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DATEDIF([.A31];[.A32];&quot;d&quot;)-1" office:value-type="float" office:value="12" calcext:value-type="float">
            <text:p>12</text:p>
          </table:table-cell>
          <table:table-cell table:formula="of:=IF([.D32]=&quot;Z&quot;; [.E32]; -[.E32])" office:value-type="float" office:value="-72" calcext:value-type="float">
            <text:p>-72</text:p>
          </table:table-cell>
          <table:table-cell table:formula="of:=IF([.D32]=&quot;W&quot;; [.E32]*[.F32]; -1*[.E32]*[.F32])" office:value-type="float" office:value="2016" calcext:value-type="float">
            <text:p>2016</text:p>
          </table:table-cell>
          <table:table-cell table:formula="of:=[.I31]+[.J31]" office:value-type="float" office:value="-4851" calcext:value-type="float">
            <text:p>-4851</text:p>
          </table:table-cell>
          <table:table-cell table:formula="of:=[.I32]+[.K31]" office:value-type="float" office:value="497165" calcext:value-type="float">
            <text:p>497165</text:p>
          </table:table-cell>
          <table:table-cell table:formula="of:=IF([.G33]&lt;&gt;-1; [.K3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DATEDIF([.A32];[.A33];&quot;d&quot;)-1" office:value-type="float" office:value="-1" calcext:value-type="float">
            <text:p>-1</text:p>
          </table:table-cell>
          <table:table-cell table:formula="of:=IF([.D33]=&quot;Z&quot;; [.E33]; -[.E33])" office:value-type="float" office:value="-42" calcext:value-type="float">
            <text:p>-42</text:p>
          </table:table-cell>
          <table:table-cell table:formula="of:=IF([.D33]=&quot;W&quot;; [.E33]*[.F33]; -1*[.E33]*[.F33])" office:value-type="float" office:value="3780" calcext:value-type="float">
            <text:p>3780</text:p>
          </table:table-cell>
          <table:table-cell table:formula="of:=[.I32]+[.J32]" office:value-type="float" office:value="-2835" calcext:value-type="float">
            <text:p>-2835</text:p>
          </table:table-cell>
          <table:table-cell table:formula="of:=[.I33]+[.K32]" office:value-type="float" office:value="500945" calcext:value-type="float">
            <text:p>500945</text:p>
          </table:table-cell>
          <table:table-cell table:formula="of:=IF([.G34]&lt;&gt;-1; [.K3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DATEDIF([.A33];[.A34];&quot;d&quot;)-1" office:value-type="float" office:value="-1" calcext:value-type="float">
            <text:p>-1</text:p>
          </table:table-cell>
          <table:table-cell table:formula="of:=IF([.D34]=&quot;Z&quot;; [.E34]; -[.E34])" office:value-type="float" office:value="42" calcext:value-type="float">
            <text:p>42</text:p>
          </table:table-cell>
          <table:table-cell table:formula="of:=IF([.D34]=&quot;W&quot;; [.E34]*[.F34]; -1*[.E34]*[.F34])" office:value-type="float" office:value="-1848" calcext:value-type="float">
            <text:p>-1848</text:p>
          </table:table-cell>
          <table:table-cell table:formula="of:=[.I33]+[.J33]" office:value-type="float" office:value="945" calcext:value-type="float">
            <text:p>945</text:p>
          </table:table-cell>
          <table:table-cell table:formula="of:=[.I34]+[.K33]" office:value-type="float" office:value="499097" calcext:value-type="float">
            <text:p>499097</text:p>
          </table:table-cell>
          <table:table-cell table:formula="of:=IF([.G35]&lt;&gt;-1; [.K3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DATEDIF([.A34];[.A35];&quot;d&quot;)-1" office:value-type="float" office:value="-1" calcext:value-type="float">
            <text:p>-1</text:p>
          </table:table-cell>
          <table:table-cell table:formula="of:=IF([.D35]=&quot;Z&quot;; [.E35]; -[.E35])" office:value-type="float" office:value="33" calcext:value-type="float">
            <text:p>33</text:p>
          </table:table-cell>
          <table:table-cell table:formula="of:=IF([.D35]=&quot;W&quot;; [.E35]*[.F35]; -1*[.E35]*[.F35])" office:value-type="float" office:value="-858" calcext:value-type="float">
            <text:p>-858</text:p>
          </table:table-cell>
          <table:table-cell table:formula="of:=[.I34]+[.J34]" office:value-type="float" office:value="-903" calcext:value-type="float">
            <text:p>-903</text:p>
          </table:table-cell>
          <table:table-cell table:formula="of:=[.I35]+[.K34]" office:value-type="float" office:value="498239" calcext:value-type="float">
            <text:p>498239</text:p>
          </table:table-cell>
          <table:table-cell table:formula="of:=IF([.G36]&lt;&gt;-1; [.K3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DATEDIF([.A35];[.A36];&quot;d&quot;)-1" office:value-type="float" office:value="-1" calcext:value-type="float">
            <text:p>-1</text:p>
          </table:table-cell>
          <table:table-cell table:formula="of:=IF([.D36]=&quot;Z&quot;; [.E36]; -[.E36])" office:value-type="float" office:value="9" calcext:value-type="float">
            <text:p>9</text:p>
          </table:table-cell>
          <table:table-cell table:formula="of:=IF([.D36]=&quot;W&quot;; [.E36]*[.F36]; -1*[.E36]*[.F36])" office:value-type="float" office:value="-81" calcext:value-type="float">
            <text:p>-81</text:p>
          </table:table-cell>
          <table:table-cell table:formula="of:=[.I35]+[.J35]" office:value-type="float" office:value="-1761" calcext:value-type="float">
            <text:p>-1761</text:p>
          </table:table-cell>
          <table:table-cell table:formula="of:=[.I36]+[.K35]" office:value-type="float" office:value="498158" calcext:value-type="float">
            <text:p>498158</text:p>
          </table:table-cell>
          <table:table-cell table:formula="of:=IF([.G37]&lt;&gt;-1; [.K36]; 0)" office:value-type="float" office:value="498158" calcext:value-type="float">
            <text:p>498158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DATEDIF([.A36];[.A37];&quot;d&quot;)-1" office:value-type="float" office:value="16" calcext:value-type="float">
            <text:p>16</text:p>
          </table:table-cell>
          <table:table-cell table:formula="of:=IF([.D37]=&quot;Z&quot;; [.E37]; -[.E37])" office:value-type="float" office:value="-4" calcext:value-type="float">
            <text:p>-4</text:p>
          </table:table-cell>
          <table:table-cell table:formula="of:=IF([.D37]=&quot;W&quot;; [.E37]*[.F37]; -1*[.E37]*[.F37])" office:value-type="float" office:value="116" calcext:value-type="float">
            <text:p>116</text:p>
          </table:table-cell>
          <table:table-cell table:formula="of:=[.I36]+[.J36]" office:value-type="float" office:value="-1842" calcext:value-type="float">
            <text:p>-1842</text:p>
          </table:table-cell>
          <table:table-cell table:formula="of:=[.I37]+[.K36]" office:value-type="float" office:value="498274" calcext:value-type="float">
            <text:p>498274</text:p>
          </table:table-cell>
          <table:table-cell table:formula="of:=IF([.G38]&lt;&gt;-1; [.K3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DATEDIF([.A37];[.A38];&quot;d&quot;)-1" office:value-type="float" office:value="-1" calcext:value-type="float">
            <text:p>-1</text:p>
          </table:table-cell>
          <table:table-cell table:formula="of:=IF([.D38]=&quot;Z&quot;; [.E38]; -[.E38])" office:value-type="float" office:value="-37" calcext:value-type="float">
            <text:p>-37</text:p>
          </table:table-cell>
          <table:table-cell table:formula="of:=IF([.D38]=&quot;W&quot;; [.E38]*[.F38]; -1*[.E38]*[.F38])" office:value-type="float" office:value="444" calcext:value-type="float">
            <text:p>444</text:p>
          </table:table-cell>
          <table:table-cell table:formula="of:=[.I37]+[.J37]" office:value-type="float" office:value="-1726" calcext:value-type="float">
            <text:p>-1726</text:p>
          </table:table-cell>
          <table:table-cell table:formula="of:=[.I38]+[.K37]" office:value-type="float" office:value="498718" calcext:value-type="float">
            <text:p>498718</text:p>
          </table:table-cell>
          <table:table-cell table:formula="of:=IF([.G39]&lt;&gt;-1; [.K3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DATEDIF([.A38];[.A39];&quot;d&quot;)-1" office:value-type="float" office:value="-1" calcext:value-type="float">
            <text:p>-1</text:p>
          </table:table-cell>
          <table:table-cell table:formula="of:=IF([.D39]=&quot;Z&quot;; [.E39]; -[.E39])" office:value-type="float" office:value="35" calcext:value-type="float">
            <text:p>35</text:p>
          </table:table-cell>
          <table:table-cell table:formula="of:=IF([.D39]=&quot;W&quot;; [.E39]*[.F39]; -1*[.E39]*[.F39])" office:value-type="float" office:value="-1470" calcext:value-type="float">
            <text:p>-1470</text:p>
          </table:table-cell>
          <table:table-cell table:formula="of:=[.I38]+[.J38]" office:value-type="float" office:value="-1282" calcext:value-type="float">
            <text:p>-1282</text:p>
          </table:table-cell>
          <table:table-cell table:formula="of:=[.I39]+[.K38]" office:value-type="float" office:value="497248" calcext:value-type="float">
            <text:p>497248</text:p>
          </table:table-cell>
          <table:table-cell table:formula="of:=IF([.G40]&lt;&gt;-1; [.K3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DATEDIF([.A39];[.A40];&quot;d&quot;)-1" office:value-type="float" office:value="-1" calcext:value-type="float">
            <text:p>-1</text:p>
          </table:table-cell>
          <table:table-cell table:formula="of:=IF([.D40]=&quot;Z&quot;; [.E40]; -[.E40])" office:value-type="float" office:value="32" calcext:value-type="float">
            <text:p>32</text:p>
          </table:table-cell>
          <table:table-cell table:formula="of:=IF([.D40]=&quot;W&quot;; [.E40]*[.F40]; -1*[.E40]*[.F40])" office:value-type="float" office:value="-2112" calcext:value-type="float">
            <text:p>-2112</text:p>
          </table:table-cell>
          <table:table-cell table:formula="of:=[.I39]+[.J39]" office:value-type="float" office:value="-2752" calcext:value-type="float">
            <text:p>-2752</text:p>
          </table:table-cell>
          <table:table-cell table:formula="of:=[.I40]+[.K39]" office:value-type="float" office:value="495136" calcext:value-type="float">
            <text:p>495136</text:p>
          </table:table-cell>
          <table:table-cell table:formula="of:=IF([.G41]&lt;&gt;-1; [.K40]; 0)" office:value-type="float" office:value="495136" calcext:value-type="float">
            <text:p>495136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DATEDIF([.A40];[.A41];&quot;d&quot;)-1" office:value-type="float" office:value="14" calcext:value-type="float">
            <text:p>14</text:p>
          </table:table-cell>
          <table:table-cell table:formula="of:=IF([.D41]=&quot;Z&quot;; [.E41]; -[.E41])" office:value-type="float" office:value="-32" calcext:value-type="float">
            <text:p>-32</text:p>
          </table:table-cell>
          <table:table-cell table:formula="of:=IF([.D41]=&quot;W&quot;; [.E41]*[.F41]; -1*[.E41]*[.F41])" office:value-type="float" office:value="2944" calcext:value-type="float">
            <text:p>2944</text:p>
          </table:table-cell>
          <table:table-cell table:formula="of:=[.I40]+[.J40]" office:value-type="float" office:value="-4864" calcext:value-type="float">
            <text:p>-4864</text:p>
          </table:table-cell>
          <table:table-cell table:formula="of:=[.I41]+[.K40]" office:value-type="float" office:value="498080" calcext:value-type="float">
            <text:p>498080</text:p>
          </table:table-cell>
          <table:table-cell table:formula="of:=IF([.G42]&lt;&gt;-1; [.K4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DATEDIF([.A41];[.A42];&quot;d&quot;)-1" office:value-type="float" office:value="-1" calcext:value-type="float">
            <text:p>-1</text:p>
          </table:table-cell>
          <table:table-cell table:formula="of:=IF([.D42]=&quot;Z&quot;; [.E42]; -[.E42])" office:value-type="float" office:value="48" calcext:value-type="float">
            <text:p>48</text:p>
          </table:table-cell>
          <table:table-cell table:formula="of:=IF([.D42]=&quot;W&quot;; [.E42]*[.F42]; -1*[.E42]*[.F42])" office:value-type="float" office:value="-2064" calcext:value-type="float">
            <text:p>-2064</text:p>
          </table:table-cell>
          <table:table-cell table:formula="of:=[.I41]+[.J41]" office:value-type="float" office:value="-1920" calcext:value-type="float">
            <text:p>-1920</text:p>
          </table:table-cell>
          <table:table-cell table:formula="of:=[.I42]+[.K41]" office:value-type="float" office:value="496016" calcext:value-type="float">
            <text:p>496016</text:p>
          </table:table-cell>
          <table:table-cell table:formula="of:=IF([.G43]&lt;&gt;-1; [.K42]; 0)" office:value-type="float" office:value="496016" calcext:value-type="float">
            <text:p>496016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DATEDIF([.A42];[.A43];&quot;d&quot;)-1" office:value-type="float" office:value="18" calcext:value-type="float">
            <text:p>18</text:p>
          </table:table-cell>
          <table:table-cell table:formula="of:=IF([.D43]=&quot;Z&quot;; [.E43]; -[.E43])" office:value-type="float" office:value="-191" calcext:value-type="float">
            <text:p>-191</text:p>
          </table:table-cell>
          <table:table-cell table:formula="of:=IF([.D43]=&quot;W&quot;; [.E43]*[.F43]; -1*[.E43]*[.F43])" office:value-type="float" office:value="11460" calcext:value-type="float">
            <text:p>11460</text:p>
          </table:table-cell>
          <table:table-cell table:formula="of:=[.I42]+[.J42]" office:value-type="float" office:value="-3984" calcext:value-type="float">
            <text:p>-3984</text:p>
          </table:table-cell>
          <table:table-cell table:formula="of:=[.I43]+[.K42]" office:value-type="float" office:value="507476" calcext:value-type="float">
            <text:p>507476</text:p>
          </table:table-cell>
          <table:table-cell table:formula="of:=IF([.G44]&lt;&gt;-1; [.K4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DATEDIF([.A43];[.A44];&quot;d&quot;)-1" office:value-type="float" office:value="-1" calcext:value-type="float">
            <text:p>-1</text:p>
          </table:table-cell>
          <table:table-cell table:formula="of:=IF([.D44]=&quot;Z&quot;; [.E44]; -[.E44])" office:value-type="float" office:value="9" calcext:value-type="float">
            <text:p>9</text:p>
          </table:table-cell>
          <table:table-cell table:formula="of:=IF([.D44]=&quot;W&quot;; [.E44]*[.F44]; -1*[.E44]*[.F44])" office:value-type="float" office:value="-216" calcext:value-type="float">
            <text:p>-216</text:p>
          </table:table-cell>
          <table:table-cell table:formula="of:=[.I43]+[.J43]" office:value-type="float" office:value="7476" calcext:value-type="float">
            <text:p>7476</text:p>
          </table:table-cell>
          <table:table-cell table:formula="of:=[.I44]+[.K43]" office:value-type="float" office:value="507260" calcext:value-type="float">
            <text:p>507260</text:p>
          </table:table-cell>
          <table:table-cell table:formula="of:=IF([.G45]&lt;&gt;-1; [.K4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DATEDIF([.A44];[.A45];&quot;d&quot;)-1" office:value-type="float" office:value="-1" calcext:value-type="float">
            <text:p>-1</text:p>
          </table:table-cell>
          <table:table-cell table:formula="of:=IF([.D45]=&quot;Z&quot;; [.E45]; -[.E45])" office:value-type="float" office:value="36" calcext:value-type="float">
            <text:p>36</text:p>
          </table:table-cell>
          <table:table-cell table:formula="of:=IF([.D45]=&quot;W&quot;; [.E45]*[.F45]; -1*[.E45]*[.F45])" office:value-type="float" office:value="-2340" calcext:value-type="float">
            <text:p>-2340</text:p>
          </table:table-cell>
          <table:table-cell table:formula="of:=[.I44]+[.J44]" office:value-type="float" office:value="7260" calcext:value-type="float">
            <text:p>7260</text:p>
          </table:table-cell>
          <table:table-cell table:formula="of:=[.I45]+[.K44]" office:value-type="float" office:value="504920" calcext:value-type="float">
            <text:p>504920</text:p>
          </table:table-cell>
          <table:table-cell table:formula="of:=IF([.G46]&lt;&gt;-1; [.K45]; 0)" office:value-type="float" office:value="504920" calcext:value-type="float">
            <text:p>50492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DATEDIF([.A45];[.A46];&quot;d&quot;)-1" office:value-type="float" office:value="25" calcext:value-type="float">
            <text:p>25</text:p>
          </table:table-cell>
          <table:table-cell table:formula="of:=IF([.D46]=&quot;Z&quot;; [.E46]; -[.E46])" office:value-type="float" office:value="47" calcext:value-type="float">
            <text:p>47</text:p>
          </table:table-cell>
          <table:table-cell table:formula="of:=IF([.D46]=&quot;W&quot;; [.E46]*[.F46]; -1*[.E46]*[.F46])" office:value-type="float" office:value="-329" calcext:value-type="float">
            <text:p>-329</text:p>
          </table:table-cell>
          <table:table-cell table:formula="of:=[.I45]+[.J45]" office:value-type="float" office:value="4920" calcext:value-type="float">
            <text:p>4920</text:p>
          </table:table-cell>
          <table:table-cell table:formula="of:=[.I46]+[.K45]" office:value-type="float" office:value="504591" calcext:value-type="float">
            <text:p>504591</text:p>
          </table:table-cell>
          <table:table-cell table:formula="of:=IF([.G47]&lt;&gt;-1; [.K4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DATEDIF([.A46];[.A47];&quot;d&quot;)-1" office:value-type="float" office:value="-1" calcext:value-type="float">
            <text:p>-1</text:p>
          </table:table-cell>
          <table:table-cell table:formula="of:=IF([.D47]=&quot;Z&quot;; [.E47]; -[.E47])" office:value-type="float" office:value="-4" calcext:value-type="float">
            <text:p>-4</text:p>
          </table:table-cell>
          <table:table-cell table:formula="of:=IF([.D47]=&quot;W&quot;; [.E47]*[.F47]; -1*[.E47]*[.F47])" office:value-type="float" office:value="252" calcext:value-type="float">
            <text:p>252</text:p>
          </table:table-cell>
          <table:table-cell table:formula="of:=[.I46]+[.J46]" office:value-type="float" office:value="4591" calcext:value-type="float">
            <text:p>4591</text:p>
          </table:table-cell>
          <table:table-cell table:formula="of:=[.I47]+[.K46]" office:value-type="float" office:value="504843" calcext:value-type="float">
            <text:p>504843</text:p>
          </table:table-cell>
          <table:table-cell table:formula="of:=IF([.G48]&lt;&gt;-1; [.K4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DATEDIF([.A47];[.A48];&quot;d&quot;)-1" office:value-type="float" office:value="-1" calcext:value-type="float">
            <text:p>-1</text:p>
          </table:table-cell>
          <table:table-cell table:formula="of:=IF([.D48]=&quot;Z&quot;; [.E48]; -[.E48])" office:value-type="float" office:value="8" calcext:value-type="float">
            <text:p>8</text:p>
          </table:table-cell>
          <table:table-cell table:formula="of:=IF([.D48]=&quot;W&quot;; [.E48]*[.F48]; -1*[.E48]*[.F48])" office:value-type="float" office:value="-152" calcext:value-type="float">
            <text:p>-152</text:p>
          </table:table-cell>
          <table:table-cell table:formula="of:=[.I47]+[.J47]" office:value-type="float" office:value="4843" calcext:value-type="float">
            <text:p>4843</text:p>
          </table:table-cell>
          <table:table-cell table:formula="of:=[.I48]+[.K47]" office:value-type="float" office:value="504691" calcext:value-type="float">
            <text:p>504691</text:p>
          </table:table-cell>
          <table:table-cell table:formula="of:=IF([.G49]&lt;&gt;-1; [.K4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DATEDIF([.A48];[.A49];&quot;d&quot;)-1" office:value-type="float" office:value="-1" calcext:value-type="float">
            <text:p>-1</text:p>
          </table:table-cell>
          <table:table-cell table:formula="of:=IF([.D49]=&quot;Z&quot;; [.E49]; -[.E49])" office:value-type="float" office:value="3" calcext:value-type="float">
            <text:p>3</text:p>
          </table:table-cell>
          <table:table-cell table:formula="of:=IF([.D49]=&quot;W&quot;; [.E49]*[.F49]; -1*[.E49]*[.F49])" office:value-type="float" office:value="-66" calcext:value-type="float">
            <text:p>-66</text:p>
          </table:table-cell>
          <table:table-cell table:formula="of:=[.I48]+[.J48]" office:value-type="float" office:value="4691" calcext:value-type="float">
            <text:p>4691</text:p>
          </table:table-cell>
          <table:table-cell table:formula="of:=[.I49]+[.K48]" office:value-type="float" office:value="504625" calcext:value-type="float">
            <text:p>504625</text:p>
          </table:table-cell>
          <table:table-cell table:formula="of:=IF([.G50]&lt;&gt;-1; [.K4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DATEDIF([.A49];[.A50];&quot;d&quot;)-1" office:value-type="float" office:value="-1" calcext:value-type="float">
            <text:p>-1</text:p>
          </table:table-cell>
          <table:table-cell table:formula="of:=IF([.D50]=&quot;Z&quot;; [.E50]; -[.E50])" office:value-type="float" office:value="41" calcext:value-type="float">
            <text:p>41</text:p>
          </table:table-cell>
          <table:table-cell table:formula="of:=IF([.D50]=&quot;W&quot;; [.E50]*[.F50]; -1*[.E50]*[.F50])" office:value-type="float" office:value="-2419" calcext:value-type="float">
            <text:p>-2419</text:p>
          </table:table-cell>
          <table:table-cell table:formula="of:=[.I49]+[.J49]" office:value-type="float" office:value="4625" calcext:value-type="float">
            <text:p>4625</text:p>
          </table:table-cell>
          <table:table-cell table:formula="of:=[.I50]+[.K49]" office:value-type="float" office:value="502206" calcext:value-type="float">
            <text:p>502206</text:p>
          </table:table-cell>
          <table:table-cell table:formula="of:=IF([.G51]&lt;&gt;-1; [.K50]; 0)" office:value-type="float" office:value="502206" calcext:value-type="float">
            <text:p>502206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DATEDIF([.A50];[.A51];&quot;d&quot;)-1" office:value-type="float" office:value="20" calcext:value-type="float">
            <text:p>20</text:p>
          </table:table-cell>
          <table:table-cell table:formula="of:=IF([.D51]=&quot;Z&quot;; [.E51]; -[.E51])" office:value-type="float" office:value="44" calcext:value-type="float">
            <text:p>44</text:p>
          </table:table-cell>
          <table:table-cell table:formula="of:=IF([.D51]=&quot;W&quot;; [.E51]*[.F51]; -1*[.E51]*[.F51])" office:value-type="float" office:value="-1760" calcext:value-type="float">
            <text:p>-1760</text:p>
          </table:table-cell>
          <table:table-cell table:formula="of:=[.I50]+[.J50]" office:value-type="float" office:value="2206" calcext:value-type="float">
            <text:p>2206</text:p>
          </table:table-cell>
          <table:table-cell table:formula="of:=[.I51]+[.K50]" office:value-type="float" office:value="500446" calcext:value-type="float">
            <text:p>500446</text:p>
          </table:table-cell>
          <table:table-cell table:formula="of:=IF([.G52]&lt;&gt;-1; [.K5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DATEDIF([.A51];[.A52];&quot;d&quot;)-1" office:value-type="float" office:value="-1" calcext:value-type="float">
            <text:p>-1</text:p>
          </table:table-cell>
          <table:table-cell table:formula="of:=IF([.D52]=&quot;Z&quot;; [.E52]; -[.E52])" office:value-type="float" office:value="-45" calcext:value-type="float">
            <text:p>-45</text:p>
          </table:table-cell>
          <table:table-cell table:formula="of:=IF([.D52]=&quot;W&quot;; [.E52]*[.F52]; -1*[.E52]*[.F52])" office:value-type="float" office:value="540" calcext:value-type="float">
            <text:p>540</text:p>
          </table:table-cell>
          <table:table-cell table:formula="of:=[.I51]+[.J51]" office:value-type="float" office:value="446" calcext:value-type="float">
            <text:p>446</text:p>
          </table:table-cell>
          <table:table-cell table:formula="of:=[.I52]+[.K51]" office:value-type="float" office:value="500986" calcext:value-type="float">
            <text:p>500986</text:p>
          </table:table-cell>
          <table:table-cell table:formula="of:=IF([.G53]&lt;&gt;-1; [.K5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DATEDIF([.A52];[.A53];&quot;d&quot;)-1" office:value-type="float" office:value="-1" calcext:value-type="float">
            <text:p>-1</text:p>
          </table:table-cell>
          <table:table-cell table:formula="of:=IF([.D53]=&quot;Z&quot;; [.E53]; -[.E53])" office:value-type="float" office:value="40" calcext:value-type="float">
            <text:p>40</text:p>
          </table:table-cell>
          <table:table-cell table:formula="of:=IF([.D53]=&quot;W&quot;; [.E53]*[.F53]; -1*[.E53]*[.F53])" office:value-type="float" office:value="-800" calcext:value-type="float">
            <text:p>-800</text:p>
          </table:table-cell>
          <table:table-cell table:formula="of:=[.I52]+[.J52]" office:value-type="float" office:value="986" calcext:value-type="float">
            <text:p>986</text:p>
          </table:table-cell>
          <table:table-cell table:formula="of:=[.I53]+[.K52]" office:value-type="float" office:value="500186" calcext:value-type="float">
            <text:p>500186</text:p>
          </table:table-cell>
          <table:table-cell table:formula="of:=IF([.G54]&lt;&gt;-1; [.K5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DATEDIF([.A53];[.A54];&quot;d&quot;)-1" office:value-type="float" office:value="-1" calcext:value-type="float">
            <text:p>-1</text:p>
          </table:table-cell>
          <table:table-cell table:formula="of:=IF([.D54]=&quot;Z&quot;; [.E54]; -[.E54])" office:value-type="float" office:value="3" calcext:value-type="float">
            <text:p>3</text:p>
          </table:table-cell>
          <table:table-cell table:formula="of:=IF([.D54]=&quot;W&quot;; [.E54]*[.F54]; -1*[.E54]*[.F54])" office:value-type="float" office:value="-189" calcext:value-type="float">
            <text:p>-189</text:p>
          </table:table-cell>
          <table:table-cell table:formula="of:=[.I53]+[.J53]" office:value-type="float" office:value="186" calcext:value-type="float">
            <text:p>186</text:p>
          </table:table-cell>
          <table:table-cell table:formula="of:=[.I54]+[.K53]" office:value-type="float" office:value="499997" calcext:value-type="float">
            <text:p>499997</text:p>
          </table:table-cell>
          <table:table-cell table:formula="of:=IF([.G55]&lt;&gt;-1; [.K5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DATEDIF([.A54];[.A55];&quot;d&quot;)-1" office:value-type="float" office:value="-1" calcext:value-type="float">
            <text:p>-1</text:p>
          </table:table-cell>
          <table:table-cell table:formula="of:=IF([.D55]=&quot;Z&quot;; [.E55]; -[.E55])" office:value-type="float" office:value="17" calcext:value-type="float">
            <text:p>17</text:p>
          </table:table-cell>
          <table:table-cell table:formula="of:=IF([.D55]=&quot;W&quot;; [.E55]*[.F55]; -1*[.E55]*[.F55])" office:value-type="float" office:value="-408" calcext:value-type="float">
            <text:p>-408</text:p>
          </table:table-cell>
          <table:table-cell table:formula="of:=[.I54]+[.J54]" office:value-type="float" office:value="-3" calcext:value-type="float">
            <text:p>-3</text:p>
          </table:table-cell>
          <table:table-cell table:formula="of:=[.I55]+[.K54]" office:value-type="float" office:value="499589" calcext:value-type="float">
            <text:p>499589</text:p>
          </table:table-cell>
          <table:table-cell table:formula="of:=IF([.G56]&lt;&gt;-1; [.K55]; 0)" office:value-type="float" office:value="499589" calcext:value-type="float">
            <text:p>499589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DATEDIF([.A55];[.A56];&quot;d&quot;)-1" office:value-type="float" office:value="23" calcext:value-type="float">
            <text:p>23</text:p>
          </table:table-cell>
          <table:table-cell table:formula="of:=IF([.D56]=&quot;Z&quot;; [.E56]; -[.E56])" office:value-type="float" office:value="-2" calcext:value-type="float">
            <text:p>-2</text:p>
          </table:table-cell>
          <table:table-cell table:formula="of:=IF([.D56]=&quot;W&quot;; [.E56]*[.F56]; -1*[.E56]*[.F56])" office:value-type="float" office:value="24" calcext:value-type="float">
            <text:p>24</text:p>
          </table:table-cell>
          <table:table-cell table:formula="of:=[.I55]+[.J55]" office:value-type="float" office:value="-411" calcext:value-type="float">
            <text:p>-411</text:p>
          </table:table-cell>
          <table:table-cell table:formula="of:=[.I56]+[.K55]" office:value-type="float" office:value="499613" calcext:value-type="float">
            <text:p>499613</text:p>
          </table:table-cell>
          <table:table-cell table:formula="of:=IF([.G57]&lt;&gt;-1; [.K5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DATEDIF([.A56];[.A57];&quot;d&quot;)-1" office:value-type="float" office:value="-1" calcext:value-type="float">
            <text:p>-1</text:p>
          </table:table-cell>
          <table:table-cell table:formula="of:=IF([.D57]=&quot;Z&quot;; [.E57]; -[.E57])" office:value-type="float" office:value="14" calcext:value-type="float">
            <text:p>14</text:p>
          </table:table-cell>
          <table:table-cell table:formula="of:=IF([.D57]=&quot;W&quot;; [.E57]*[.F57]; -1*[.E57]*[.F57])" office:value-type="float" office:value="-266" calcext:value-type="float">
            <text:p>-266</text:p>
          </table:table-cell>
          <table:table-cell table:formula="of:=[.I56]+[.J56]" office:value-type="float" office:value="-387" calcext:value-type="float">
            <text:p>-387</text:p>
          </table:table-cell>
          <table:table-cell table:formula="of:=[.I57]+[.K56]" office:value-type="float" office:value="499347" calcext:value-type="float">
            <text:p>499347</text:p>
          </table:table-cell>
          <table:table-cell table:formula="of:=IF([.G58]&lt;&gt;-1; [.K5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DATEDIF([.A57];[.A58];&quot;d&quot;)-1" office:value-type="float" office:value="-1" calcext:value-type="float">
            <text:p>-1</text:p>
          </table:table-cell>
          <table:table-cell table:formula="of:=IF([.D58]=&quot;Z&quot;; [.E58]; -[.E58])" office:value-type="float" office:value="23" calcext:value-type="float">
            <text:p>23</text:p>
          </table:table-cell>
          <table:table-cell table:formula="of:=IF([.D58]=&quot;W&quot;; [.E58]*[.F58]; -1*[.E58]*[.F58])" office:value-type="float" office:value="-529" calcext:value-type="float">
            <text:p>-529</text:p>
          </table:table-cell>
          <table:table-cell table:formula="of:=[.I57]+[.J57]" office:value-type="float" office:value="-653" calcext:value-type="float">
            <text:p>-653</text:p>
          </table:table-cell>
          <table:table-cell table:formula="of:=[.I58]+[.K57]" office:value-type="float" office:value="498818" calcext:value-type="float">
            <text:p>498818</text:p>
          </table:table-cell>
          <table:table-cell table:formula="of:=IF([.G59]&lt;&gt;-1; [.K58]; 0)" office:value-type="float" office:value="498818" calcext:value-type="float">
            <text:p>498818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ATEDIF([.A58];[.A59];&quot;d&quot;)-1" office:value-type="float" office:value="17" calcext:value-type="float">
            <text:p>17</text:p>
          </table:table-cell>
          <table:table-cell table:formula="of:=IF([.D59]=&quot;Z&quot;; [.E59]; -[.E59])" office:value-type="float" office:value="11" calcext:value-type="float">
            <text:p>11</text:p>
          </table:table-cell>
          <table:table-cell table:formula="of:=IF([.D59]=&quot;W&quot;; [.E59]*[.F59]; -1*[.E59]*[.F59])" office:value-type="float" office:value="-88" calcext:value-type="float">
            <text:p>-88</text:p>
          </table:table-cell>
          <table:table-cell table:formula="of:=[.I58]+[.J58]" office:value-type="float" office:value="-1182" calcext:value-type="float">
            <text:p>-1182</text:p>
          </table:table-cell>
          <table:table-cell table:formula="of:=[.I59]+[.K58]" office:value-type="float" office:value="498730" calcext:value-type="float">
            <text:p>498730</text:p>
          </table:table-cell>
          <table:table-cell table:formula="of:=IF([.G60]&lt;&gt;-1; [.K5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DATEDIF([.A59];[.A60];&quot;d&quot;)-1" office:value-type="float" office:value="-1" calcext:value-type="float">
            <text:p>-1</text:p>
          </table:table-cell>
          <table:table-cell table:formula="of:=IF([.D60]=&quot;Z&quot;; [.E60]; -[.E60])" office:value-type="float" office:value="17" calcext:value-type="float">
            <text:p>17</text:p>
          </table:table-cell>
          <table:table-cell table:formula="of:=IF([.D60]=&quot;W&quot;; [.E60]*[.F60]; -1*[.E60]*[.F60])" office:value-type="float" office:value="-1122" calcext:value-type="float">
            <text:p>-1122</text:p>
          </table:table-cell>
          <table:table-cell table:formula="of:=[.I59]+[.J59]" office:value-type="float" office:value="-1270" calcext:value-type="float">
            <text:p>-1270</text:p>
          </table:table-cell>
          <table:table-cell table:formula="of:=[.I60]+[.K59]" office:value-type="float" office:value="497608" calcext:value-type="float">
            <text:p>497608</text:p>
          </table:table-cell>
          <table:table-cell table:formula="of:=IF([.G61]&lt;&gt;-1; [.K6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DATEDIF([.A60];[.A61];&quot;d&quot;)-1" office:value-type="float" office:value="-1" calcext:value-type="float">
            <text:p>-1</text:p>
          </table:table-cell>
          <table:table-cell table:formula="of:=IF([.D61]=&quot;Z&quot;; [.E61]; -[.E61])" office:value-type="float" office:value="30" calcext:value-type="float">
            <text:p>30</text:p>
          </table:table-cell>
          <table:table-cell table:formula="of:=IF([.D61]=&quot;W&quot;; [.E61]*[.F61]; -1*[.E61]*[.F61])" office:value-type="float" office:value="-1230" calcext:value-type="float">
            <text:p>-1230</text:p>
          </table:table-cell>
          <table:table-cell table:formula="of:=[.I60]+[.J60]" office:value-type="float" office:value="-2392" calcext:value-type="float">
            <text:p>-2392</text:p>
          </table:table-cell>
          <table:table-cell table:formula="of:=[.I61]+[.K60]" office:value-type="float" office:value="496378" calcext:value-type="float">
            <text:p>496378</text:p>
          </table:table-cell>
          <table:table-cell table:formula="of:=IF([.G62]&lt;&gt;-1; [.K61]; 0)" office:value-type="float" office:value="496378" calcext:value-type="float">
            <text:p>496378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DATEDIF([.A61];[.A62];&quot;d&quot;)-1" office:value-type="float" office:value="21" calcext:value-type="float">
            <text:p>21</text:p>
          </table:table-cell>
          <table:table-cell table:formula="of:=IF([.D62]=&quot;Z&quot;; [.E62]; -[.E62])" office:value-type="float" office:value="-97" calcext:value-type="float">
            <text:p>-97</text:p>
          </table:table-cell>
          <table:table-cell table:formula="of:=IF([.D62]=&quot;W&quot;; [.E62]*[.F62]; -1*[.E62]*[.F62])" office:value-type="float" office:value="9506" calcext:value-type="float">
            <text:p>9506</text:p>
          </table:table-cell>
          <table:table-cell table:formula="of:=[.I61]+[.J61]" office:value-type="float" office:value="-3622" calcext:value-type="float">
            <text:p>-3622</text:p>
          </table:table-cell>
          <table:table-cell table:formula="of:=[.I62]+[.K61]" office:value-type="float" office:value="505884" calcext:value-type="float">
            <text:p>505884</text:p>
          </table:table-cell>
          <table:table-cell table:formula="of:=IF([.G63]&lt;&gt;-1; [.K6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DATEDIF([.A62];[.A63];&quot;d&quot;)-1" office:value-type="float" office:value="-1" calcext:value-type="float">
            <text:p>-1</text:p>
          </table:table-cell>
          <table:table-cell table:formula="of:=IF([.D63]=&quot;Z&quot;; [.E63]; -[.E63])" office:value-type="float" office:value="-11" calcext:value-type="float">
            <text:p>-11</text:p>
          </table:table-cell>
          <table:table-cell table:formula="of:=IF([.D63]=&quot;W&quot;; [.E63]*[.F63]; -1*[.E63]*[.F63])" office:value-type="float" office:value="132" calcext:value-type="float">
            <text:p>132</text:p>
          </table:table-cell>
          <table:table-cell table:formula="of:=[.I62]+[.J62]" office:value-type="float" office:value="5884" calcext:value-type="float">
            <text:p>5884</text:p>
          </table:table-cell>
          <table:table-cell table:formula="of:=[.I63]+[.K62]" office:value-type="float" office:value="506016" calcext:value-type="float">
            <text:p>506016</text:p>
          </table:table-cell>
          <table:table-cell table:formula="of:=IF([.G64]&lt;&gt;-1; [.K6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DATEDIF([.A63];[.A64];&quot;d&quot;)-1" office:value-type="float" office:value="-1" calcext:value-type="float">
            <text:p>-1</text:p>
          </table:table-cell>
          <table:table-cell table:formula="of:=IF([.D64]=&quot;Z&quot;; [.E64]; -[.E64])" office:value-type="float" office:value="17" calcext:value-type="float">
            <text:p>17</text:p>
          </table:table-cell>
          <table:table-cell table:formula="of:=IF([.D64]=&quot;W&quot;; [.E64]*[.F64]; -1*[.E64]*[.F64])" office:value-type="float" office:value="-340" calcext:value-type="float">
            <text:p>-340</text:p>
          </table:table-cell>
          <table:table-cell table:formula="of:=[.I63]+[.J63]" office:value-type="float" office:value="6016" calcext:value-type="float">
            <text:p>6016</text:p>
          </table:table-cell>
          <table:table-cell table:formula="of:=[.I64]+[.K63]" office:value-type="float" office:value="505676" calcext:value-type="float">
            <text:p>505676</text:p>
          </table:table-cell>
          <table:table-cell table:formula="of:=IF([.G65]&lt;&gt;-1; [.K6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DATEDIF([.A64];[.A65];&quot;d&quot;)-1" office:value-type="float" office:value="-1" calcext:value-type="float">
            <text:p>-1</text:p>
          </table:table-cell>
          <table:table-cell table:formula="of:=IF([.D65]=&quot;Z&quot;; [.E65]; -[.E65])" office:value-type="float" office:value="4" calcext:value-type="float">
            <text:p>4</text:p>
          </table:table-cell>
          <table:table-cell table:formula="of:=IF([.D65]=&quot;W&quot;; [.E65]*[.F65]; -1*[.E65]*[.F65])" office:value-type="float" office:value="-92" calcext:value-type="float">
            <text:p>-92</text:p>
          </table:table-cell>
          <table:table-cell table:formula="of:=[.I64]+[.J64]" office:value-type="float" office:value="5676" calcext:value-type="float">
            <text:p>5676</text:p>
          </table:table-cell>
          <table:table-cell table:formula="of:=[.I65]+[.K64]" office:value-type="float" office:value="505584" calcext:value-type="float">
            <text:p>505584</text:p>
          </table:table-cell>
          <table:table-cell table:formula="of:=IF([.G66]&lt;&gt;-1; [.K65]; 0)" office:value-type="float" office:value="505584" calcext:value-type="float">
            <text:p>505584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DATEDIF([.A65];[.A66];&quot;d&quot;)-1" office:value-type="float" office:value="24" calcext:value-type="float">
            <text:p>24</text:p>
          </table:table-cell>
          <table:table-cell table:formula="of:=IF([.D66]=&quot;Z&quot;; [.E66]; -[.E66])" office:value-type="float" office:value="-79" calcext:value-type="float">
            <text:p>-79</text:p>
          </table:table-cell>
          <table:table-cell table:formula="of:=IF([.D66]=&quot;W&quot;; [.E66]*[.F66]; -1*[.E66]*[.F66])" office:value-type="float" office:value="2449" calcext:value-type="float">
            <text:p>2449</text:p>
          </table:table-cell>
          <table:table-cell table:formula="of:=[.I65]+[.J65]" office:value-type="float" office:value="5584" calcext:value-type="float">
            <text:p>5584</text:p>
          </table:table-cell>
          <table:table-cell table:formula="of:=[.I66]+[.K65]" office:value-type="float" office:value="508033" calcext:value-type="float">
            <text:p>508033</text:p>
          </table:table-cell>
          <table:table-cell table:formula="of:=IF([.G67]&lt;&gt;-1; [.K6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DATEDIF([.A66];[.A67];&quot;d&quot;)-1" office:value-type="float" office:value="-1" calcext:value-type="float">
            <text:p>-1</text:p>
          </table:table-cell>
          <table:table-cell table:formula="of:=IF([.D67]=&quot;Z&quot;; [.E67]; -[.E67])" office:value-type="float" office:value="33" calcext:value-type="float">
            <text:p>33</text:p>
          </table:table-cell>
          <table:table-cell table:formula="of:=IF([.D67]=&quot;W&quot;; [.E67]*[.F67]; -1*[.E67]*[.F67])" office:value-type="float" office:value="-1980" calcext:value-type="float">
            <text:p>-1980</text:p>
          </table:table-cell>
          <table:table-cell table:formula="of:=[.I66]+[.J66]" office:value-type="float" office:value="8033" calcext:value-type="float">
            <text:p>8033</text:p>
          </table:table-cell>
          <table:table-cell table:formula="of:=[.I67]+[.K66]" office:value-type="float" office:value="506053" calcext:value-type="float">
            <text:p>506053</text:p>
          </table:table-cell>
          <table:table-cell table:formula="of:=IF([.G68]&lt;&gt;-1; [.K6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DATEDIF([.A67];[.A68];&quot;d&quot;)-1" office:value-type="float" office:value="-1" calcext:value-type="float">
            <text:p>-1</text:p>
          </table:table-cell>
          <table:table-cell table:formula="of:=IF([.D68]=&quot;Z&quot;; [.E68]; -[.E68])" office:value-type="float" office:value="26" calcext:value-type="float">
            <text:p>26</text:p>
          </table:table-cell>
          <table:table-cell table:formula="of:=IF([.D68]=&quot;W&quot;; [.E68]*[.F68]; -1*[.E68]*[.F68])" office:value-type="float" office:value="-598" calcext:value-type="float">
            <text:p>-598</text:p>
          </table:table-cell>
          <table:table-cell table:formula="of:=[.I67]+[.J67]" office:value-type="float" office:value="6053" calcext:value-type="float">
            <text:p>6053</text:p>
          </table:table-cell>
          <table:table-cell table:formula="of:=[.I68]+[.K67]" office:value-type="float" office:value="505455" calcext:value-type="float">
            <text:p>505455</text:p>
          </table:table-cell>
          <table:table-cell table:formula="of:=IF([.G69]&lt;&gt;-1; [.K68]; 0)" office:value-type="float" office:value="505455" calcext:value-type="float">
            <text:p>505455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DATEDIF([.A68];[.A69];&quot;d&quot;)-1" office:value-type="float" office:value="12" calcext:value-type="float">
            <text:p>12</text:p>
          </table:table-cell>
          <table:table-cell table:formula="of:=IF([.D69]=&quot;Z&quot;; [.E69]; -[.E69])" office:value-type="float" office:value="40" calcext:value-type="float">
            <text:p>40</text:p>
          </table:table-cell>
          <table:table-cell table:formula="of:=IF([.D69]=&quot;W&quot;; [.E69]*[.F69]; -1*[.E69]*[.F69])" office:value-type="float" office:value="-880" calcext:value-type="float">
            <text:p>-880</text:p>
          </table:table-cell>
          <table:table-cell table:formula="of:=[.I68]+[.J68]" office:value-type="float" office:value="5455" calcext:value-type="float">
            <text:p>5455</text:p>
          </table:table-cell>
          <table:table-cell table:formula="of:=[.I69]+[.K68]" office:value-type="float" office:value="504575" calcext:value-type="float">
            <text:p>504575</text:p>
          </table:table-cell>
          <table:table-cell table:formula="of:=IF([.G70]&lt;&gt;-1; [.K6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DATEDIF([.A69];[.A70];&quot;d&quot;)-1" office:value-type="float" office:value="-1" calcext:value-type="float">
            <text:p>-1</text:p>
          </table:table-cell>
          <table:table-cell table:formula="of:=IF([.D70]=&quot;Z&quot;; [.E70]; -[.E70])" office:value-type="float" office:value="42" calcext:value-type="float">
            <text:p>42</text:p>
          </table:table-cell>
          <table:table-cell table:formula="of:=IF([.D70]=&quot;W&quot;; [.E70]*[.F70]; -1*[.E70]*[.F70])" office:value-type="float" office:value="-378" calcext:value-type="float">
            <text:p>-378</text:p>
          </table:table-cell>
          <table:table-cell table:formula="of:=[.I69]+[.J69]" office:value-type="float" office:value="4575" calcext:value-type="float">
            <text:p>4575</text:p>
          </table:table-cell>
          <table:table-cell table:formula="of:=[.I70]+[.K69]" office:value-type="float" office:value="504197" calcext:value-type="float">
            <text:p>504197</text:p>
          </table:table-cell>
          <table:table-cell table:formula="of:=IF([.G71]&lt;&gt;-1; [.K7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DATEDIF([.A70];[.A71];&quot;d&quot;)-1" office:value-type="float" office:value="-1" calcext:value-type="float">
            <text:p>-1</text:p>
          </table:table-cell>
          <table:table-cell table:formula="of:=IF([.D71]=&quot;Z&quot;; [.E71]; -[.E71])" office:value-type="float" office:value="42" calcext:value-type="float">
            <text:p>42</text:p>
          </table:table-cell>
          <table:table-cell table:formula="of:=IF([.D71]=&quot;W&quot;; [.E71]*[.F71]; -1*[.E71]*[.F71])" office:value-type="float" office:value="-1092" calcext:value-type="float">
            <text:p>-1092</text:p>
          </table:table-cell>
          <table:table-cell table:formula="of:=[.I70]+[.J70]" office:value-type="float" office:value="4197" calcext:value-type="float">
            <text:p>4197</text:p>
          </table:table-cell>
          <table:table-cell table:formula="of:=[.I71]+[.K70]" office:value-type="float" office:value="503105" calcext:value-type="float">
            <text:p>503105</text:p>
          </table:table-cell>
          <table:table-cell table:formula="of:=IF([.G72]&lt;&gt;-1; [.K7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DATEDIF([.A71];[.A72];&quot;d&quot;)-1" office:value-type="float" office:value="-1" calcext:value-type="float">
            <text:p>-1</text:p>
          </table:table-cell>
          <table:table-cell table:formula="of:=IF([.D72]=&quot;Z&quot;; [.E72]; -[.E72])" office:value-type="float" office:value="9" calcext:value-type="float">
            <text:p>9</text:p>
          </table:table-cell>
          <table:table-cell table:formula="of:=IF([.D72]=&quot;W&quot;; [.E72]*[.F72]; -1*[.E72]*[.F72])" office:value-type="float" office:value="-630" calcext:value-type="float">
            <text:p>-630</text:p>
          </table:table-cell>
          <table:table-cell table:formula="of:=[.I71]+[.J71]" office:value-type="float" office:value="3105" calcext:value-type="float">
            <text:p>3105</text:p>
          </table:table-cell>
          <table:table-cell table:formula="of:=[.I72]+[.K71]" office:value-type="float" office:value="502475" calcext:value-type="float">
            <text:p>502475</text:p>
          </table:table-cell>
          <table:table-cell table:formula="of:=IF([.G73]&lt;&gt;-1; [.K7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DATEDIF([.A72];[.A73];&quot;d&quot;)-1" office:value-type="float" office:value="-1" calcext:value-type="float">
            <text:p>-1</text:p>
          </table:table-cell>
          <table:table-cell table:formula="of:=IF([.D73]=&quot;Z&quot;; [.E73]; -[.E73])" office:value-type="float" office:value="39" calcext:value-type="float">
            <text:p>39</text:p>
          </table:table-cell>
          <table:table-cell table:formula="of:=IF([.D73]=&quot;W&quot;; [.E73]*[.F73]; -1*[.E73]*[.F73])" office:value-type="float" office:value="-1716" calcext:value-type="float">
            <text:p>-1716</text:p>
          </table:table-cell>
          <table:table-cell table:formula="of:=[.I72]+[.J72]" office:value-type="float" office:value="2475" calcext:value-type="float">
            <text:p>2475</text:p>
          </table:table-cell>
          <table:table-cell table:formula="of:=[.I73]+[.K72]" office:value-type="float" office:value="500759" calcext:value-type="float">
            <text:p>500759</text:p>
          </table:table-cell>
          <table:table-cell table:formula="of:=IF([.G74]&lt;&gt;-1; [.K73]; 0)" office:value-type="float" office:value="500759" calcext:value-type="float">
            <text:p>500759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DATEDIF([.A73];[.A74];&quot;d&quot;)-1" office:value-type="float" office:value="16" calcext:value-type="float">
            <text:p>16</text:p>
          </table:table-cell>
          <table:table-cell table:formula="of:=IF([.D74]=&quot;Z&quot;; [.E74]; -[.E74])" office:value-type="float" office:value="-112" calcext:value-type="float">
            <text:p>-112</text:p>
          </table:table-cell>
          <table:table-cell table:formula="of:=IF([.D74]=&quot;W&quot;; [.E74]*[.F74]; -1*[.E74]*[.F74])" office:value-type="float" office:value="6608" calcext:value-type="float">
            <text:p>6608</text:p>
          </table:table-cell>
          <table:table-cell table:formula="of:=[.I73]+[.J73]" office:value-type="float" office:value="759" calcext:value-type="float">
            <text:p>759</text:p>
          </table:table-cell>
          <table:table-cell table:formula="of:=[.I74]+[.K73]" office:value-type="float" office:value="507367" calcext:value-type="float">
            <text:p>507367</text:p>
          </table:table-cell>
          <table:table-cell table:formula="of:=IF([.G75]&lt;&gt;-1; [.K7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DATEDIF([.A74];[.A75];&quot;d&quot;)-1" office:value-type="float" office:value="-1" calcext:value-type="float">
            <text:p>-1</text:p>
          </table:table-cell>
          <table:table-cell table:formula="of:=IF([.D75]=&quot;Z&quot;; [.E75]; -[.E75])" office:value-type="float" office:value="34" calcext:value-type="float">
            <text:p>34</text:p>
          </table:table-cell>
          <table:table-cell table:formula="of:=IF([.D75]=&quot;W&quot;; [.E75]*[.F75]; -1*[.E75]*[.F75])" office:value-type="float" office:value="-2244" calcext:value-type="float">
            <text:p>-2244</text:p>
          </table:table-cell>
          <table:table-cell table:formula="of:=[.I74]+[.J74]" office:value-type="float" office:value="7367" calcext:value-type="float">
            <text:p>7367</text:p>
          </table:table-cell>
          <table:table-cell table:formula="of:=[.I75]+[.K74]" office:value-type="float" office:value="505123" calcext:value-type="float">
            <text:p>505123</text:p>
          </table:table-cell>
          <table:table-cell table:formula="of:=IF([.G76]&lt;&gt;-1; [.K7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DATEDIF([.A75];[.A76];&quot;d&quot;)-1" office:value-type="float" office:value="-1" calcext:value-type="float">
            <text:p>-1</text:p>
          </table:table-cell>
          <table:table-cell table:formula="of:=IF([.D76]=&quot;Z&quot;; [.E76]; -[.E76])" office:value-type="float" office:value="5" calcext:value-type="float">
            <text:p>5</text:p>
          </table:table-cell>
          <table:table-cell table:formula="of:=IF([.D76]=&quot;W&quot;; [.E76]*[.F76]; -1*[.E76]*[.F76])" office:value-type="float" office:value="-105" calcext:value-type="float">
            <text:p>-105</text:p>
          </table:table-cell>
          <table:table-cell table:formula="of:=[.I75]+[.J75]" office:value-type="float" office:value="5123" calcext:value-type="float">
            <text:p>5123</text:p>
          </table:table-cell>
          <table:table-cell table:formula="of:=[.I76]+[.K75]" office:value-type="float" office:value="505018" calcext:value-type="float">
            <text:p>505018</text:p>
          </table:table-cell>
          <table:table-cell table:formula="of:=IF([.G77]&lt;&gt;-1; [.K76]; 0)" office:value-type="float" office:value="505018" calcext:value-type="float">
            <text:p>505018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DATEDIF([.A76];[.A77];&quot;d&quot;)-1" office:value-type="float" office:value="14" calcext:value-type="float">
            <text:p>14</text:p>
          </table:table-cell>
          <table:table-cell table:formula="of:=IF([.D77]=&quot;Z&quot;; [.E77]; -[.E77])" office:value-type="float" office:value="-74" calcext:value-type="float">
            <text:p>-74</text:p>
          </table:table-cell>
          <table:table-cell table:formula="of:=IF([.D77]=&quot;W&quot;; [.E77]*[.F77]; -1*[.E77]*[.F77])" office:value-type="float" office:value="6808" calcext:value-type="float">
            <text:p>6808</text:p>
          </table:table-cell>
          <table:table-cell table:formula="of:=[.I76]+[.J76]" office:value-type="float" office:value="5018" calcext:value-type="float">
            <text:p>5018</text:p>
          </table:table-cell>
          <table:table-cell table:formula="of:=[.I77]+[.K76]" office:value-type="float" office:value="511826" calcext:value-type="float">
            <text:p>511826</text:p>
          </table:table-cell>
          <table:table-cell table:formula="of:=IF([.G78]&lt;&gt;-1; [.K7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DATEDIF([.A77];[.A78];&quot;d&quot;)-1" office:value-type="float" office:value="-1" calcext:value-type="float">
            <text:p>-1</text:p>
          </table:table-cell>
          <table:table-cell table:formula="of:=IF([.D78]=&quot;Z&quot;; [.E78]; -[.E78])" office:value-type="float" office:value="14" calcext:value-type="float">
            <text:p>14</text:p>
          </table:table-cell>
          <table:table-cell table:formula="of:=IF([.D78]=&quot;W&quot;; [.E78]*[.F78]; -1*[.E78]*[.F78])" office:value-type="float" office:value="-364" calcext:value-type="float">
            <text:p>-364</text:p>
          </table:table-cell>
          <table:table-cell table:formula="of:=[.I77]+[.J77]" office:value-type="float" office:value="11826" calcext:value-type="float">
            <text:p>11826</text:p>
          </table:table-cell>
          <table:table-cell table:formula="of:=[.I78]+[.K77]" office:value-type="float" office:value="511462" calcext:value-type="float">
            <text:p>511462</text:p>
          </table:table-cell>
          <table:table-cell table:formula="of:=IF([.G79]&lt;&gt;-1; [.K78]; 0)" office:value-type="float" office:value="511462" calcext:value-type="float">
            <text:p>511462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DATEDIF([.A78];[.A79];&quot;d&quot;)-1" office:value-type="float" office:value="18" calcext:value-type="float">
            <text:p>18</text:p>
          </table:table-cell>
          <table:table-cell table:formula="of:=IF([.D79]=&quot;Z&quot;; [.E79]; -[.E79])" office:value-type="float" office:value="-1" calcext:value-type="float">
            <text:p>-1</text:p>
          </table:table-cell>
          <table:table-cell table:formula="of:=IF([.D79]=&quot;W&quot;; [.E79]*[.F79]; -1*[.E79]*[.F79])" office:value-type="float" office:value="60" calcext:value-type="float">
            <text:p>60</text:p>
          </table:table-cell>
          <table:table-cell table:formula="of:=[.I78]+[.J78]" office:value-type="float" office:value="11462" calcext:value-type="float">
            <text:p>11462</text:p>
          </table:table-cell>
          <table:table-cell table:formula="of:=[.I79]+[.K78]" office:value-type="float" office:value="511522" calcext:value-type="float">
            <text:p>511522</text:p>
          </table:table-cell>
          <table:table-cell table:formula="of:=IF([.G80]&lt;&gt;-1; [.K7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DATEDIF([.A79];[.A80];&quot;d&quot;)-1" office:value-type="float" office:value="-1" calcext:value-type="float">
            <text:p>-1</text:p>
          </table:table-cell>
          <table:table-cell table:formula="of:=IF([.D80]=&quot;Z&quot;; [.E80]; -[.E80])" office:value-type="float" office:value="-43" calcext:value-type="float">
            <text:p>-43</text:p>
          </table:table-cell>
          <table:table-cell table:formula="of:=IF([.D80]=&quot;W&quot;; [.E80]*[.F80]; -1*[.E80]*[.F80])" office:value-type="float" office:value="1548" calcext:value-type="float">
            <text:p>1548</text:p>
          </table:table-cell>
          <table:table-cell table:formula="of:=[.I79]+[.J79]" office:value-type="float" office:value="11522" calcext:value-type="float">
            <text:p>11522</text:p>
          </table:table-cell>
          <table:table-cell table:formula="of:=[.I80]+[.K79]" office:value-type="float" office:value="513070" calcext:value-type="float">
            <text:p>513070</text:p>
          </table:table-cell>
          <table:table-cell table:formula="of:=IF([.G81]&lt;&gt;-1; [.K8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DATEDIF([.A80];[.A81];&quot;d&quot;)-1" office:value-type="float" office:value="-1" calcext:value-type="float">
            <text:p>-1</text:p>
          </table:table-cell>
          <table:table-cell table:formula="of:=IF([.D81]=&quot;Z&quot;; [.E81]; -[.E81])" office:value-type="float" office:value="30" calcext:value-type="float">
            <text:p>30</text:p>
          </table:table-cell>
          <table:table-cell table:formula="of:=IF([.D81]=&quot;W&quot;; [.E81]*[.F81]; -1*[.E81]*[.F81])" office:value-type="float" office:value="-240" calcext:value-type="float">
            <text:p>-240</text:p>
          </table:table-cell>
          <table:table-cell table:formula="of:=[.I80]+[.J80]" office:value-type="float" office:value="13070" calcext:value-type="float">
            <text:p>13070</text:p>
          </table:table-cell>
          <table:table-cell table:formula="of:=[.I81]+[.K80]" office:value-type="float" office:value="512830" calcext:value-type="float">
            <text:p>512830</text:p>
          </table:table-cell>
          <table:table-cell table:formula="of:=IF([.G82]&lt;&gt;-1; [.K8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DATEDIF([.A81];[.A82];&quot;d&quot;)-1" office:value-type="float" office:value="-1" calcext:value-type="float">
            <text:p>-1</text:p>
          </table:table-cell>
          <table:table-cell table:formula="of:=IF([.D82]=&quot;Z&quot;; [.E82]; -[.E82])" office:value-type="float" office:value="14" calcext:value-type="float">
            <text:p>14</text:p>
          </table:table-cell>
          <table:table-cell table:formula="of:=IF([.D82]=&quot;W&quot;; [.E82]*[.F82]; -1*[.E82]*[.F82])" office:value-type="float" office:value="-280" calcext:value-type="float">
            <text:p>-280</text:p>
          </table:table-cell>
          <table:table-cell table:formula="of:=[.I81]+[.J81]" office:value-type="float" office:value="12830" calcext:value-type="float">
            <text:p>12830</text:p>
          </table:table-cell>
          <table:table-cell table:formula="of:=[.I82]+[.K81]" office:value-type="float" office:value="512550" calcext:value-type="float">
            <text:p>512550</text:p>
          </table:table-cell>
          <table:table-cell table:formula="of:=IF([.G83]&lt;&gt;-1; [.K82]; 0)" office:value-type="float" office:value="512550" calcext:value-type="float">
            <text:p>512550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DATEDIF([.A82];[.A83];&quot;d&quot;)-1" office:value-type="float" office:value="25" calcext:value-type="float">
            <text:p>25</text:p>
          </table:table-cell>
          <table:table-cell table:formula="of:=IF([.D83]=&quot;Z&quot;; [.E83]; -[.E83])" office:value-type="float" office:value="-33" calcext:value-type="float">
            <text:p>-33</text:p>
          </table:table-cell>
          <table:table-cell table:formula="of:=IF([.D83]=&quot;W&quot;; [.E83]*[.F83]; -1*[.E83]*[.F83])" office:value-type="float" office:value="1254" calcext:value-type="float">
            <text:p>1254</text:p>
          </table:table-cell>
          <table:table-cell table:formula="of:=[.I82]+[.J82]" office:value-type="float" office:value="12550" calcext:value-type="float">
            <text:p>12550</text:p>
          </table:table-cell>
          <table:table-cell table:formula="of:=[.I83]+[.K82]" office:value-type="float" office:value="513804" calcext:value-type="float">
            <text:p>513804</text:p>
          </table:table-cell>
          <table:table-cell table:formula="of:=IF([.G84]&lt;&gt;-1; [.K8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DATEDIF([.A83];[.A84];&quot;d&quot;)-1" office:value-type="float" office:value="-1" calcext:value-type="float">
            <text:p>-1</text:p>
          </table:table-cell>
          <table:table-cell table:formula="of:=IF([.D84]=&quot;Z&quot;; [.E84]; -[.E84])" office:value-type="float" office:value="35" calcext:value-type="float">
            <text:p>35</text:p>
          </table:table-cell>
          <table:table-cell table:formula="of:=IF([.D84]=&quot;W&quot;; [.E84]*[.F84]; -1*[.E84]*[.F84])" office:value-type="float" office:value="-1295" calcext:value-type="float">
            <text:p>-1295</text:p>
          </table:table-cell>
          <table:table-cell table:formula="of:=[.I83]+[.J83]" office:value-type="float" office:value="13804" calcext:value-type="float">
            <text:p>13804</text:p>
          </table:table-cell>
          <table:table-cell table:formula="of:=[.I84]+[.K83]" office:value-type="float" office:value="512509" calcext:value-type="float">
            <text:p>512509</text:p>
          </table:table-cell>
          <table:table-cell table:formula="of:=IF([.G85]&lt;&gt;-1; [.K8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DATEDIF([.A84];[.A85];&quot;d&quot;)-1" office:value-type="float" office:value="-1" calcext:value-type="float">
            <text:p>-1</text:p>
          </table:table-cell>
          <table:table-cell table:formula="of:=IF([.D85]=&quot;Z&quot;; [.E85]; -[.E85])" office:value-type="float" office:value="40" calcext:value-type="float">
            <text:p>40</text:p>
          </table:table-cell>
          <table:table-cell table:formula="of:=IF([.D85]=&quot;W&quot;; [.E85]*[.F85]; -1*[.E85]*[.F85])" office:value-type="float" office:value="-760" calcext:value-type="float">
            <text:p>-760</text:p>
          </table:table-cell>
          <table:table-cell table:formula="of:=[.I84]+[.J84]" office:value-type="float" office:value="12509" calcext:value-type="float">
            <text:p>12509</text:p>
          </table:table-cell>
          <table:table-cell table:formula="of:=[.I85]+[.K84]" office:value-type="float" office:value="511749" calcext:value-type="float">
            <text:p>511749</text:p>
          </table:table-cell>
          <table:table-cell table:formula="of:=IF([.G86]&lt;&gt;-1; [.K85]; 0)" office:value-type="float" office:value="511749" calcext:value-type="float">
            <text:p>511749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DATEDIF([.A85];[.A86];&quot;d&quot;)-1" office:value-type="float" office:value="20" calcext:value-type="float">
            <text:p>20</text:p>
          </table:table-cell>
          <table:table-cell table:formula="of:=IF([.D86]=&quot;Z&quot;; [.E86]; -[.E86])" office:value-type="float" office:value="-21" calcext:value-type="float">
            <text:p>-21</text:p>
          </table:table-cell>
          <table:table-cell table:formula="of:=IF([.D86]=&quot;W&quot;; [.E86]*[.F86]; -1*[.E86]*[.F86])" office:value-type="float" office:value="756" calcext:value-type="float">
            <text:p>756</text:p>
          </table:table-cell>
          <table:table-cell table:formula="of:=[.I85]+[.J85]" office:value-type="float" office:value="11749" calcext:value-type="float">
            <text:p>11749</text:p>
          </table:table-cell>
          <table:table-cell table:formula="of:=[.I86]+[.K85]" office:value-type="float" office:value="512505" calcext:value-type="float">
            <text:p>512505</text:p>
          </table:table-cell>
          <table:table-cell table:formula="of:=IF([.G87]&lt;&gt;-1; [.K8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DATEDIF([.A86];[.A87];&quot;d&quot;)-1" office:value-type="float" office:value="-1" calcext:value-type="float">
            <text:p>-1</text:p>
          </table:table-cell>
          <table:table-cell table:formula="of:=IF([.D87]=&quot;Z&quot;; [.E87]; -[.E87])" office:value-type="float" office:value="-2" calcext:value-type="float">
            <text:p>-2</text:p>
          </table:table-cell>
          <table:table-cell table:formula="of:=IF([.D87]=&quot;W&quot;; [.E87]*[.F87]; -1*[.E87]*[.F87])" office:value-type="float" office:value="194" calcext:value-type="float">
            <text:p>194</text:p>
          </table:table-cell>
          <table:table-cell table:formula="of:=[.I86]+[.J86]" office:value-type="float" office:value="12505" calcext:value-type="float">
            <text:p>12505</text:p>
          </table:table-cell>
          <table:table-cell table:formula="of:=[.I87]+[.K86]" office:value-type="float" office:value="512699" calcext:value-type="float">
            <text:p>512699</text:p>
          </table:table-cell>
          <table:table-cell table:formula="of:=IF([.G88]&lt;&gt;-1; [.K8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DATEDIF([.A87];[.A88];&quot;d&quot;)-1" office:value-type="float" office:value="-1" calcext:value-type="float">
            <text:p>-1</text:p>
          </table:table-cell>
          <table:table-cell table:formula="of:=IF([.D88]=&quot;Z&quot;; [.E88]; -[.E88])" office:value-type="float" office:value="12" calcext:value-type="float">
            <text:p>12</text:p>
          </table:table-cell>
          <table:table-cell table:formula="of:=IF([.D88]=&quot;W&quot;; [.E88]*[.F88]; -1*[.E88]*[.F88])" office:value-type="float" office:value="-240" calcext:value-type="float">
            <text:p>-240</text:p>
          </table:table-cell>
          <table:table-cell table:formula="of:=[.I87]+[.J87]" office:value-type="float" office:value="12699" calcext:value-type="float">
            <text:p>12699</text:p>
          </table:table-cell>
          <table:table-cell table:formula="of:=[.I88]+[.K87]" office:value-type="float" office:value="512459" calcext:value-type="float">
            <text:p>512459</text:p>
          </table:table-cell>
          <table:table-cell table:formula="of:=IF([.G89]&lt;&gt;-1; [.K8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DATEDIF([.A88];[.A89];&quot;d&quot;)-1" office:value-type="float" office:value="-1" calcext:value-type="float">
            <text:p>-1</text:p>
          </table:table-cell>
          <table:table-cell table:formula="of:=IF([.D89]=&quot;Z&quot;; [.E89]; -[.E89])" office:value-type="float" office:value="15" calcext:value-type="float">
            <text:p>15</text:p>
          </table:table-cell>
          <table:table-cell table:formula="of:=IF([.D89]=&quot;W&quot;; [.E89]*[.F89]; -1*[.E89]*[.F89])" office:value-type="float" office:value="-120" calcext:value-type="float">
            <text:p>-120</text:p>
          </table:table-cell>
          <table:table-cell table:formula="of:=[.I88]+[.J88]" office:value-type="float" office:value="12459" calcext:value-type="float">
            <text:p>12459</text:p>
          </table:table-cell>
          <table:table-cell table:formula="of:=[.I89]+[.K88]" office:value-type="float" office:value="512339" calcext:value-type="float">
            <text:p>512339</text:p>
          </table:table-cell>
          <table:table-cell table:formula="of:=IF([.G90]&lt;&gt;-1; [.K8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DATEDIF([.A89];[.A90];&quot;d&quot;)-1" office:value-type="float" office:value="-1" calcext:value-type="float">
            <text:p>-1</text:p>
          </table:table-cell>
          <table:table-cell table:formula="of:=IF([.D90]=&quot;Z&quot;; [.E90]; -[.E90])" office:value-type="float" office:value="1" calcext:value-type="float">
            <text:p>1</text:p>
          </table:table-cell>
          <table:table-cell table:formula="of:=IF([.D90]=&quot;W&quot;; [.E90]*[.F90]; -1*[.E90]*[.F90])" office:value-type="float" office:value="-40" calcext:value-type="float">
            <text:p>-40</text:p>
          </table:table-cell>
          <table:table-cell table:formula="of:=[.I89]+[.J89]" office:value-type="float" office:value="12339" calcext:value-type="float">
            <text:p>12339</text:p>
          </table:table-cell>
          <table:table-cell table:formula="of:=[.I90]+[.K89]" office:value-type="float" office:value="512299" calcext:value-type="float">
            <text:p>512299</text:p>
          </table:table-cell>
          <table:table-cell table:formula="of:=IF([.G91]&lt;&gt;-1; [.K90]; 0)" office:value-type="float" office:value="512299" calcext:value-type="float">
            <text:p>512299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DATEDIF([.A90];[.A91];&quot;d&quot;)-1" office:value-type="float" office:value="23" calcext:value-type="float">
            <text:p>23</text:p>
          </table:table-cell>
          <table:table-cell table:formula="of:=IF([.D91]=&quot;Z&quot;; [.E91]; -[.E91])" office:value-type="float" office:value="-86" calcext:value-type="float">
            <text:p>-86</text:p>
          </table:table-cell>
          <table:table-cell table:formula="of:=IF([.D91]=&quot;W&quot;; [.E91]*[.F91]; -1*[.E91]*[.F91])" office:value-type="float" office:value="1032" calcext:value-type="float">
            <text:p>1032</text:p>
          </table:table-cell>
          <table:table-cell table:formula="of:=[.I90]+[.J90]" office:value-type="float" office:value="12299" calcext:value-type="float">
            <text:p>12299</text:p>
          </table:table-cell>
          <table:table-cell table:formula="of:=[.I91]+[.K90]" office:value-type="float" office:value="513331" calcext:value-type="float">
            <text:p>513331</text:p>
          </table:table-cell>
          <table:table-cell table:formula="of:=IF([.G92]&lt;&gt;-1; [.K9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DATEDIF([.A91];[.A92];&quot;d&quot;)-1" office:value-type="float" office:value="-1" calcext:value-type="float">
            <text:p>-1</text:p>
          </table:table-cell>
          <table:table-cell table:formula="of:=IF([.D92]=&quot;Z&quot;; [.E92]; -[.E92])" office:value-type="float" office:value="-110" calcext:value-type="float">
            <text:p>-110</text:p>
          </table:table-cell>
          <table:table-cell table:formula="of:=IF([.D92]=&quot;W&quot;; [.E92]*[.F92]; -1*[.E92]*[.F92])" office:value-type="float" office:value="3410" calcext:value-type="float">
            <text:p>3410</text:p>
          </table:table-cell>
          <table:table-cell table:formula="of:=[.I91]+[.J91]" office:value-type="float" office:value="13331" calcext:value-type="float">
            <text:p>13331</text:p>
          </table:table-cell>
          <table:table-cell table:formula="of:=[.I92]+[.K91]" office:value-type="float" office:value="516741" calcext:value-type="float">
            <text:p>516741</text:p>
          </table:table-cell>
          <table:table-cell table:formula="of:=IF([.G93]&lt;&gt;-1; [.K9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DATEDIF([.A92];[.A93];&quot;d&quot;)-1" office:value-type="float" office:value="-1" calcext:value-type="float">
            <text:p>-1</text:p>
          </table:table-cell>
          <table:table-cell table:formula="of:=IF([.D93]=&quot;Z&quot;; [.E93]; -[.E93])" office:value-type="float" office:value="33" calcext:value-type="float">
            <text:p>33</text:p>
          </table:table-cell>
          <table:table-cell table:formula="of:=IF([.D93]=&quot;W&quot;; [.E93]*[.F93]; -1*[.E93]*[.F93])" office:value-type="float" office:value="-1254" calcext:value-type="float">
            <text:p>-1254</text:p>
          </table:table-cell>
          <table:table-cell table:formula="of:=[.I92]+[.J92]" office:value-type="float" office:value="16741" calcext:value-type="float">
            <text:p>16741</text:p>
          </table:table-cell>
          <table:table-cell table:formula="of:=[.I93]+[.K92]" office:value-type="float" office:value="515487" calcext:value-type="float">
            <text:p>515487</text:p>
          </table:table-cell>
          <table:table-cell table:formula="of:=IF([.G94]&lt;&gt;-1; [.K9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DATEDIF([.A93];[.A94];&quot;d&quot;)-1" office:value-type="float" office:value="-1" calcext:value-type="float">
            <text:p>-1</text:p>
          </table:table-cell>
          <table:table-cell table:formula="of:=IF([.D94]=&quot;Z&quot;; [.E94]; -[.E94])" office:value-type="float" office:value="13" calcext:value-type="float">
            <text:p>13</text:p>
          </table:table-cell>
          <table:table-cell table:formula="of:=IF([.D94]=&quot;W&quot;; [.E94]*[.F94]; -1*[.E94]*[.F94])" office:value-type="float" office:value="-299" calcext:value-type="float">
            <text:p>-299</text:p>
          </table:table-cell>
          <table:table-cell table:formula="of:=[.I93]+[.J93]" office:value-type="float" office:value="15487" calcext:value-type="float">
            <text:p>15487</text:p>
          </table:table-cell>
          <table:table-cell table:formula="of:=[.I94]+[.K93]" office:value-type="float" office:value="515188" calcext:value-type="float">
            <text:p>515188</text:p>
          </table:table-cell>
          <table:table-cell table:formula="of:=IF([.G95]&lt;&gt;-1; [.K9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DATEDIF([.A94];[.A95];&quot;d&quot;)-1" office:value-type="float" office:value="-1" calcext:value-type="float">
            <text:p>-1</text:p>
          </table:table-cell>
          <table:table-cell table:formula="of:=IF([.D95]=&quot;Z&quot;; [.E95]; -[.E95])" office:value-type="float" office:value="37" calcext:value-type="float">
            <text:p>37</text:p>
          </table:table-cell>
          <table:table-cell table:formula="of:=IF([.D95]=&quot;W&quot;; [.E95]*[.F95]; -1*[.E95]*[.F95])" office:value-type="float" office:value="-2257" calcext:value-type="float">
            <text:p>-2257</text:p>
          </table:table-cell>
          <table:table-cell table:formula="of:=[.I94]+[.J94]" office:value-type="float" office:value="15188" calcext:value-type="float">
            <text:p>15188</text:p>
          </table:table-cell>
          <table:table-cell table:formula="of:=[.I95]+[.K94]" office:value-type="float" office:value="512931" calcext:value-type="float">
            <text:p>512931</text:p>
          </table:table-cell>
          <table:table-cell table:formula="of:=IF([.G96]&lt;&gt;-1; [.K95]; 0)" office:value-type="float" office:value="512931" calcext:value-type="float">
            <text:p>512931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DATEDIF([.A95];[.A96];&quot;d&quot;)-1" office:value-type="float" office:value="17" calcext:value-type="float">
            <text:p>17</text:p>
          </table:table-cell>
          <table:table-cell table:formula="of:=IF([.D96]=&quot;Z&quot;; [.E96]; -[.E96])" office:value-type="float" office:value="-1" calcext:value-type="float">
            <text:p>-1</text:p>
          </table:table-cell>
          <table:table-cell table:formula="of:=IF([.D96]=&quot;W&quot;; [.E96]*[.F96]; -1*[.E96]*[.F96])" office:value-type="float" office:value="12" calcext:value-type="float">
            <text:p>12</text:p>
          </table:table-cell>
          <table:table-cell table:formula="of:=[.I95]+[.J95]" office:value-type="float" office:value="12931" calcext:value-type="float">
            <text:p>12931</text:p>
          </table:table-cell>
          <table:table-cell table:formula="of:=[.I96]+[.K95]" office:value-type="float" office:value="512943" calcext:value-type="float">
            <text:p>512943</text:p>
          </table:table-cell>
          <table:table-cell table:formula="of:=IF([.G97]&lt;&gt;-1; [.K9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DATEDIF([.A96];[.A97];&quot;d&quot;)-1" office:value-type="float" office:value="-1" calcext:value-type="float">
            <text:p>-1</text:p>
          </table:table-cell>
          <table:table-cell table:formula="of:=IF([.D97]=&quot;Z&quot;; [.E97]; -[.E97])" office:value-type="float" office:value="-68" calcext:value-type="float">
            <text:p>-68</text:p>
          </table:table-cell>
          <table:table-cell table:formula="of:=IF([.D97]=&quot;W&quot;; [.E97]*[.F97]; -1*[.E97]*[.F97])" office:value-type="float" office:value="4012" calcext:value-type="float">
            <text:p>4012</text:p>
          </table:table-cell>
          <table:table-cell table:formula="of:=[.I96]+[.J96]" office:value-type="float" office:value="12943" calcext:value-type="float">
            <text:p>12943</text:p>
          </table:table-cell>
          <table:table-cell table:formula="of:=[.I97]+[.K96]" office:value-type="float" office:value="516955" calcext:value-type="float">
            <text:p>516955</text:p>
          </table:table-cell>
          <table:table-cell table:formula="of:=IF([.G98]&lt;&gt;-1; [.K9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DATEDIF([.A97];[.A98];&quot;d&quot;)-1" office:value-type="float" office:value="-1" calcext:value-type="float">
            <text:p>-1</text:p>
          </table:table-cell>
          <table:table-cell table:formula="of:=IF([.D98]=&quot;Z&quot;; [.E98]; -[.E98])" office:value-type="float" office:value="35" calcext:value-type="float">
            <text:p>35</text:p>
          </table:table-cell>
          <table:table-cell table:formula="of:=IF([.D98]=&quot;W&quot;; [.E98]*[.F98]; -1*[.E98]*[.F98])" office:value-type="float" office:value="-2310" calcext:value-type="float">
            <text:p>-2310</text:p>
          </table:table-cell>
          <table:table-cell table:formula="of:=[.I97]+[.J97]" office:value-type="float" office:value="16955" calcext:value-type="float">
            <text:p>16955</text:p>
          </table:table-cell>
          <table:table-cell table:formula="of:=[.I98]+[.K97]" office:value-type="float" office:value="514645" calcext:value-type="float">
            <text:p>514645</text:p>
          </table:table-cell>
          <table:table-cell table:formula="of:=IF([.G99]&lt;&gt;-1; [.K9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DATEDIF([.A98];[.A99];&quot;d&quot;)-1" office:value-type="float" office:value="-1" calcext:value-type="float">
            <text:p>-1</text:p>
          </table:table-cell>
          <table:table-cell table:formula="of:=IF([.D99]=&quot;Z&quot;; [.E99]; -[.E99])" office:value-type="float" office:value="25" calcext:value-type="float">
            <text:p>25</text:p>
          </table:table-cell>
          <table:table-cell table:formula="of:=IF([.D99]=&quot;W&quot;; [.E99]*[.F99]; -1*[.E99]*[.F99])" office:value-type="float" office:value="-525" calcext:value-type="float">
            <text:p>-525</text:p>
          </table:table-cell>
          <table:table-cell table:formula="of:=[.I98]+[.J98]" office:value-type="float" office:value="14645" calcext:value-type="float">
            <text:p>14645</text:p>
          </table:table-cell>
          <table:table-cell table:formula="of:=[.I99]+[.K98]" office:value-type="float" office:value="514120" calcext:value-type="float">
            <text:p>514120</text:p>
          </table:table-cell>
          <table:table-cell table:formula="of:=IF([.G100]&lt;&gt;-1; [.K9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DATEDIF([.A99];[.A100];&quot;d&quot;)-1" office:value-type="float" office:value="-1" calcext:value-type="float">
            <text:p>-1</text:p>
          </table:table-cell>
          <table:table-cell table:formula="of:=IF([.D100]=&quot;Z&quot;; [.E100]; -[.E100])" office:value-type="float" office:value="10" calcext:value-type="float">
            <text:p>10</text:p>
          </table:table-cell>
          <table:table-cell table:formula="of:=IF([.D100]=&quot;W&quot;; [.E100]*[.F100]; -1*[.E100]*[.F100])" office:value-type="float" office:value="-250" calcext:value-type="float">
            <text:p>-250</text:p>
          </table:table-cell>
          <table:table-cell table:formula="of:=[.I99]+[.J99]" office:value-type="float" office:value="14120" calcext:value-type="float">
            <text:p>14120</text:p>
          </table:table-cell>
          <table:table-cell table:formula="of:=[.I100]+[.K99]" office:value-type="float" office:value="513870" calcext:value-type="float">
            <text:p>513870</text:p>
          </table:table-cell>
          <table:table-cell table:formula="of:=IF([.G101]&lt;&gt;-1; [.K100]; 0)" office:value-type="float" office:value="513870" calcext:value-type="float">
            <text:p>513870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DATEDIF([.A100];[.A101];&quot;d&quot;)-1" office:value-type="float" office:value="21" calcext:value-type="float">
            <text:p>21</text:p>
          </table:table-cell>
          <table:table-cell table:formula="of:=IF([.D101]=&quot;Z&quot;; [.E101]; -[.E101])" office:value-type="float" office:value="-38" calcext:value-type="float">
            <text:p>-38</text:p>
          </table:table-cell>
          <table:table-cell table:formula="of:=IF([.D101]=&quot;W&quot;; [.E101]*[.F101]; -1*[.E101]*[.F101])" office:value-type="float" office:value="1406" calcext:value-type="float">
            <text:p>1406</text:p>
          </table:table-cell>
          <table:table-cell table:formula="of:=[.I100]+[.J100]" office:value-type="float" office:value="13870" calcext:value-type="float">
            <text:p>13870</text:p>
          </table:table-cell>
          <table:table-cell table:formula="of:=[.I101]+[.K100]" office:value-type="float" office:value="515276" calcext:value-type="float">
            <text:p>515276</text:p>
          </table:table-cell>
          <table:table-cell table:formula="of:=IF([.G102]&lt;&gt;-1; [.K10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DATEDIF([.A101];[.A102];&quot;d&quot;)-1" office:value-type="float" office:value="-1" calcext:value-type="float">
            <text:p>-1</text:p>
          </table:table-cell>
          <table:table-cell table:formula="of:=IF([.D102]=&quot;Z&quot;; [.E102]; -[.E102])" office:value-type="float" office:value="22" calcext:value-type="float">
            <text:p>22</text:p>
          </table:table-cell>
          <table:table-cell table:formula="of:=IF([.D102]=&quot;W&quot;; [.E102]*[.F102]; -1*[.E102]*[.F102])" office:value-type="float" office:value="-176" calcext:value-type="float">
            <text:p>-176</text:p>
          </table:table-cell>
          <table:table-cell table:formula="of:=[.I101]+[.J101]" office:value-type="float" office:value="15276" calcext:value-type="float">
            <text:p>15276</text:p>
          </table:table-cell>
          <table:table-cell table:formula="of:=[.I102]+[.K101]" office:value-type="float" office:value="515100" calcext:value-type="float">
            <text:p>515100</text:p>
          </table:table-cell>
          <table:table-cell table:formula="of:=IF([.G103]&lt;&gt;-1; [.K10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DATEDIF([.A102];[.A103];&quot;d&quot;)-1" office:value-type="float" office:value="-1" calcext:value-type="float">
            <text:p>-1</text:p>
          </table:table-cell>
          <table:table-cell table:formula="of:=IF([.D103]=&quot;Z&quot;; [.E103]; -[.E103])" office:value-type="float" office:value="25" calcext:value-type="float">
            <text:p>25</text:p>
          </table:table-cell>
          <table:table-cell table:formula="of:=IF([.D103]=&quot;W&quot;; [.E103]*[.F103]; -1*[.E103]*[.F103])" office:value-type="float" office:value="-500" calcext:value-type="float">
            <text:p>-500</text:p>
          </table:table-cell>
          <table:table-cell table:formula="of:=[.I102]+[.J102]" office:value-type="float" office:value="15100" calcext:value-type="float">
            <text:p>15100</text:p>
          </table:table-cell>
          <table:table-cell table:formula="of:=[.I103]+[.K102]" office:value-type="float" office:value="514600" calcext:value-type="float">
            <text:p>514600</text:p>
          </table:table-cell>
          <table:table-cell table:formula="of:=IF([.G104]&lt;&gt;-1; [.K10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DATEDIF([.A103];[.A104];&quot;d&quot;)-1" office:value-type="float" office:value="-1" calcext:value-type="float">
            <text:p>-1</text:p>
          </table:table-cell>
          <table:table-cell table:formula="of:=IF([.D104]=&quot;Z&quot;; [.E104]; -[.E104])" office:value-type="float" office:value="8" calcext:value-type="float">
            <text:p>8</text:p>
          </table:table-cell>
          <table:table-cell table:formula="of:=IF([.D104]=&quot;W&quot;; [.E104]*[.F104]; -1*[.E104]*[.F104])" office:value-type="float" office:value="-312" calcext:value-type="float">
            <text:p>-312</text:p>
          </table:table-cell>
          <table:table-cell table:formula="of:=[.I103]+[.J103]" office:value-type="float" office:value="14600" calcext:value-type="float">
            <text:p>14600</text:p>
          </table:table-cell>
          <table:table-cell table:formula="of:=[.I104]+[.K103]" office:value-type="float" office:value="514288" calcext:value-type="float">
            <text:p>514288</text:p>
          </table:table-cell>
          <table:table-cell table:formula="of:=IF([.G105]&lt;&gt;-1; [.K10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DATEDIF([.A104];[.A105];&quot;d&quot;)-1" office:value-type="float" office:value="-1" calcext:value-type="float">
            <text:p>-1</text:p>
          </table:table-cell>
          <table:table-cell table:formula="of:=IF([.D105]=&quot;Z&quot;; [.E105]; -[.E105])" office:value-type="float" office:value="45" calcext:value-type="float">
            <text:p>45</text:p>
          </table:table-cell>
          <table:table-cell table:formula="of:=IF([.D105]=&quot;W&quot;; [.E105]*[.F105]; -1*[.E105]*[.F105])" office:value-type="float" office:value="-2790" calcext:value-type="float">
            <text:p>-2790</text:p>
          </table:table-cell>
          <table:table-cell table:formula="of:=[.I104]+[.J104]" office:value-type="float" office:value="14288" calcext:value-type="float">
            <text:p>14288</text:p>
          </table:table-cell>
          <table:table-cell table:formula="of:=[.I105]+[.K104]" office:value-type="float" office:value="511498" calcext:value-type="float">
            <text:p>511498</text:p>
          </table:table-cell>
          <table:table-cell table:formula="of:=IF([.G106]&lt;&gt;-1; [.K105]; 0)" office:value-type="float" office:value="511498" calcext:value-type="float">
            <text:p>511498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DATEDIF([.A105];[.A106];&quot;d&quot;)-1" office:value-type="float" office:value="24" calcext:value-type="float">
            <text:p>24</text:p>
          </table:table-cell>
          <table:table-cell table:formula="of:=IF([.D106]=&quot;Z&quot;; [.E106]; -[.E106])" office:value-type="float" office:value="-116" calcext:value-type="float">
            <text:p>-116</text:p>
          </table:table-cell>
          <table:table-cell table:formula="of:=IF([.D106]=&quot;W&quot;; [.E106]*[.F106]; -1*[.E106]*[.F106])" office:value-type="float" office:value="11600" calcext:value-type="float">
            <text:p>11600</text:p>
          </table:table-cell>
          <table:table-cell table:formula="of:=[.I105]+[.J105]" office:value-type="float" office:value="11498" calcext:value-type="float">
            <text:p>11498</text:p>
          </table:table-cell>
          <table:table-cell table:formula="of:=[.I106]+[.K105]" office:value-type="float" office:value="523098" calcext:value-type="float">
            <text:p>523098</text:p>
          </table:table-cell>
          <table:table-cell table:formula="of:=IF([.G107]&lt;&gt;-1; [.K10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DATEDIF([.A106];[.A107];&quot;d&quot;)-1" office:value-type="float" office:value="-1" calcext:value-type="float">
            <text:p>-1</text:p>
          </table:table-cell>
          <table:table-cell table:formula="of:=IF([.D107]=&quot;Z&quot;; [.E107]; -[.E107])" office:value-type="float" office:value="29" calcext:value-type="float">
            <text:p>29</text:p>
          </table:table-cell>
          <table:table-cell table:formula="of:=IF([.D107]=&quot;W&quot;; [.E107]*[.F107]; -1*[.E107]*[.F107])" office:value-type="float" office:value="-551" calcext:value-type="float">
            <text:p>-551</text:p>
          </table:table-cell>
          <table:table-cell table:formula="of:=[.I106]+[.J106]" office:value-type="float" office:value="23098" calcext:value-type="float">
            <text:p>23098</text:p>
          </table:table-cell>
          <table:table-cell table:formula="of:=[.I107]+[.K106]" office:value-type="float" office:value="522547" calcext:value-type="float">
            <text:p>522547</text:p>
          </table:table-cell>
          <table:table-cell table:formula="of:=IF([.G108]&lt;&gt;-1; [.K107]; 0)" office:value-type="float" office:value="522547" calcext:value-type="float">
            <text:p>522547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DATEDIF([.A107];[.A108];&quot;d&quot;)-1" office:value-type="float" office:value="12" calcext:value-type="float">
            <text:p>12</text:p>
          </table:table-cell>
          <table:table-cell table:formula="of:=IF([.D108]=&quot;Z&quot;; [.E108]; -[.E108])" office:value-type="float" office:value="-5" calcext:value-type="float">
            <text:p>-5</text:p>
          </table:table-cell>
          <table:table-cell table:formula="of:=IF([.D108]=&quot;W&quot;; [.E108]*[.F108]; -1*[.E108]*[.F108])" office:value-type="float" office:value="170" calcext:value-type="float">
            <text:p>170</text:p>
          </table:table-cell>
          <table:table-cell table:formula="of:=[.I107]+[.J107]" office:value-type="float" office:value="22547" calcext:value-type="float">
            <text:p>22547</text:p>
          </table:table-cell>
          <table:table-cell table:formula="of:=[.I108]+[.K107]" office:value-type="float" office:value="522717" calcext:value-type="float">
            <text:p>522717</text:p>
          </table:table-cell>
          <table:table-cell table:formula="of:=IF([.G109]&lt;&gt;-1; [.K10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DATEDIF([.A108];[.A109];&quot;d&quot;)-1" office:value-type="float" office:value="-1" calcext:value-type="float">
            <text:p>-1</text:p>
          </table:table-cell>
          <table:table-cell table:formula="of:=IF([.D109]=&quot;Z&quot;; [.E109]; -[.E109])" office:value-type="float" office:value="-22" calcext:value-type="float">
            <text:p>-22</text:p>
          </table:table-cell>
          <table:table-cell table:formula="of:=IF([.D109]=&quot;W&quot;; [.E109]*[.F109]; -1*[.E109]*[.F109])" office:value-type="float" office:value="242" calcext:value-type="float">
            <text:p>242</text:p>
          </table:table-cell>
          <table:table-cell table:formula="of:=[.I108]+[.J108]" office:value-type="float" office:value="22717" calcext:value-type="float">
            <text:p>22717</text:p>
          </table:table-cell>
          <table:table-cell table:formula="of:=[.I109]+[.K108]" office:value-type="float" office:value="522959" calcext:value-type="float">
            <text:p>522959</text:p>
          </table:table-cell>
          <table:table-cell table:formula="of:=IF([.G110]&lt;&gt;-1; [.K10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DATEDIF([.A109];[.A110];&quot;d&quot;)-1" office:value-type="float" office:value="-1" calcext:value-type="float">
            <text:p>-1</text:p>
          </table:table-cell>
          <table:table-cell table:formula="of:=IF([.D110]=&quot;Z&quot;; [.E110]; -[.E110])" office:value-type="float" office:value="37" calcext:value-type="float">
            <text:p>37</text:p>
          </table:table-cell>
          <table:table-cell table:formula="of:=IF([.D110]=&quot;W&quot;; [.E110]*[.F110]; -1*[.E110]*[.F110])" office:value-type="float" office:value="-814" calcext:value-type="float">
            <text:p>-814</text:p>
          </table:table-cell>
          <table:table-cell table:formula="of:=[.I109]+[.J109]" office:value-type="float" office:value="22959" calcext:value-type="float">
            <text:p>22959</text:p>
          </table:table-cell>
          <table:table-cell table:formula="of:=[.I110]+[.K109]" office:value-type="float" office:value="522145" calcext:value-type="float">
            <text:p>522145</text:p>
          </table:table-cell>
          <table:table-cell table:formula="of:=IF([.G111]&lt;&gt;-1; [.K11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DATEDIF([.A110];[.A111];&quot;d&quot;)-1" office:value-type="float" office:value="-1" calcext:value-type="float">
            <text:p>-1</text:p>
          </table:table-cell>
          <table:table-cell table:formula="of:=IF([.D111]=&quot;Z&quot;; [.E111]; -[.E111])" office:value-type="float" office:value="10" calcext:value-type="float">
            <text:p>10</text:p>
          </table:table-cell>
          <table:table-cell table:formula="of:=IF([.D111]=&quot;W&quot;; [.E111]*[.F111]; -1*[.E111]*[.F111])" office:value-type="float" office:value="-700" calcext:value-type="float">
            <text:p>-700</text:p>
          </table:table-cell>
          <table:table-cell table:formula="of:=[.I110]+[.J110]" office:value-type="float" office:value="22145" calcext:value-type="float">
            <text:p>22145</text:p>
          </table:table-cell>
          <table:table-cell table:formula="of:=[.I111]+[.K110]" office:value-type="float" office:value="521445" calcext:value-type="float">
            <text:p>521445</text:p>
          </table:table-cell>
          <table:table-cell table:formula="of:=IF([.G112]&lt;&gt;-1; [.K11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DATEDIF([.A111];[.A112];&quot;d&quot;)-1" office:value-type="float" office:value="-1" calcext:value-type="float">
            <text:p>-1</text:p>
          </table:table-cell>
          <table:table-cell table:formula="of:=IF([.D112]=&quot;Z&quot;; [.E112]; -[.E112])" office:value-type="float" office:value="42" calcext:value-type="float">
            <text:p>42</text:p>
          </table:table-cell>
          <table:table-cell table:formula="of:=IF([.D112]=&quot;W&quot;; [.E112]*[.F112]; -1*[.E112]*[.F112])" office:value-type="float" office:value="-1848" calcext:value-type="float">
            <text:p>-1848</text:p>
          </table:table-cell>
          <table:table-cell table:formula="of:=[.I111]+[.J111]" office:value-type="float" office:value="21445" calcext:value-type="float">
            <text:p>21445</text:p>
          </table:table-cell>
          <table:table-cell table:formula="of:=[.I112]+[.K111]" office:value-type="float" office:value="519597" calcext:value-type="float">
            <text:p>519597</text:p>
          </table:table-cell>
          <table:table-cell table:formula="of:=IF([.G113]&lt;&gt;-1; [.K112]; 0)" office:value-type="float" office:value="519597" calcext:value-type="float">
            <text:p>519597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DATEDIF([.A112];[.A113];&quot;d&quot;)-1" office:value-type="float" office:value="16" calcext:value-type="float">
            <text:p>16</text:p>
          </table:table-cell>
          <table:table-cell table:formula="of:=IF([.D113]=&quot;Z&quot;; [.E113]; -[.E113])" office:value-type="float" office:value="-11" calcext:value-type="float">
            <text:p>-11</text:p>
          </table:table-cell>
          <table:table-cell table:formula="of:=IF([.D113]=&quot;W&quot;; [.E113]*[.F113]; -1*[.E113]*[.F113])" office:value-type="float" office:value="1034" calcext:value-type="float">
            <text:p>1034</text:p>
          </table:table-cell>
          <table:table-cell table:formula="of:=[.I112]+[.J112]" office:value-type="float" office:value="19597" calcext:value-type="float">
            <text:p>19597</text:p>
          </table:table-cell>
          <table:table-cell table:formula="of:=[.I113]+[.K112]" office:value-type="float" office:value="520631" calcext:value-type="float">
            <text:p>520631</text:p>
          </table:table-cell>
          <table:table-cell table:formula="of:=IF([.G114]&lt;&gt;-1; [.K11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DATEDIF([.A113];[.A114];&quot;d&quot;)-1" office:value-type="float" office:value="-1" calcext:value-type="float">
            <text:p>-1</text:p>
          </table:table-cell>
          <table:table-cell table:formula="of:=IF([.D114]=&quot;Z&quot;; [.E114]; -[.E114])" office:value-type="float" office:value="-48" calcext:value-type="float">
            <text:p>-48</text:p>
          </table:table-cell>
          <table:table-cell table:formula="of:=IF([.D114]=&quot;W&quot;; [.E114]*[.F114]; -1*[.E114]*[.F114])" office:value-type="float" office:value="2832" calcext:value-type="float">
            <text:p>2832</text:p>
          </table:table-cell>
          <table:table-cell table:formula="of:=[.I113]+[.J113]" office:value-type="float" office:value="20631" calcext:value-type="float">
            <text:p>20631</text:p>
          </table:table-cell>
          <table:table-cell table:formula="of:=[.I114]+[.K113]" office:value-type="float" office:value="523463" calcext:value-type="float">
            <text:p>523463</text:p>
          </table:table-cell>
          <table:table-cell table:formula="of:=IF([.G115]&lt;&gt;-1; [.K11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DATEDIF([.A114];[.A115];&quot;d&quot;)-1" office:value-type="float" office:value="-1" calcext:value-type="float">
            <text:p>-1</text:p>
          </table:table-cell>
          <table:table-cell table:formula="of:=IF([.D115]=&quot;Z&quot;; [.E115]; -[.E115])" office:value-type="float" office:value="20" calcext:value-type="float">
            <text:p>20</text:p>
          </table:table-cell>
          <table:table-cell table:formula="of:=IF([.D115]=&quot;W&quot;; [.E115]*[.F115]; -1*[.E115]*[.F115])" office:value-type="float" office:value="-420" calcext:value-type="float">
            <text:p>-420</text:p>
          </table:table-cell>
          <table:table-cell table:formula="of:=[.I114]+[.J114]" office:value-type="float" office:value="23463" calcext:value-type="float">
            <text:p>23463</text:p>
          </table:table-cell>
          <table:table-cell table:formula="of:=[.I115]+[.K114]" office:value-type="float" office:value="523043" calcext:value-type="float">
            <text:p>523043</text:p>
          </table:table-cell>
          <table:table-cell table:formula="of:=IF([.G116]&lt;&gt;-1; [.K11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DATEDIF([.A115];[.A116];&quot;d&quot;)-1" office:value-type="float" office:value="-1" calcext:value-type="float">
            <text:p>-1</text:p>
          </table:table-cell>
          <table:table-cell table:formula="of:=IF([.D116]=&quot;Z&quot;; [.E116]; -[.E116])" office:value-type="float" office:value="26" calcext:value-type="float">
            <text:p>26</text:p>
          </table:table-cell>
          <table:table-cell table:formula="of:=IF([.D116]=&quot;W&quot;; [.E116]*[.F116]; -1*[.E116]*[.F116])" office:value-type="float" office:value="-650" calcext:value-type="float">
            <text:p>-650</text:p>
          </table:table-cell>
          <table:table-cell table:formula="of:=[.I115]+[.J115]" office:value-type="float" office:value="23043" calcext:value-type="float">
            <text:p>23043</text:p>
          </table:table-cell>
          <table:table-cell table:formula="of:=[.I116]+[.K115]" office:value-type="float" office:value="522393" calcext:value-type="float">
            <text:p>522393</text:p>
          </table:table-cell>
          <table:table-cell table:formula="of:=IF([.G117]&lt;&gt;-1; [.K116]; 0)" office:value-type="float" office:value="522393" calcext:value-type="float">
            <text:p>522393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DATEDIF([.A116];[.A117];&quot;d&quot;)-1" office:value-type="float" office:value="14" calcext:value-type="float">
            <text:p>14</text:p>
          </table:table-cell>
          <table:table-cell table:formula="of:=IF([.D117]=&quot;Z&quot;; [.E117]; -[.E117])" office:value-type="float" office:value="24" calcext:value-type="float">
            <text:p>24</text:p>
          </table:table-cell>
          <table:table-cell table:formula="of:=IF([.D117]=&quot;W&quot;; [.E117]*[.F117]; -1*[.E117]*[.F117])" office:value-type="float" office:value="-216" calcext:value-type="float">
            <text:p>-216</text:p>
          </table:table-cell>
          <table:table-cell table:formula="of:=[.I116]+[.J116]" office:value-type="float" office:value="22393" calcext:value-type="float">
            <text:p>22393</text:p>
          </table:table-cell>
          <table:table-cell table:formula="of:=[.I117]+[.K116]" office:value-type="float" office:value="522177" calcext:value-type="float">
            <text:p>522177</text:p>
          </table:table-cell>
          <table:table-cell table:formula="of:=IF([.G118]&lt;&gt;-1; [.K11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DATEDIF([.A117];[.A118];&quot;d&quot;)-1" office:value-type="float" office:value="-1" calcext:value-type="float">
            <text:p>-1</text:p>
          </table:table-cell>
          <table:table-cell table:formula="of:=IF([.D118]=&quot;Z&quot;; [.E118]; -[.E118])" office:value-type="float" office:value="38" calcext:value-type="float">
            <text:p>38</text:p>
          </table:table-cell>
          <table:table-cell table:formula="of:=IF([.D118]=&quot;W&quot;; [.E118]*[.F118]; -1*[.E118]*[.F118])" office:value-type="float" office:value="-2584" calcext:value-type="float">
            <text:p>-2584</text:p>
          </table:table-cell>
          <table:table-cell table:formula="of:=[.I117]+[.J117]" office:value-type="float" office:value="22177" calcext:value-type="float">
            <text:p>22177</text:p>
          </table:table-cell>
          <table:table-cell table:formula="of:=[.I118]+[.K117]" office:value-type="float" office:value="519593" calcext:value-type="float">
            <text:p>519593</text:p>
          </table:table-cell>
          <table:table-cell table:formula="of:=IF([.G119]&lt;&gt;-1; [.K11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DATEDIF([.A118];[.A119];&quot;d&quot;)-1" office:value-type="float" office:value="-1" calcext:value-type="float">
            <text:p>-1</text:p>
          </table:table-cell>
          <table:table-cell table:formula="of:=IF([.D119]=&quot;Z&quot;; [.E119]; -[.E119])" office:value-type="float" office:value="14" calcext:value-type="float">
            <text:p>14</text:p>
          </table:table-cell>
          <table:table-cell table:formula="of:=IF([.D119]=&quot;W&quot;; [.E119]*[.F119]; -1*[.E119]*[.F119])" office:value-type="float" office:value="-294" calcext:value-type="float">
            <text:p>-294</text:p>
          </table:table-cell>
          <table:table-cell table:formula="of:=[.I118]+[.J118]" office:value-type="float" office:value="19593" calcext:value-type="float">
            <text:p>19593</text:p>
          </table:table-cell>
          <table:table-cell table:formula="of:=[.I119]+[.K118]" office:value-type="float" office:value="519299" calcext:value-type="float">
            <text:p>519299</text:p>
          </table:table-cell>
          <table:table-cell table:formula="of:=IF([.G120]&lt;&gt;-1; [.K11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DATEDIF([.A119];[.A120];&quot;d&quot;)-1" office:value-type="float" office:value="-1" calcext:value-type="float">
            <text:p>-1</text:p>
          </table:table-cell>
          <table:table-cell table:formula="of:=IF([.D120]=&quot;Z&quot;; [.E120]; -[.E120])" office:value-type="float" office:value="4" calcext:value-type="float">
            <text:p>4</text:p>
          </table:table-cell>
          <table:table-cell table:formula="of:=IF([.D120]=&quot;W&quot;; [.E120]*[.F120]; -1*[.E120]*[.F120])" office:value-type="float" office:value="-172" calcext:value-type="float">
            <text:p>-172</text:p>
          </table:table-cell>
          <table:table-cell table:formula="of:=[.I119]+[.J119]" office:value-type="float" office:value="19299" calcext:value-type="float">
            <text:p>19299</text:p>
          </table:table-cell>
          <table:table-cell table:formula="of:=[.I120]+[.K119]" office:value-type="float" office:value="519127" calcext:value-type="float">
            <text:p>519127</text:p>
          </table:table-cell>
          <table:table-cell table:formula="of:=IF([.G121]&lt;&gt;-1; [.K120]; 0)" office:value-type="float" office:value="519127" calcext:value-type="float">
            <text:p>519127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DATEDIF([.A120];[.A121];&quot;d&quot;)-1" office:value-type="float" office:value="18" calcext:value-type="float">
            <text:p>18</text:p>
          </table:table-cell>
          <table:table-cell table:formula="of:=IF([.D121]=&quot;Z&quot;; [.E121]; -[.E121])" office:value-type="float" office:value="-19" calcext:value-type="float">
            <text:p>-19</text:p>
          </table:table-cell>
          <table:table-cell table:formula="of:=IF([.D121]=&quot;W&quot;; [.E121]*[.F121]; -1*[.E121]*[.F121])" office:value-type="float" office:value="684" calcext:value-type="float">
            <text:p>684</text:p>
          </table:table-cell>
          <table:table-cell table:formula="of:=[.I120]+[.J120]" office:value-type="float" office:value="19127" calcext:value-type="float">
            <text:p>19127</text:p>
          </table:table-cell>
          <table:table-cell table:formula="of:=[.I121]+[.K120]" office:value-type="float" office:value="519811" calcext:value-type="float">
            <text:p>519811</text:p>
          </table:table-cell>
          <table:table-cell table:formula="of:=IF([.G122]&lt;&gt;-1; [.K12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DATEDIF([.A121];[.A122];&quot;d&quot;)-1" office:value-type="float" office:value="-1" calcext:value-type="float">
            <text:p>-1</text:p>
          </table:table-cell>
          <table:table-cell table:formula="of:=IF([.D122]=&quot;Z&quot;; [.E122]; -[.E122])" office:value-type="float" office:value="30" calcext:value-type="float">
            <text:p>30</text:p>
          </table:table-cell>
          <table:table-cell table:formula="of:=IF([.D122]=&quot;W&quot;; [.E122]*[.F122]; -1*[.E122]*[.F122])" office:value-type="float" office:value="-1950" calcext:value-type="float">
            <text:p>-1950</text:p>
          </table:table-cell>
          <table:table-cell table:formula="of:=[.I121]+[.J121]" office:value-type="float" office:value="19811" calcext:value-type="float">
            <text:p>19811</text:p>
          </table:table-cell>
          <table:table-cell table:formula="of:=[.I122]+[.K121]" office:value-type="float" office:value="517861" calcext:value-type="float">
            <text:p>517861</text:p>
          </table:table-cell>
          <table:table-cell table:formula="of:=IF([.G123]&lt;&gt;-1; [.K122]; 0)" office:value-type="float" office:value="517861" calcext:value-type="float">
            <text:p>517861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DATEDIF([.A122];[.A123];&quot;d&quot;)-1" office:value-type="float" office:value="25" calcext:value-type="float">
            <text:p>25</text:p>
          </table:table-cell>
          <table:table-cell table:formula="of:=IF([.D123]=&quot;Z&quot;; [.E123]; -[.E123])" office:value-type="float" office:value="-6" calcext:value-type="float">
            <text:p>-6</text:p>
          </table:table-cell>
          <table:table-cell table:formula="of:=IF([.D123]=&quot;W&quot;; [.E123]*[.F123]; -1*[.E123]*[.F123])" office:value-type="float" office:value="378" calcext:value-type="float">
            <text:p>378</text:p>
          </table:table-cell>
          <table:table-cell table:formula="of:=[.I122]+[.J122]" office:value-type="float" office:value="17861" calcext:value-type="float">
            <text:p>17861</text:p>
          </table:table-cell>
          <table:table-cell table:formula="of:=[.I123]+[.K122]" office:value-type="float" office:value="518239" calcext:value-type="float">
            <text:p>518239</text:p>
          </table:table-cell>
          <table:table-cell table:formula="of:=IF([.G124]&lt;&gt;-1; [.K12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DATEDIF([.A123];[.A124];&quot;d&quot;)-1" office:value-type="float" office:value="-1" calcext:value-type="float">
            <text:p>-1</text:p>
          </table:table-cell>
          <table:table-cell table:formula="of:=IF([.D124]=&quot;Z&quot;; [.E124]; -[.E124])" office:value-type="float" office:value="43" calcext:value-type="float">
            <text:p>43</text:p>
          </table:table-cell>
          <table:table-cell table:formula="of:=IF([.D124]=&quot;W&quot;; [.E124]*[.F124]; -1*[.E124]*[.F124])" office:value-type="float" office:value="-2537" calcext:value-type="float">
            <text:p>-2537</text:p>
          </table:table-cell>
          <table:table-cell table:formula="of:=[.I123]+[.J123]" office:value-type="float" office:value="18239" calcext:value-type="float">
            <text:p>18239</text:p>
          </table:table-cell>
          <table:table-cell table:formula="of:=[.I124]+[.K123]" office:value-type="float" office:value="515702" calcext:value-type="float">
            <text:p>515702</text:p>
          </table:table-cell>
          <table:table-cell table:formula="of:=IF([.G125]&lt;&gt;-1; [.K124]; 0)" office:value-type="float" office:value="515702" calcext:value-type="float">
            <text:p>515702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DATEDIF([.A124];[.A125];&quot;d&quot;)-1" office:value-type="float" office:value="20" calcext:value-type="float">
            <text:p>20</text:p>
          </table:table-cell>
          <table:table-cell table:formula="of:=IF([.D125]=&quot;Z&quot;; [.E125]; -[.E125])" office:value-type="float" office:value="-1" calcext:value-type="float">
            <text:p>-1</text:p>
          </table:table-cell>
          <table:table-cell table:formula="of:=IF([.D125]=&quot;W&quot;; [.E125]*[.F125]; -1*[.E125]*[.F125])" office:value-type="float" office:value="61" calcext:value-type="float">
            <text:p>61</text:p>
          </table:table-cell>
          <table:table-cell table:formula="of:=[.I124]+[.J124]" office:value-type="float" office:value="15702" calcext:value-type="float">
            <text:p>15702</text:p>
          </table:table-cell>
          <table:table-cell table:formula="of:=[.I125]+[.K124]" office:value-type="float" office:value="515763" calcext:value-type="float">
            <text:p>515763</text:p>
          </table:table-cell>
          <table:table-cell table:formula="of:=IF([.G126]&lt;&gt;-1; [.K12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DATEDIF([.A125];[.A126];&quot;d&quot;)-1" office:value-type="float" office:value="-1" calcext:value-type="float">
            <text:p>-1</text:p>
          </table:table-cell>
          <table:table-cell table:formula="of:=IF([.D126]=&quot;Z&quot;; [.E126]; -[.E126])" office:value-type="float" office:value="-147" calcext:value-type="float">
            <text:p>-147</text:p>
          </table:table-cell>
          <table:table-cell table:formula="of:=IF([.D126]=&quot;W&quot;; [.E126]*[.F126]; -1*[.E126]*[.F126])" office:value-type="float" office:value="4410" calcext:value-type="float">
            <text:p>4410</text:p>
          </table:table-cell>
          <table:table-cell table:formula="of:=[.I125]+[.J125]" office:value-type="float" office:value="15763" calcext:value-type="float">
            <text:p>15763</text:p>
          </table:table-cell>
          <table:table-cell table:formula="of:=[.I126]+[.K125]" office:value-type="float" office:value="520173" calcext:value-type="float">
            <text:p>520173</text:p>
          </table:table-cell>
          <table:table-cell table:formula="of:=IF([.G127]&lt;&gt;-1; [.K12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DATEDIF([.A126];[.A127];&quot;d&quot;)-1" office:value-type="float" office:value="-1" calcext:value-type="float">
            <text:p>-1</text:p>
          </table:table-cell>
          <table:table-cell table:formula="of:=IF([.D127]=&quot;Z&quot;; [.E127]; -[.E127])" office:value-type="float" office:value="15" calcext:value-type="float">
            <text:p>15</text:p>
          </table:table-cell>
          <table:table-cell table:formula="of:=IF([.D127]=&quot;W&quot;; [.E127]*[.F127]; -1*[.E127]*[.F127])" office:value-type="float" office:value="-120" calcext:value-type="float">
            <text:p>-120</text:p>
          </table:table-cell>
          <table:table-cell table:formula="of:=[.I126]+[.J126]" office:value-type="float" office:value="20173" calcext:value-type="float">
            <text:p>20173</text:p>
          </table:table-cell>
          <table:table-cell table:formula="of:=[.I127]+[.K126]" office:value-type="float" office:value="520053" calcext:value-type="float">
            <text:p>520053</text:p>
          </table:table-cell>
          <table:table-cell table:formula="of:=IF([.G128]&lt;&gt;-1; [.K12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DATEDIF([.A127];[.A128];&quot;d&quot;)-1" office:value-type="float" office:value="-1" calcext:value-type="float">
            <text:p>-1</text:p>
          </table:table-cell>
          <table:table-cell table:formula="of:=IF([.D128]=&quot;Z&quot;; [.E128]; -[.E128])" office:value-type="float" office:value="24" calcext:value-type="float">
            <text:p>24</text:p>
          </table:table-cell>
          <table:table-cell table:formula="of:=IF([.D128]=&quot;W&quot;; [.E128]*[.F128]; -1*[.E128]*[.F128])" office:value-type="float" office:value="-1512" calcext:value-type="float">
            <text:p>-1512</text:p>
          </table:table-cell>
          <table:table-cell table:formula="of:=[.I127]+[.J127]" office:value-type="float" office:value="20053" calcext:value-type="float">
            <text:p>20053</text:p>
          </table:table-cell>
          <table:table-cell table:formula="of:=[.I128]+[.K127]" office:value-type="float" office:value="518541" calcext:value-type="float">
            <text:p>518541</text:p>
          </table:table-cell>
          <table:table-cell table:formula="of:=IF([.G129]&lt;&gt;-1; [.K12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DATEDIF([.A128];[.A129];&quot;d&quot;)-1" office:value-type="float" office:value="-1" calcext:value-type="float">
            <text:p>-1</text:p>
          </table:table-cell>
          <table:table-cell table:formula="of:=IF([.D129]=&quot;Z&quot;; [.E129]; -[.E129])" office:value-type="float" office:value="19" calcext:value-type="float">
            <text:p>19</text:p>
          </table:table-cell>
          <table:table-cell table:formula="of:=IF([.D129]=&quot;W&quot;; [.E129]*[.F129]; -1*[.E129]*[.F129])" office:value-type="float" office:value="-456" calcext:value-type="float">
            <text:p>-456</text:p>
          </table:table-cell>
          <table:table-cell table:formula="of:=[.I128]+[.J128]" office:value-type="float" office:value="18541" calcext:value-type="float">
            <text:p>18541</text:p>
          </table:table-cell>
          <table:table-cell table:formula="of:=[.I129]+[.K128]" office:value-type="float" office:value="518085" calcext:value-type="float">
            <text:p>518085</text:p>
          </table:table-cell>
          <table:table-cell table:formula="of:=IF([.G130]&lt;&gt;-1; [.K129]; 0)" office:value-type="float" office:value="518085" calcext:value-type="float">
            <text:p>518085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DATEDIF([.A129];[.A130];&quot;d&quot;)-1" office:value-type="float" office:value="23" calcext:value-type="float">
            <text:p>23</text:p>
          </table:table-cell>
          <table:table-cell table:formula="of:=IF([.D130]=&quot;Z&quot;; [.E130]; -[.E130])" office:value-type="float" office:value="-134" calcext:value-type="float">
            <text:p>-134</text:p>
          </table:table-cell>
          <table:table-cell table:formula="of:=IF([.D130]=&quot;W&quot;; [.E130]*[.F130]; -1*[.E130]*[.F130])" office:value-type="float" office:value="13266" calcext:value-type="float">
            <text:p>13266</text:p>
          </table:table-cell>
          <table:table-cell table:formula="of:=[.I129]+[.J129]" office:value-type="float" office:value="18085" calcext:value-type="float">
            <text:p>18085</text:p>
          </table:table-cell>
          <table:table-cell table:formula="of:=[.I130]+[.K129]" office:value-type="float" office:value="531351" calcext:value-type="float">
            <text:p>531351</text:p>
          </table:table-cell>
          <table:table-cell table:formula="of:=IF([.G131]&lt;&gt;-1; [.K13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DATEDIF([.A130];[.A131];&quot;d&quot;)-1" office:value-type="float" office:value="-1" calcext:value-type="float">
            <text:p>-1</text:p>
          </table:table-cell>
          <table:table-cell table:formula="of:=IF([.D131]=&quot;Z&quot;; [.E131]; -[.E131])" office:value-type="float" office:value="12" calcext:value-type="float">
            <text:p>12</text:p>
          </table:table-cell>
          <table:table-cell table:formula="of:=IF([.D131]=&quot;W&quot;; [.E131]*[.F131]; -1*[.E131]*[.F131])" office:value-type="float" office:value="-456" calcext:value-type="float">
            <text:p>-456</text:p>
          </table:table-cell>
          <table:table-cell table:formula="of:=[.I130]+[.J130]" office:value-type="float" office:value="31351" calcext:value-type="float">
            <text:p>31351</text:p>
          </table:table-cell>
          <table:table-cell table:formula="of:=[.I131]+[.K130]" office:value-type="float" office:value="530895" calcext:value-type="float">
            <text:p>530895</text:p>
          </table:table-cell>
          <table:table-cell table:formula="of:=IF([.G132]&lt;&gt;-1; [.K131]; 0)" office:value-type="float" office:value="530895" calcext:value-type="float">
            <text:p>530895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DATEDIF([.A131];[.A132];&quot;d&quot;)-1" office:value-type="float" office:value="17" calcext:value-type="float">
            <text:p>17</text:p>
          </table:table-cell>
          <table:table-cell table:formula="of:=IF([.D132]=&quot;Z&quot;; [.E132]; -[.E132])" office:value-type="float" office:value="-4" calcext:value-type="float">
            <text:p>-4</text:p>
          </table:table-cell>
          <table:table-cell table:formula="of:=IF([.D132]=&quot;W&quot;; [.E132]*[.F132]; -1*[.E132]*[.F132])" office:value-type="float" office:value="120" calcext:value-type="float">
            <text:p>120</text:p>
          </table:table-cell>
          <table:table-cell table:formula="of:=[.I131]+[.J131]" office:value-type="float" office:value="30895" calcext:value-type="float">
            <text:p>30895</text:p>
          </table:table-cell>
          <table:table-cell table:formula="of:=[.I132]+[.K131]" office:value-type="float" office:value="531015" calcext:value-type="float">
            <text:p>531015</text:p>
          </table:table-cell>
          <table:table-cell table:formula="of:=IF([.G133]&lt;&gt;-1; [.K13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DATEDIF([.A132];[.A133];&quot;d&quot;)-1" office:value-type="float" office:value="-1" calcext:value-type="float">
            <text:p>-1</text:p>
          </table:table-cell>
          <table:table-cell table:formula="of:=IF([.D133]=&quot;Z&quot;; [.E133]; -[.E133])" office:value-type="float" office:value="26" calcext:value-type="float">
            <text:p>26</text:p>
          </table:table-cell>
          <table:table-cell table:formula="of:=IF([.D133]=&quot;W&quot;; [.E133]*[.F133]; -1*[.E133]*[.F133])" office:value-type="float" office:value="-208" calcext:value-type="float">
            <text:p>-208</text:p>
          </table:table-cell>
          <table:table-cell table:formula="of:=[.I132]+[.J132]" office:value-type="float" office:value="31015" calcext:value-type="float">
            <text:p>31015</text:p>
          </table:table-cell>
          <table:table-cell table:formula="of:=[.I133]+[.K132]" office:value-type="float" office:value="530807" calcext:value-type="float">
            <text:p>530807</text:p>
          </table:table-cell>
          <table:table-cell table:formula="of:=IF([.G134]&lt;&gt;-1; [.K13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DATEDIF([.A133];[.A134];&quot;d&quot;)-1" office:value-type="float" office:value="-1" calcext:value-type="float">
            <text:p>-1</text:p>
          </table:table-cell>
          <table:table-cell table:formula="of:=IF([.D134]=&quot;Z&quot;; [.E134]; -[.E134])" office:value-type="float" office:value="38" calcext:value-type="float">
            <text:p>38</text:p>
          </table:table-cell>
          <table:table-cell table:formula="of:=IF([.D134]=&quot;W&quot;; [.E134]*[.F134]; -1*[.E134]*[.F134])" office:value-type="float" office:value="-2508" calcext:value-type="float">
            <text:p>-2508</text:p>
          </table:table-cell>
          <table:table-cell table:formula="of:=[.I133]+[.J133]" office:value-type="float" office:value="30807" calcext:value-type="float">
            <text:p>30807</text:p>
          </table:table-cell>
          <table:table-cell table:formula="of:=[.I134]+[.K133]" office:value-type="float" office:value="528299" calcext:value-type="float">
            <text:p>528299</text:p>
          </table:table-cell>
          <table:table-cell table:formula="of:=IF([.G135]&lt;&gt;-1; [.K134]; 0)" office:value-type="float" office:value="528299" calcext:value-type="float">
            <text:p>528299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DATEDIF([.A134];[.A135];&quot;d&quot;)-1" office:value-type="float" office:value="21" calcext:value-type="float">
            <text:p>21</text:p>
          </table:table-cell>
          <table:table-cell table:formula="of:=IF([.D135]=&quot;Z&quot;; [.E135]; -[.E135])" office:value-type="float" office:value="-38" calcext:value-type="float">
            <text:p>-38</text:p>
          </table:table-cell>
          <table:table-cell table:formula="of:=IF([.D135]=&quot;W&quot;; [.E135]*[.F135]; -1*[.E135]*[.F135])" office:value-type="float" office:value="3724" calcext:value-type="float">
            <text:p>3724</text:p>
          </table:table-cell>
          <table:table-cell table:formula="of:=[.I134]+[.J134]" office:value-type="float" office:value="28299" calcext:value-type="float">
            <text:p>28299</text:p>
          </table:table-cell>
          <table:table-cell table:formula="of:=[.I135]+[.K134]" office:value-type="float" office:value="532023" calcext:value-type="float">
            <text:p>532023</text:p>
          </table:table-cell>
          <table:table-cell table:formula="of:=IF([.G136]&lt;&gt;-1; [.K13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DATEDIF([.A135];[.A136];&quot;d&quot;)-1" office:value-type="float" office:value="-1" calcext:value-type="float">
            <text:p>-1</text:p>
          </table:table-cell>
          <table:table-cell table:formula="of:=IF([.D136]=&quot;Z&quot;; [.E136]; -[.E136])" office:value-type="float" office:value="-44" calcext:value-type="float">
            <text:p>-44</text:p>
          </table:table-cell>
          <table:table-cell table:formula="of:=IF([.D136]=&quot;W&quot;; [.E136]*[.F136]; -1*[.E136]*[.F136])" office:value-type="float" office:value="1628" calcext:value-type="float">
            <text:p>1628</text:p>
          </table:table-cell>
          <table:table-cell table:formula="of:=[.I135]+[.J135]" office:value-type="float" office:value="32023" calcext:value-type="float">
            <text:p>32023</text:p>
          </table:table-cell>
          <table:table-cell table:formula="of:=[.I136]+[.K135]" office:value-type="float" office:value="533651" calcext:value-type="float">
            <text:p>533651</text:p>
          </table:table-cell>
          <table:table-cell table:formula="of:=IF([.G137]&lt;&gt;-1; [.K13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DATEDIF([.A136];[.A137];&quot;d&quot;)-1" office:value-type="float" office:value="-1" calcext:value-type="float">
            <text:p>-1</text:p>
          </table:table-cell>
          <table:table-cell table:formula="of:=IF([.D137]=&quot;Z&quot;; [.E137]; -[.E137])" office:value-type="float" office:value="21" calcext:value-type="float">
            <text:p>21</text:p>
          </table:table-cell>
          <table:table-cell table:formula="of:=IF([.D137]=&quot;W&quot;; [.E137]*[.F137]; -1*[.E137]*[.F137])" office:value-type="float" office:value="-168" calcext:value-type="float">
            <text:p>-168</text:p>
          </table:table-cell>
          <table:table-cell table:formula="of:=[.I136]+[.J136]" office:value-type="float" office:value="33651" calcext:value-type="float">
            <text:p>33651</text:p>
          </table:table-cell>
          <table:table-cell table:formula="of:=[.I137]+[.K136]" office:value-type="float" office:value="533483" calcext:value-type="float">
            <text:p>533483</text:p>
          </table:table-cell>
          <table:table-cell table:formula="of:=IF([.G138]&lt;&gt;-1; [.K13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DATEDIF([.A137];[.A138];&quot;d&quot;)-1" office:value-type="float" office:value="-1" calcext:value-type="float">
            <text:p>-1</text:p>
          </table:table-cell>
          <table:table-cell table:formula="of:=IF([.D138]=&quot;Z&quot;; [.E138]; -[.E138])" office:value-type="float" office:value="10" calcext:value-type="float">
            <text:p>10</text:p>
          </table:table-cell>
          <table:table-cell table:formula="of:=IF([.D138]=&quot;W&quot;; [.E138]*[.F138]; -1*[.E138]*[.F138])" office:value-type="float" office:value="-390" calcext:value-type="float">
            <text:p>-390</text:p>
          </table:table-cell>
          <table:table-cell table:formula="of:=[.I137]+[.J137]" office:value-type="float" office:value="33483" calcext:value-type="float">
            <text:p>33483</text:p>
          </table:table-cell>
          <table:table-cell table:formula="of:=[.I138]+[.K137]" office:value-type="float" office:value="533093" calcext:value-type="float">
            <text:p>533093</text:p>
          </table:table-cell>
          <table:table-cell table:formula="of:=IF([.G139]&lt;&gt;-1; [.K138]; 0)" office:value-type="float" office:value="533093" calcext:value-type="float">
            <text:p>533093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DATEDIF([.A138];[.A139];&quot;d&quot;)-1" office:value-type="float" office:value="24" calcext:value-type="float">
            <text:p>24</text:p>
          </table:table-cell>
          <table:table-cell table:formula="of:=IF([.D139]=&quot;Z&quot;; [.E139]; -[.E139])" office:value-type="float" office:value="-15" calcext:value-type="float">
            <text:p>-15</text:p>
          </table:table-cell>
          <table:table-cell table:formula="of:=IF([.D139]=&quot;W&quot;; [.E139]*[.F139]; -1*[.E139]*[.F139])" office:value-type="float" office:value="570" calcext:value-type="float">
            <text:p>570</text:p>
          </table:table-cell>
          <table:table-cell table:formula="of:=[.I138]+[.J138]" office:value-type="float" office:value="33093" calcext:value-type="float">
            <text:p>33093</text:p>
          </table:table-cell>
          <table:table-cell table:formula="of:=[.I139]+[.K138]" office:value-type="float" office:value="533663" calcext:value-type="float">
            <text:p>533663</text:p>
          </table:table-cell>
          <table:table-cell table:formula="of:=IF([.G140]&lt;&gt;-1; [.K13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DATEDIF([.A139];[.A140];&quot;d&quot;)-1" office:value-type="float" office:value="-1" calcext:value-type="float">
            <text:p>-1</text:p>
          </table:table-cell>
          <table:table-cell table:formula="of:=IF([.D140]=&quot;Z&quot;; [.E140]; -[.E140])" office:value-type="float" office:value="-22" calcext:value-type="float">
            <text:p>-22</text:p>
          </table:table-cell>
          <table:table-cell table:formula="of:=IF([.D140]=&quot;W&quot;; [.E140]*[.F140]; -1*[.E140]*[.F140])" office:value-type="float" office:value="1386" calcext:value-type="float">
            <text:p>1386</text:p>
          </table:table-cell>
          <table:table-cell table:formula="of:=[.I139]+[.J139]" office:value-type="float" office:value="33663" calcext:value-type="float">
            <text:p>33663</text:p>
          </table:table-cell>
          <table:table-cell table:formula="of:=[.I140]+[.K139]" office:value-type="float" office:value="535049" calcext:value-type="float">
            <text:p>535049</text:p>
          </table:table-cell>
          <table:table-cell table:formula="of:=IF([.G141]&lt;&gt;-1; [.K14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DATEDIF([.A140];[.A141];&quot;d&quot;)-1" office:value-type="float" office:value="-1" calcext:value-type="float">
            <text:p>-1</text:p>
          </table:table-cell>
          <table:table-cell table:formula="of:=IF([.D141]=&quot;Z&quot;; [.E141]; -[.E141])" office:value-type="float" office:value="9" calcext:value-type="float">
            <text:p>9</text:p>
          </table:table-cell>
          <table:table-cell table:formula="of:=IF([.D141]=&quot;W&quot;; [.E141]*[.F141]; -1*[.E141]*[.F141])" office:value-type="float" office:value="-540" calcext:value-type="float">
            <text:p>-540</text:p>
          </table:table-cell>
          <table:table-cell table:formula="of:=[.I140]+[.J140]" office:value-type="float" office:value="35049" calcext:value-type="float">
            <text:p>35049</text:p>
          </table:table-cell>
          <table:table-cell table:formula="of:=[.I141]+[.K140]" office:value-type="float" office:value="534509" calcext:value-type="float">
            <text:p>534509</text:p>
          </table:table-cell>
          <table:table-cell table:formula="of:=IF([.G142]&lt;&gt;-1; [.K14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DATEDIF([.A141];[.A142];&quot;d&quot;)-1" office:value-type="float" office:value="-1" calcext:value-type="float">
            <text:p>-1</text:p>
          </table:table-cell>
          <table:table-cell table:formula="of:=IF([.D142]=&quot;Z&quot;; [.E142]; -[.E142])" office:value-type="float" office:value="6" calcext:value-type="float">
            <text:p>6</text:p>
          </table:table-cell>
          <table:table-cell table:formula="of:=IF([.D142]=&quot;W&quot;; [.E142]*[.F142]; -1*[.E142]*[.F142])" office:value-type="float" office:value="-114" calcext:value-type="float">
            <text:p>-114</text:p>
          </table:table-cell>
          <table:table-cell table:formula="of:=[.I141]+[.J141]" office:value-type="float" office:value="34509" calcext:value-type="float">
            <text:p>34509</text:p>
          </table:table-cell>
          <table:table-cell table:formula="of:=[.I142]+[.K141]" office:value-type="float" office:value="534395" calcext:value-type="float">
            <text:p>534395</text:p>
          </table:table-cell>
          <table:table-cell table:formula="of:=IF([.G143]&lt;&gt;-1; [.K14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DATEDIF([.A142];[.A143];&quot;d&quot;)-1" office:value-type="float" office:value="-1" calcext:value-type="float">
            <text:p>-1</text:p>
          </table:table-cell>
          <table:table-cell table:formula="of:=IF([.D143]=&quot;Z&quot;; [.E143]; -[.E143])" office:value-type="float" office:value="4" calcext:value-type="float">
            <text:p>4</text:p>
          </table:table-cell>
          <table:table-cell table:formula="of:=IF([.D143]=&quot;W&quot;; [.E143]*[.F143]; -1*[.E143]*[.F143])" office:value-type="float" office:value="-32" calcext:value-type="float">
            <text:p>-32</text:p>
          </table:table-cell>
          <table:table-cell table:formula="of:=[.I142]+[.J142]" office:value-type="float" office:value="34395" calcext:value-type="float">
            <text:p>34395</text:p>
          </table:table-cell>
          <table:table-cell table:formula="of:=[.I143]+[.K142]" office:value-type="float" office:value="534363" calcext:value-type="float">
            <text:p>534363</text:p>
          </table:table-cell>
          <table:table-cell table:formula="of:=IF([.G144]&lt;&gt;-1; [.K143]; 0)" office:value-type="float" office:value="534363" calcext:value-type="float">
            <text:p>534363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DATEDIF([.A143];[.A144];&quot;d&quot;)-1" office:value-type="float" office:value="0" calcext:value-type="float">
            <text:p>0</text:p>
          </table:table-cell>
          <table:table-cell table:formula="of:=IF([.D144]=&quot;Z&quot;; [.E144]; -[.E144])" office:value-type="float" office:value="-6" calcext:value-type="float">
            <text:p>-6</text:p>
          </table:table-cell>
          <table:table-cell table:formula="of:=IF([.D144]=&quot;W&quot;; [.E144]*[.F144]; -1*[.E144]*[.F144])" office:value-type="float" office:value="150" calcext:value-type="float">
            <text:p>150</text:p>
          </table:table-cell>
          <table:table-cell table:formula="of:=[.I143]+[.J143]" office:value-type="float" office:value="34363" calcext:value-type="float">
            <text:p>34363</text:p>
          </table:table-cell>
          <table:table-cell table:formula="of:=[.I144]+[.K143]" office:value-type="float" office:value="534513" calcext:value-type="float">
            <text:p>534513</text:p>
          </table:table-cell>
          <table:table-cell table:formula="of:=IF([.G145]&lt;&gt;-1; [.K14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DATEDIF([.A144];[.A145];&quot;d&quot;)-1" office:value-type="float" office:value="-1" calcext:value-type="float">
            <text:p>-1</text:p>
          </table:table-cell>
          <table:table-cell table:formula="of:=IF([.D145]=&quot;Z&quot;; [.E145]; -[.E145])" office:value-type="float" office:value="48" calcext:value-type="float">
            <text:p>48</text:p>
          </table:table-cell>
          <table:table-cell table:formula="of:=IF([.D145]=&quot;W&quot;; [.E145]*[.F145]; -1*[.E145]*[.F145])" office:value-type="float" office:value="-3792" calcext:value-type="float">
            <text:p>-3792</text:p>
          </table:table-cell>
          <table:table-cell table:formula="of:=[.I144]+[.J144]" office:value-type="float" office:value="34513" calcext:value-type="float">
            <text:p>34513</text:p>
          </table:table-cell>
          <table:table-cell table:formula="of:=[.I145]+[.K144]" office:value-type="float" office:value="530721" calcext:value-type="float">
            <text:p>530721</text:p>
          </table:table-cell>
          <table:table-cell table:formula="of:=IF([.G146]&lt;&gt;-1; [.K145]; 0)" office:value-type="float" office:value="530721" calcext:value-type="float">
            <text:p>530721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DATEDIF([.A145];[.A146];&quot;d&quot;)-1" office:value-type="float" office:value="16" calcext:value-type="float">
            <text:p>16</text:p>
          </table:table-cell>
          <table:table-cell table:formula="of:=IF([.D146]=&quot;Z&quot;; [.E146]; -[.E146])" office:value-type="float" office:value="34" calcext:value-type="float">
            <text:p>34</text:p>
          </table:table-cell>
          <table:table-cell table:formula="of:=IF([.D146]=&quot;W&quot;; [.E146]*[.F146]; -1*[.E146]*[.F146])" office:value-type="float" office:value="-1428" calcext:value-type="float">
            <text:p>-1428</text:p>
          </table:table-cell>
          <table:table-cell table:formula="of:=[.I145]+[.J145]" office:value-type="float" office:value="30721" calcext:value-type="float">
            <text:p>30721</text:p>
          </table:table-cell>
          <table:table-cell table:formula="of:=[.I146]+[.K145]" office:value-type="float" office:value="529293" calcext:value-type="float">
            <text:p>529293</text:p>
          </table:table-cell>
          <table:table-cell table:formula="of:=IF([.G147]&lt;&gt;-1; [.K14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DATEDIF([.A146];[.A147];&quot;d&quot;)-1" office:value-type="float" office:value="-1" calcext:value-type="float">
            <text:p>-1</text:p>
          </table:table-cell>
          <table:table-cell table:formula="of:=IF([.D147]=&quot;Z&quot;; [.E147]; -[.E147])" office:value-type="float" office:value="-49" calcext:value-type="float">
            <text:p>-49</text:p>
          </table:table-cell>
          <table:table-cell table:formula="of:=IF([.D147]=&quot;W&quot;; [.E147]*[.F147]; -1*[.E147]*[.F147])" office:value-type="float" office:value="1715" calcext:value-type="float">
            <text:p>1715</text:p>
          </table:table-cell>
          <table:table-cell table:formula="of:=[.I146]+[.J146]" office:value-type="float" office:value="29293" calcext:value-type="float">
            <text:p>29293</text:p>
          </table:table-cell>
          <table:table-cell table:formula="of:=[.I147]+[.K146]" office:value-type="float" office:value="531008" calcext:value-type="float">
            <text:p>531008</text:p>
          </table:table-cell>
          <table:table-cell table:formula="of:=IF([.G148]&lt;&gt;-1; [.K14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DATEDIF([.A147];[.A148];&quot;d&quot;)-1" office:value-type="float" office:value="-1" calcext:value-type="float">
            <text:p>-1</text:p>
          </table:table-cell>
          <table:table-cell table:formula="of:=IF([.D148]=&quot;Z&quot;; [.E148]; -[.E148])" office:value-type="float" office:value="10" calcext:value-type="float">
            <text:p>10</text:p>
          </table:table-cell>
          <table:table-cell table:formula="of:=IF([.D148]=&quot;W&quot;; [.E148]*[.F148]; -1*[.E148]*[.F148])" office:value-type="float" office:value="-80" calcext:value-type="float">
            <text:p>-80</text:p>
          </table:table-cell>
          <table:table-cell table:formula="of:=[.I147]+[.J147]" office:value-type="float" office:value="31008" calcext:value-type="float">
            <text:p>31008</text:p>
          </table:table-cell>
          <table:table-cell table:formula="of:=[.I148]+[.K147]" office:value-type="float" office:value="530928" calcext:value-type="float">
            <text:p>530928</text:p>
          </table:table-cell>
          <table:table-cell table:formula="of:=IF([.G149]&lt;&gt;-1; [.K14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DATEDIF([.A148];[.A149];&quot;d&quot;)-1" office:value-type="float" office:value="-1" calcext:value-type="float">
            <text:p>-1</text:p>
          </table:table-cell>
          <table:table-cell table:formula="of:=IF([.D149]=&quot;Z&quot;; [.E149]; -[.E149])" office:value-type="float" office:value="47" calcext:value-type="float">
            <text:p>47</text:p>
          </table:table-cell>
          <table:table-cell table:formula="of:=IF([.D149]=&quot;W&quot;; [.E149]*[.F149]; -1*[.E149]*[.F149])" office:value-type="float" office:value="-987" calcext:value-type="float">
            <text:p>-987</text:p>
          </table:table-cell>
          <table:table-cell table:formula="of:=[.I148]+[.J148]" office:value-type="float" office:value="30928" calcext:value-type="float">
            <text:p>30928</text:p>
          </table:table-cell>
          <table:table-cell table:formula="of:=[.I149]+[.K148]" office:value-type="float" office:value="529941" calcext:value-type="float">
            <text:p>529941</text:p>
          </table:table-cell>
          <table:table-cell table:formula="of:=IF([.G150]&lt;&gt;-1; [.K14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DATEDIF([.A149];[.A150];&quot;d&quot;)-1" office:value-type="float" office:value="-1" calcext:value-type="float">
            <text:p>-1</text:p>
          </table:table-cell>
          <table:table-cell table:formula="of:=IF([.D150]=&quot;Z&quot;; [.E150]; -[.E150])" office:value-type="float" office:value="48" calcext:value-type="float">
            <text:p>48</text:p>
          </table:table-cell>
          <table:table-cell table:formula="of:=IF([.D150]=&quot;W&quot;; [.E150]*[.F150]; -1*[.E150]*[.F150])" office:value-type="float" office:value="-3168" calcext:value-type="float">
            <text:p>-3168</text:p>
          </table:table-cell>
          <table:table-cell table:formula="of:=[.I149]+[.J149]" office:value-type="float" office:value="29941" calcext:value-type="float">
            <text:p>29941</text:p>
          </table:table-cell>
          <table:table-cell table:formula="of:=[.I150]+[.K149]" office:value-type="float" office:value="526773" calcext:value-type="float">
            <text:p>526773</text:p>
          </table:table-cell>
          <table:table-cell table:formula="of:=IF([.G151]&lt;&gt;-1; [.K150]; 0)" office:value-type="float" office:value="526773" calcext:value-type="float">
            <text:p>526773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DATEDIF([.A150];[.A151];&quot;d&quot;)-1" office:value-type="float" office:value="14" calcext:value-type="float">
            <text:p>14</text:p>
          </table:table-cell>
          <table:table-cell table:formula="of:=IF([.D151]=&quot;Z&quot;; [.E151]; -[.E151])" office:value-type="float" office:value="-34" calcext:value-type="float">
            <text:p>-34</text:p>
          </table:table-cell>
          <table:table-cell table:formula="of:=IF([.D151]=&quot;W&quot;; [.E151]*[.F151]; -1*[.E151]*[.F151])" office:value-type="float" office:value="1972" calcext:value-type="float">
            <text:p>1972</text:p>
          </table:table-cell>
          <table:table-cell table:formula="of:=[.I150]+[.J150]" office:value-type="float" office:value="26773" calcext:value-type="float">
            <text:p>26773</text:p>
          </table:table-cell>
          <table:table-cell table:formula="of:=[.I151]+[.K150]" office:value-type="float" office:value="528745" calcext:value-type="float">
            <text:p>528745</text:p>
          </table:table-cell>
          <table:table-cell table:formula="of:=IF([.G152]&lt;&gt;-1; [.K15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DATEDIF([.A151];[.A152];&quot;d&quot;)-1" office:value-type="float" office:value="-1" calcext:value-type="float">
            <text:p>-1</text:p>
          </table:table-cell>
          <table:table-cell table:formula="of:=IF([.D152]=&quot;Z&quot;; [.E152]; -[.E152])" office:value-type="float" office:value="5" calcext:value-type="float">
            <text:p>5</text:p>
          </table:table-cell>
          <table:table-cell table:formula="of:=IF([.D152]=&quot;W&quot;; [.E152]*[.F152]; -1*[.E152]*[.F152])" office:value-type="float" office:value="-45" calcext:value-type="float">
            <text:p>-45</text:p>
          </table:table-cell>
          <table:table-cell table:formula="of:=[.I151]+[.J151]" office:value-type="float" office:value="28745" calcext:value-type="float">
            <text:p>28745</text:p>
          </table:table-cell>
          <table:table-cell table:formula="of:=[.I152]+[.K151]" office:value-type="float" office:value="528700" calcext:value-type="float">
            <text:p>528700</text:p>
          </table:table-cell>
          <table:table-cell table:formula="of:=IF([.G153]&lt;&gt;-1; [.K152]; 0)" office:value-type="float" office:value="528700" calcext:value-type="float">
            <text:p>528700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DATEDIF([.A152];[.A153];&quot;d&quot;)-1" office:value-type="float" office:value="18" calcext:value-type="float">
            <text:p>18</text:p>
          </table:table-cell>
          <table:table-cell table:formula="of:=IF([.D153]=&quot;Z&quot;; [.E153]; -[.E153])" office:value-type="float" office:value="-46" calcext:value-type="float">
            <text:p>-46</text:p>
          </table:table-cell>
          <table:table-cell table:formula="of:=IF([.D153]=&quot;W&quot;; [.E153]*[.F153]; -1*[.E153]*[.F153])" office:value-type="float" office:value="1380" calcext:value-type="float">
            <text:p>1380</text:p>
          </table:table-cell>
          <table:table-cell table:formula="of:=[.I152]+[.J152]" office:value-type="float" office:value="28700" calcext:value-type="float">
            <text:p>28700</text:p>
          </table:table-cell>
          <table:table-cell table:formula="of:=[.I153]+[.K152]" office:value-type="float" office:value="530080" calcext:value-type="float">
            <text:p>530080</text:p>
          </table:table-cell>
          <table:table-cell table:formula="of:=IF([.G154]&lt;&gt;-1; [.K15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DATEDIF([.A153];[.A154];&quot;d&quot;)-1" office:value-type="float" office:value="-1" calcext:value-type="float">
            <text:p>-1</text:p>
          </table:table-cell>
          <table:table-cell table:formula="of:=IF([.D154]=&quot;Z&quot;; [.E154]; -[.E154])" office:value-type="float" office:value="49" calcext:value-type="float">
            <text:p>49</text:p>
          </table:table-cell>
          <table:table-cell table:formula="of:=IF([.D154]=&quot;W&quot;; [.E154]*[.F154]; -1*[.E154]*[.F154])" office:value-type="float" office:value="-3185" calcext:value-type="float">
            <text:p>-3185</text:p>
          </table:table-cell>
          <table:table-cell table:formula="of:=[.I153]+[.J153]" office:value-type="float" office:value="30080" calcext:value-type="float">
            <text:p>30080</text:p>
          </table:table-cell>
          <table:table-cell table:formula="of:=[.I154]+[.K153]" office:value-type="float" office:value="526895" calcext:value-type="float">
            <text:p>526895</text:p>
          </table:table-cell>
          <table:table-cell table:formula="of:=IF([.G155]&lt;&gt;-1; [.K15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DATEDIF([.A154];[.A155];&quot;d&quot;)-1" office:value-type="float" office:value="-1" calcext:value-type="float">
            <text:p>-1</text:p>
          </table:table-cell>
          <table:table-cell table:formula="of:=IF([.D155]=&quot;Z&quot;; [.E155]; -[.E155])" office:value-type="float" office:value="16" calcext:value-type="float">
            <text:p>16</text:p>
          </table:table-cell>
          <table:table-cell table:formula="of:=IF([.D155]=&quot;W&quot;; [.E155]*[.F155]; -1*[.E155]*[.F155])" office:value-type="float" office:value="-128" calcext:value-type="float">
            <text:p>-128</text:p>
          </table:table-cell>
          <table:table-cell table:formula="of:=[.I154]+[.J154]" office:value-type="float" office:value="26895" calcext:value-type="float">
            <text:p>26895</text:p>
          </table:table-cell>
          <table:table-cell table:formula="of:=[.I155]+[.K154]" office:value-type="float" office:value="526767" calcext:value-type="float">
            <text:p>526767</text:p>
          </table:table-cell>
          <table:table-cell table:formula="of:=IF([.G156]&lt;&gt;-1; [.K155]; 0)" office:value-type="float" office:value="526767" calcext:value-type="float">
            <text:p>526767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DATEDIF([.A155];[.A156];&quot;d&quot;)-1" office:value-type="float" office:value="25" calcext:value-type="float">
            <text:p>25</text:p>
          </table:table-cell>
          <table:table-cell table:formula="of:=IF([.D156]=&quot;Z&quot;; [.E156]; -[.E156])" office:value-type="float" office:value="5" calcext:value-type="float">
            <text:p>5</text:p>
          </table:table-cell>
          <table:table-cell table:formula="of:=IF([.D156]=&quot;W&quot;; [.E156]*[.F156]; -1*[.E156]*[.F156])" office:value-type="float" office:value="-185" calcext:value-type="float">
            <text:p>-185</text:p>
          </table:table-cell>
          <table:table-cell table:formula="of:=[.I155]+[.J155]" office:value-type="float" office:value="26767" calcext:value-type="float">
            <text:p>26767</text:p>
          </table:table-cell>
          <table:table-cell table:formula="of:=[.I156]+[.K155]" office:value-type="float" office:value="526582" calcext:value-type="float">
            <text:p>526582</text:p>
          </table:table-cell>
          <table:table-cell table:formula="of:=IF([.G157]&lt;&gt;-1; [.K15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DATEDIF([.A156];[.A157];&quot;d&quot;)-1" office:value-type="float" office:value="-1" calcext:value-type="float">
            <text:p>-1</text:p>
          </table:table-cell>
          <table:table-cell table:formula="of:=IF([.D157]=&quot;Z&quot;; [.E157]; -[.E157])" office:value-type="float" office:value="-1" calcext:value-type="float">
            <text:p>-1</text:p>
          </table:table-cell>
          <table:table-cell table:formula="of:=IF([.D157]=&quot;W&quot;; [.E157]*[.F157]; -1*[.E157]*[.F157])" office:value-type="float" office:value="32" calcext:value-type="float">
            <text:p>32</text:p>
          </table:table-cell>
          <table:table-cell table:formula="of:=[.I156]+[.J156]" office:value-type="float" office:value="26582" calcext:value-type="float">
            <text:p>26582</text:p>
          </table:table-cell>
          <table:table-cell table:formula="of:=[.I157]+[.K156]" office:value-type="float" office:value="526614" calcext:value-type="float">
            <text:p>526614</text:p>
          </table:table-cell>
          <table:table-cell table:formula="of:=IF([.G158]&lt;&gt;-1; [.K15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DATEDIF([.A157];[.A158];&quot;d&quot;)-1" office:value-type="float" office:value="-1" calcext:value-type="float">
            <text:p>-1</text:p>
          </table:table-cell>
          <table:table-cell table:formula="of:=IF([.D158]=&quot;Z&quot;; [.E158]; -[.E158])" office:value-type="float" office:value="34" calcext:value-type="float">
            <text:p>34</text:p>
          </table:table-cell>
          <table:table-cell table:formula="of:=IF([.D158]=&quot;W&quot;; [.E158]*[.F158]; -1*[.E158]*[.F158])" office:value-type="float" office:value="-238" calcext:value-type="float">
            <text:p>-238</text:p>
          </table:table-cell>
          <table:table-cell table:formula="of:=[.I157]+[.J157]" office:value-type="float" office:value="26614" calcext:value-type="float">
            <text:p>26614</text:p>
          </table:table-cell>
          <table:table-cell table:formula="of:=[.I158]+[.K157]" office:value-type="float" office:value="526376" calcext:value-type="float">
            <text:p>526376</text:p>
          </table:table-cell>
          <table:table-cell table:formula="of:=IF([.G159]&lt;&gt;-1; [.K15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DATEDIF([.A158];[.A159];&quot;d&quot;)-1" office:value-type="float" office:value="-1" calcext:value-type="float">
            <text:p>-1</text:p>
          </table:table-cell>
          <table:table-cell table:formula="of:=IF([.D159]=&quot;Z&quot;; [.E159]; -[.E159])" office:value-type="float" office:value="29" calcext:value-type="float">
            <text:p>29</text:p>
          </table:table-cell>
          <table:table-cell table:formula="of:=IF([.D159]=&quot;W&quot;; [.E159]*[.F159]; -1*[.E159]*[.F159])" office:value-type="float" office:value="-1711" calcext:value-type="float">
            <text:p>-1711</text:p>
          </table:table-cell>
          <table:table-cell table:formula="of:=[.I158]+[.J158]" office:value-type="float" office:value="26376" calcext:value-type="float">
            <text:p>26376</text:p>
          </table:table-cell>
          <table:table-cell table:formula="of:=[.I159]+[.K158]" office:value-type="float" office:value="524665" calcext:value-type="float">
            <text:p>524665</text:p>
          </table:table-cell>
          <table:table-cell table:formula="of:=IF([.G160]&lt;&gt;-1; [.K159]; 0)" office:value-type="float" office:value="524665" calcext:value-type="float">
            <text:p>524665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DATEDIF([.A159];[.A160];&quot;d&quot;)-1" office:value-type="float" office:value="20" calcext:value-type="float">
            <text:p>20</text:p>
          </table:table-cell>
          <table:table-cell table:formula="of:=IF([.D160]=&quot;Z&quot;; [.E160]; -[.E160])" office:value-type="float" office:value="34" calcext:value-type="float">
            <text:p>34</text:p>
          </table:table-cell>
          <table:table-cell table:formula="of:=IF([.D160]=&quot;W&quot;; [.E160]*[.F160]; -1*[.E160]*[.F160])" office:value-type="float" office:value="-816" calcext:value-type="float">
            <text:p>-816</text:p>
          </table:table-cell>
          <table:table-cell table:formula="of:=[.I159]+[.J159]" office:value-type="float" office:value="24665" calcext:value-type="float">
            <text:p>24665</text:p>
          </table:table-cell>
          <table:table-cell table:formula="of:=[.I160]+[.K159]" office:value-type="float" office:value="523849" calcext:value-type="float">
            <text:p>523849</text:p>
          </table:table-cell>
          <table:table-cell table:formula="of:=IF([.G161]&lt;&gt;-1; [.K16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DATEDIF([.A160];[.A161];&quot;d&quot;)-1" office:value-type="float" office:value="-1" calcext:value-type="float">
            <text:p>-1</text:p>
          </table:table-cell>
          <table:table-cell table:formula="of:=IF([.D161]=&quot;Z&quot;; [.E161]; -[.E161])" office:value-type="float" office:value="27" calcext:value-type="float">
            <text:p>27</text:p>
          </table:table-cell>
          <table:table-cell table:formula="of:=IF([.D161]=&quot;W&quot;; [.E161]*[.F161]; -1*[.E161]*[.F161])" office:value-type="float" office:value="-540" calcext:value-type="float">
            <text:p>-540</text:p>
          </table:table-cell>
          <table:table-cell table:formula="of:=[.I160]+[.J160]" office:value-type="float" office:value="23849" calcext:value-type="float">
            <text:p>23849</text:p>
          </table:table-cell>
          <table:table-cell table:formula="of:=[.I161]+[.K160]" office:value-type="float" office:value="523309" calcext:value-type="float">
            <text:p>523309</text:p>
          </table:table-cell>
          <table:table-cell table:formula="of:=IF([.G162]&lt;&gt;-1; [.K16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DATEDIF([.A161];[.A162];&quot;d&quot;)-1" office:value-type="float" office:value="-1" calcext:value-type="float">
            <text:p>-1</text:p>
          </table:table-cell>
          <table:table-cell table:formula="of:=IF([.D162]=&quot;Z&quot;; [.E162]; -[.E162])" office:value-type="float" office:value="40" calcext:value-type="float">
            <text:p>40</text:p>
          </table:table-cell>
          <table:table-cell table:formula="of:=IF([.D162]=&quot;W&quot;; [.E162]*[.F162]; -1*[.E162]*[.F162])" office:value-type="float" office:value="-320" calcext:value-type="float">
            <text:p>-320</text:p>
          </table:table-cell>
          <table:table-cell table:formula="of:=[.I161]+[.J161]" office:value-type="float" office:value="23309" calcext:value-type="float">
            <text:p>23309</text:p>
          </table:table-cell>
          <table:table-cell table:formula="of:=[.I162]+[.K161]" office:value-type="float" office:value="522989" calcext:value-type="float">
            <text:p>522989</text:p>
          </table:table-cell>
          <table:table-cell table:formula="of:=IF([.G163]&lt;&gt;-1; [.K162]; 0)" office:value-type="float" office:value="522989" calcext:value-type="float">
            <text:p>522989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DATEDIF([.A162];[.A163];&quot;d&quot;)-1" office:value-type="float" office:value="23" calcext:value-type="float">
            <text:p>23</text:p>
          </table:table-cell>
          <table:table-cell table:formula="of:=IF([.D163]=&quot;Z&quot;; [.E163]; -[.E163])" office:value-type="float" office:value="-184" calcext:value-type="float">
            <text:p>-184</text:p>
          </table:table-cell>
          <table:table-cell table:formula="of:=IF([.D163]=&quot;W&quot;; [.E163]*[.F163]; -1*[.E163]*[.F163])" office:value-type="float" office:value="18216" calcext:value-type="float">
            <text:p>18216</text:p>
          </table:table-cell>
          <table:table-cell table:formula="of:=[.I162]+[.J162]" office:value-type="float" office:value="22989" calcext:value-type="float">
            <text:p>22989</text:p>
          </table:table-cell>
          <table:table-cell table:formula="of:=[.I163]+[.K162]" office:value-type="float" office:value="541205" calcext:value-type="float">
            <text:p>541205</text:p>
          </table:table-cell>
          <table:table-cell table:formula="of:=IF([.G164]&lt;&gt;-1; [.K16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DATEDIF([.A163];[.A164];&quot;d&quot;)-1" office:value-type="float" office:value="-1" calcext:value-type="float">
            <text:p>-1</text:p>
          </table:table-cell>
          <table:table-cell table:formula="of:=IF([.D164]=&quot;Z&quot;; [.E164]; -[.E164])" office:value-type="float" office:value="48" calcext:value-type="float">
            <text:p>48</text:p>
          </table:table-cell>
          <table:table-cell table:formula="of:=IF([.D164]=&quot;W&quot;; [.E164]*[.F164]; -1*[.E164]*[.F164])" office:value-type="float" office:value="-1824" calcext:value-type="float">
            <text:p>-1824</text:p>
          </table:table-cell>
          <table:table-cell table:formula="of:=[.I163]+[.J163]" office:value-type="float" office:value="41205" calcext:value-type="float">
            <text:p>41205</text:p>
          </table:table-cell>
          <table:table-cell table:formula="of:=[.I164]+[.K163]" office:value-type="float" office:value="539381" calcext:value-type="float">
            <text:p>539381</text:p>
          </table:table-cell>
          <table:table-cell table:formula="of:=IF([.G165]&lt;&gt;-1; [.K16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DATEDIF([.A164];[.A165];&quot;d&quot;)-1" office:value-type="float" office:value="-1" calcext:value-type="float">
            <text:p>-1</text:p>
          </table:table-cell>
          <table:table-cell table:formula="of:=IF([.D165]=&quot;Z&quot;; [.E165]; -[.E165])" office:value-type="float" office:value="21" calcext:value-type="float">
            <text:p>21</text:p>
          </table:table-cell>
          <table:table-cell table:formula="of:=IF([.D165]=&quot;W&quot;; [.E165]*[.F165]; -1*[.E165]*[.F165])" office:value-type="float" office:value="-483" calcext:value-type="float">
            <text:p>-483</text:p>
          </table:table-cell>
          <table:table-cell table:formula="of:=[.I164]+[.J164]" office:value-type="float" office:value="39381" calcext:value-type="float">
            <text:p>39381</text:p>
          </table:table-cell>
          <table:table-cell table:formula="of:=[.I165]+[.K164]" office:value-type="float" office:value="538898" calcext:value-type="float">
            <text:p>538898</text:p>
          </table:table-cell>
          <table:table-cell table:formula="of:=IF([.G166]&lt;&gt;-1; [.K165]; 0)" office:value-type="float" office:value="538898" calcext:value-type="float">
            <text:p>538898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DATEDIF([.A165];[.A166];&quot;d&quot;)-1" office:value-type="float" office:value="17" calcext:value-type="float">
            <text:p>17</text:p>
          </table:table-cell>
          <table:table-cell table:formula="of:=IF([.D166]=&quot;Z&quot;; [.E166]; -[.E166])" office:value-type="float" office:value="47" calcext:value-type="float">
            <text:p>47</text:p>
          </table:table-cell>
          <table:table-cell table:formula="of:=IF([.D166]=&quot;W&quot;; [.E166]*[.F166]; -1*[.E166]*[.F166])" office:value-type="float" office:value="-3102" calcext:value-type="float">
            <text:p>-3102</text:p>
          </table:table-cell>
          <table:table-cell table:formula="of:=[.I165]+[.J165]" office:value-type="float" office:value="38898" calcext:value-type="float">
            <text:p>38898</text:p>
          </table:table-cell>
          <table:table-cell table:formula="of:=[.I166]+[.K165]" office:value-type="float" office:value="535796" calcext:value-type="float">
            <text:p>535796</text:p>
          </table:table-cell>
          <table:table-cell table:formula="of:=IF([.G167]&lt;&gt;-1; [.K16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DATEDIF([.A166];[.A167];&quot;d&quot;)-1" office:value-type="float" office:value="-1" calcext:value-type="float">
            <text:p>-1</text:p>
          </table:table-cell>
          <table:table-cell table:formula="of:=IF([.D167]=&quot;Z&quot;; [.E167]; -[.E167])" office:value-type="float" office:value="6" calcext:value-type="float">
            <text:p>6</text:p>
          </table:table-cell>
          <table:table-cell table:formula="of:=IF([.D167]=&quot;W&quot;; [.E167]*[.F167]; -1*[.E167]*[.F167])" office:value-type="float" office:value="-150" calcext:value-type="float">
            <text:p>-150</text:p>
          </table:table-cell>
          <table:table-cell table:formula="of:=[.I166]+[.J166]" office:value-type="float" office:value="35796" calcext:value-type="float">
            <text:p>35796</text:p>
          </table:table-cell>
          <table:table-cell table:formula="of:=[.I167]+[.K166]" office:value-type="float" office:value="535646" calcext:value-type="float">
            <text:p>535646</text:p>
          </table:table-cell>
          <table:table-cell table:formula="of:=IF([.G168]&lt;&gt;-1; [.K16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DATEDIF([.A167];[.A168];&quot;d&quot;)-1" office:value-type="float" office:value="-1" calcext:value-type="float">
            <text:p>-1</text:p>
          </table:table-cell>
          <table:table-cell table:formula="of:=IF([.D168]=&quot;Z&quot;; [.E168]; -[.E168])" office:value-type="float" office:value="47" calcext:value-type="float">
            <text:p>47</text:p>
          </table:table-cell>
          <table:table-cell table:formula="of:=IF([.D168]=&quot;W&quot;; [.E168]*[.F168]; -1*[.E168]*[.F168])" office:value-type="float" office:value="-1927" calcext:value-type="float">
            <text:p>-1927</text:p>
          </table:table-cell>
          <table:table-cell table:formula="of:=[.I167]+[.J167]" office:value-type="float" office:value="35646" calcext:value-type="float">
            <text:p>35646</text:p>
          </table:table-cell>
          <table:table-cell table:formula="of:=[.I168]+[.K167]" office:value-type="float" office:value="533719" calcext:value-type="float">
            <text:p>533719</text:p>
          </table:table-cell>
          <table:table-cell table:formula="of:=IF([.G169]&lt;&gt;-1; [.K168]; 0)" office:value-type="float" office:value="533719" calcext:value-type="float">
            <text:p>533719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DATEDIF([.A168];[.A169];&quot;d&quot;)-1" office:value-type="float" office:value="21" calcext:value-type="float">
            <text:p>21</text:p>
          </table:table-cell>
          <table:table-cell table:formula="of:=IF([.D169]=&quot;Z&quot;; [.E169]; -[.E169])" office:value-type="float" office:value="-192" calcext:value-type="float">
            <text:p>-192</text:p>
          </table:table-cell>
          <table:table-cell table:formula="of:=IF([.D169]=&quot;W&quot;; [.E169]*[.F169]; -1*[.E169]*[.F169])" office:value-type="float" office:value="2304" calcext:value-type="float">
            <text:p>2304</text:p>
          </table:table-cell>
          <table:table-cell table:formula="of:=[.I168]+[.J168]" office:value-type="float" office:value="33719" calcext:value-type="float">
            <text:p>33719</text:p>
          </table:table-cell>
          <table:table-cell table:formula="of:=[.I169]+[.K168]" office:value-type="float" office:value="536023" calcext:value-type="float">
            <text:p>536023</text:p>
          </table:table-cell>
          <table:table-cell table:formula="of:=IF([.G170]&lt;&gt;-1; [.K16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DATEDIF([.A169];[.A170];&quot;d&quot;)-1" office:value-type="float" office:value="-1" calcext:value-type="float">
            <text:p>-1</text:p>
          </table:table-cell>
          <table:table-cell table:formula="of:=IF([.D170]=&quot;Z&quot;; [.E170]; -[.E170])" office:value-type="float" office:value="-48" calcext:value-type="float">
            <text:p>-48</text:p>
          </table:table-cell>
          <table:table-cell table:formula="of:=IF([.D170]=&quot;W&quot;; [.E170]*[.F170]; -1*[.E170]*[.F170])" office:value-type="float" office:value="1776" calcext:value-type="float">
            <text:p>1776</text:p>
          </table:table-cell>
          <table:table-cell table:formula="of:=[.I169]+[.J169]" office:value-type="float" office:value="36023" calcext:value-type="float">
            <text:p>36023</text:p>
          </table:table-cell>
          <table:table-cell table:formula="of:=[.I170]+[.K169]" office:value-type="float" office:value="537799" calcext:value-type="float">
            <text:p>537799</text:p>
          </table:table-cell>
          <table:table-cell table:formula="of:=IF([.G171]&lt;&gt;-1; [.K17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DATEDIF([.A170];[.A171];&quot;d&quot;)-1" office:value-type="float" office:value="-1" calcext:value-type="float">
            <text:p>-1</text:p>
          </table:table-cell>
          <table:table-cell table:formula="of:=IF([.D171]=&quot;Z&quot;; [.E171]; -[.E171])" office:value-type="float" office:value="18" calcext:value-type="float">
            <text:p>18</text:p>
          </table:table-cell>
          <table:table-cell table:formula="of:=IF([.D171]=&quot;W&quot;; [.E171]*[.F171]; -1*[.E171]*[.F171])" office:value-type="float" office:value="-1116" calcext:value-type="float">
            <text:p>-1116</text:p>
          </table:table-cell>
          <table:table-cell table:formula="of:=[.I170]+[.J170]" office:value-type="float" office:value="37799" calcext:value-type="float">
            <text:p>37799</text:p>
          </table:table-cell>
          <table:table-cell table:formula="of:=[.I171]+[.K170]" office:value-type="float" office:value="536683" calcext:value-type="float">
            <text:p>536683</text:p>
          </table:table-cell>
          <table:table-cell table:formula="of:=IF([.G172]&lt;&gt;-1; [.K17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DATEDIF([.A171];[.A172];&quot;d&quot;)-1" office:value-type="float" office:value="-1" calcext:value-type="float">
            <text:p>-1</text:p>
          </table:table-cell>
          <table:table-cell table:formula="of:=IF([.D172]=&quot;Z&quot;; [.E172]; -[.E172])" office:value-type="float" office:value="25" calcext:value-type="float">
            <text:p>25</text:p>
          </table:table-cell>
          <table:table-cell table:formula="of:=IF([.D172]=&quot;W&quot;; [.E172]*[.F172]; -1*[.E172]*[.F172])" office:value-type="float" office:value="-975" calcext:value-type="float">
            <text:p>-975</text:p>
          </table:table-cell>
          <table:table-cell table:formula="of:=[.I171]+[.J171]" office:value-type="float" office:value="36683" calcext:value-type="float">
            <text:p>36683</text:p>
          </table:table-cell>
          <table:table-cell table:formula="of:=[.I172]+[.K171]" office:value-type="float" office:value="535708" calcext:value-type="float">
            <text:p>535708</text:p>
          </table:table-cell>
          <table:table-cell table:formula="of:=IF([.G173]&lt;&gt;-1; [.K17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DATEDIF([.A172];[.A173];&quot;d&quot;)-1" office:value-type="float" office:value="-1" calcext:value-type="float">
            <text:p>-1</text:p>
          </table:table-cell>
          <table:table-cell table:formula="of:=IF([.D173]=&quot;Z&quot;; [.E173]; -[.E173])" office:value-type="float" office:value="2" calcext:value-type="float">
            <text:p>2</text:p>
          </table:table-cell>
          <table:table-cell table:formula="of:=IF([.D173]=&quot;W&quot;; [.E173]*[.F173]; -1*[.E173]*[.F173])" office:value-type="float" office:value="-40" calcext:value-type="float">
            <text:p>-40</text:p>
          </table:table-cell>
          <table:table-cell table:formula="of:=[.I172]+[.J172]" office:value-type="float" office:value="35708" calcext:value-type="float">
            <text:p>35708</text:p>
          </table:table-cell>
          <table:table-cell table:formula="of:=[.I173]+[.K172]" office:value-type="float" office:value="535668" calcext:value-type="float">
            <text:p>535668</text:p>
          </table:table-cell>
          <table:table-cell table:formula="of:=IF([.G174]&lt;&gt;-1; [.K173]; 0)" office:value-type="float" office:value="535668" calcext:value-type="float">
            <text:p>535668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DATEDIF([.A173];[.A174];&quot;d&quot;)-1" office:value-type="float" office:value="24" calcext:value-type="float">
            <text:p>24</text:p>
          </table:table-cell>
          <table:table-cell table:formula="of:=IF([.D174]=&quot;Z&quot;; [.E174]; -[.E174])" office:value-type="float" office:value="-13" calcext:value-type="float">
            <text:p>-13</text:p>
          </table:table-cell>
          <table:table-cell table:formula="of:=IF([.D174]=&quot;W&quot;; [.E174]*[.F174]; -1*[.E174]*[.F174])" office:value-type="float" office:value="494" calcext:value-type="float">
            <text:p>494</text:p>
          </table:table-cell>
          <table:table-cell table:formula="of:=[.I173]+[.J173]" office:value-type="float" office:value="35668" calcext:value-type="float">
            <text:p>35668</text:p>
          </table:table-cell>
          <table:table-cell table:formula="of:=[.I174]+[.K173]" office:value-type="float" office:value="536162" calcext:value-type="float">
            <text:p>536162</text:p>
          </table:table-cell>
          <table:table-cell table:formula="of:=IF([.G175]&lt;&gt;-1; [.K17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DATEDIF([.A174];[.A175];&quot;d&quot;)-1" office:value-type="float" office:value="-1" calcext:value-type="float">
            <text:p>-1</text:p>
          </table:table-cell>
          <table:table-cell table:formula="of:=IF([.D175]=&quot;Z&quot;; [.E175]; -[.E175])" office:value-type="float" office:value="-121" calcext:value-type="float">
            <text:p>-121</text:p>
          </table:table-cell>
          <table:table-cell table:formula="of:=IF([.D175]=&quot;W&quot;; [.E175]*[.F175]; -1*[.E175]*[.F175])" office:value-type="float" office:value="7623" calcext:value-type="float">
            <text:p>7623</text:p>
          </table:table-cell>
          <table:table-cell table:formula="of:=[.I174]+[.J174]" office:value-type="float" office:value="36162" calcext:value-type="float">
            <text:p>36162</text:p>
          </table:table-cell>
          <table:table-cell table:formula="of:=[.I175]+[.K174]" office:value-type="float" office:value="543785" calcext:value-type="float">
            <text:p>543785</text:p>
          </table:table-cell>
          <table:table-cell table:formula="of:=IF([.G176]&lt;&gt;-1; [.K17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DATEDIF([.A175];[.A176];&quot;d&quot;)-1" office:value-type="float" office:value="-1" calcext:value-type="float">
            <text:p>-1</text:p>
          </table:table-cell>
          <table:table-cell table:formula="of:=IF([.D176]=&quot;Z&quot;; [.E176]; -[.E176])" office:value-type="float" office:value="30" calcext:value-type="float">
            <text:p>30</text:p>
          </table:table-cell>
          <table:table-cell table:formula="of:=IF([.D176]=&quot;W&quot;; [.E176]*[.F176]; -1*[.E176]*[.F176])" office:value-type="float" office:value="-570" calcext:value-type="float">
            <text:p>-570</text:p>
          </table:table-cell>
          <table:table-cell table:formula="of:=[.I175]+[.J175]" office:value-type="float" office:value="43785" calcext:value-type="float">
            <text:p>43785</text:p>
          </table:table-cell>
          <table:table-cell table:formula="of:=[.I176]+[.K175]" office:value-type="float" office:value="543215" calcext:value-type="float">
            <text:p>543215</text:p>
          </table:table-cell>
          <table:table-cell table:formula="of:=IF([.G177]&lt;&gt;-1; [.K17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DATEDIF([.A176];[.A177];&quot;d&quot;)-1" office:value-type="float" office:value="-1" calcext:value-type="float">
            <text:p>-1</text:p>
          </table:table-cell>
          <table:table-cell table:formula="of:=IF([.D177]=&quot;Z&quot;; [.E177]; -[.E177])" office:value-type="float" office:value="46" calcext:value-type="float">
            <text:p>46</text:p>
          </table:table-cell>
          <table:table-cell table:formula="of:=IF([.D177]=&quot;W&quot;; [.E177]*[.F177]; -1*[.E177]*[.F177])" office:value-type="float" office:value="-368" calcext:value-type="float">
            <text:p>-368</text:p>
          </table:table-cell>
          <table:table-cell table:formula="of:=[.I176]+[.J176]" office:value-type="float" office:value="43215" calcext:value-type="float">
            <text:p>43215</text:p>
          </table:table-cell>
          <table:table-cell table:formula="of:=[.I177]+[.K176]" office:value-type="float" office:value="542847" calcext:value-type="float">
            <text:p>542847</text:p>
          </table:table-cell>
          <table:table-cell table:formula="of:=IF([.G178]&lt;&gt;-1; [.K177]; 0)" office:value-type="float" office:value="542847" calcext:value-type="float">
            <text:p>542847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DATEDIF([.A177];[.A178];&quot;d&quot;)-1" office:value-type="float" office:value="12" calcext:value-type="float">
            <text:p>12</text:p>
          </table:table-cell>
          <table:table-cell table:formula="of:=IF([.D178]=&quot;Z&quot;; [.E178]; -[.E178])" office:value-type="float" office:value="-49" calcext:value-type="float">
            <text:p>-49</text:p>
          </table:table-cell>
          <table:table-cell table:formula="of:=IF([.D178]=&quot;W&quot;; [.E178]*[.F178]; -1*[.E178]*[.F178])" office:value-type="float" office:value="539" calcext:value-type="float">
            <text:p>539</text:p>
          </table:table-cell>
          <table:table-cell table:formula="of:=[.I177]+[.J177]" office:value-type="float" office:value="42847" calcext:value-type="float">
            <text:p>42847</text:p>
          </table:table-cell>
          <table:table-cell table:formula="of:=[.I178]+[.K177]" office:value-type="float" office:value="543386" calcext:value-type="float">
            <text:p>543386</text:p>
          </table:table-cell>
          <table:table-cell table:formula="of:=IF([.G179]&lt;&gt;-1; [.K17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DATEDIF([.A178];[.A179];&quot;d&quot;)-1" office:value-type="float" office:value="-1" calcext:value-type="float">
            <text:p>-1</text:p>
          </table:table-cell>
          <table:table-cell table:formula="of:=IF([.D179]=&quot;Z&quot;; [.E179]; -[.E179])" office:value-type="float" office:value="-61" calcext:value-type="float">
            <text:p>-61</text:p>
          </table:table-cell>
          <table:table-cell table:formula="of:=IF([.D179]=&quot;W&quot;; [.E179]*[.F179]; -1*[.E179]*[.F179])" office:value-type="float" office:value="5490" calcext:value-type="float">
            <text:p>5490</text:p>
          </table:table-cell>
          <table:table-cell table:formula="of:=[.I178]+[.J178]" office:value-type="float" office:value="43386" calcext:value-type="float">
            <text:p>43386</text:p>
          </table:table-cell>
          <table:table-cell table:formula="of:=[.I179]+[.K178]" office:value-type="float" office:value="548876" calcext:value-type="float">
            <text:p>548876</text:p>
          </table:table-cell>
          <table:table-cell table:formula="of:=IF([.G180]&lt;&gt;-1; [.K17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DATEDIF([.A179];[.A180];&quot;d&quot;)-1" office:value-type="float" office:value="-1" calcext:value-type="float">
            <text:p>-1</text:p>
          </table:table-cell>
          <table:table-cell table:formula="of:=IF([.D180]=&quot;Z&quot;; [.E180]; -[.E180])" office:value-type="float" office:value="19" calcext:value-type="float">
            <text:p>19</text:p>
          </table:table-cell>
          <table:table-cell table:formula="of:=IF([.D180]=&quot;W&quot;; [.E180]*[.F180]; -1*[.E180]*[.F180])" office:value-type="float" office:value="-418" calcext:value-type="float">
            <text:p>-418</text:p>
          </table:table-cell>
          <table:table-cell table:formula="of:=[.I179]+[.J179]" office:value-type="float" office:value="48876" calcext:value-type="float">
            <text:p>48876</text:p>
          </table:table-cell>
          <table:table-cell table:formula="of:=[.I180]+[.K179]" office:value-type="float" office:value="548458" calcext:value-type="float">
            <text:p>548458</text:p>
          </table:table-cell>
          <table:table-cell table:formula="of:=IF([.G181]&lt;&gt;-1; [.K18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DATEDIF([.A180];[.A181];&quot;d&quot;)-1" office:value-type="float" office:value="-1" calcext:value-type="float">
            <text:p>-1</text:p>
          </table:table-cell>
          <table:table-cell table:formula="of:=IF([.D181]=&quot;Z&quot;; [.E181]; -[.E181])" office:value-type="float" office:value="22" calcext:value-type="float">
            <text:p>22</text:p>
          </table:table-cell>
          <table:table-cell table:formula="of:=IF([.D181]=&quot;W&quot;; [.E181]*[.F181]; -1*[.E181]*[.F181])" office:value-type="float" office:value="-968" calcext:value-type="float">
            <text:p>-968</text:p>
          </table:table-cell>
          <table:table-cell table:formula="of:=[.I180]+[.J180]" office:value-type="float" office:value="48458" calcext:value-type="float">
            <text:p>48458</text:p>
          </table:table-cell>
          <table:table-cell table:formula="of:=[.I181]+[.K180]" office:value-type="float" office:value="547490" calcext:value-type="float">
            <text:p>547490</text:p>
          </table:table-cell>
          <table:table-cell table:formula="of:=IF([.G182]&lt;&gt;-1; [.K181]; 0)" office:value-type="float" office:value="547490" calcext:value-type="float">
            <text:p>547490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DATEDIF([.A181];[.A182];&quot;d&quot;)-1" office:value-type="float" office:value="16" calcext:value-type="float">
            <text:p>16</text:p>
          </table:table-cell>
          <table:table-cell table:formula="of:=IF([.D182]=&quot;Z&quot;; [.E182]; -[.E182])" office:value-type="float" office:value="9" calcext:value-type="float">
            <text:p>9</text:p>
          </table:table-cell>
          <table:table-cell table:formula="of:=IF([.D182]=&quot;W&quot;; [.E182]*[.F182]; -1*[.E182]*[.F182])" office:value-type="float" office:value="-225" calcext:value-type="float">
            <text:p>-225</text:p>
          </table:table-cell>
          <table:table-cell table:formula="of:=[.I181]+[.J181]" office:value-type="float" office:value="47490" calcext:value-type="float">
            <text:p>47490</text:p>
          </table:table-cell>
          <table:table-cell table:formula="of:=[.I182]+[.K181]" office:value-type="float" office:value="547265" calcext:value-type="float">
            <text:p>547265</text:p>
          </table:table-cell>
          <table:table-cell table:formula="of:=IF([.G183]&lt;&gt;-1; [.K18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DATEDIF([.A182];[.A183];&quot;d&quot;)-1" office:value-type="float" office:value="-1" calcext:value-type="float">
            <text:p>-1</text:p>
          </table:table-cell>
          <table:table-cell table:formula="of:=IF([.D183]=&quot;Z&quot;; [.E183]; -[.E183])" office:value-type="float" office:value="-4" calcext:value-type="float">
            <text:p>-4</text:p>
          </table:table-cell>
          <table:table-cell table:formula="of:=IF([.D183]=&quot;W&quot;; [.E183]*[.F183]; -1*[.E183]*[.F183])" office:value-type="float" office:value="376" calcext:value-type="float">
            <text:p>376</text:p>
          </table:table-cell>
          <table:table-cell table:formula="of:=[.I182]+[.J182]" office:value-type="float" office:value="47265" calcext:value-type="float">
            <text:p>47265</text:p>
          </table:table-cell>
          <table:table-cell table:formula="of:=[.I183]+[.K182]" office:value-type="float" office:value="547641" calcext:value-type="float">
            <text:p>547641</text:p>
          </table:table-cell>
          <table:table-cell table:formula="of:=IF([.G184]&lt;&gt;-1; [.K18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DATEDIF([.A183];[.A184];&quot;d&quot;)-1" office:value-type="float" office:value="-1" calcext:value-type="float">
            <text:p>-1</text:p>
          </table:table-cell>
          <table:table-cell table:formula="of:=IF([.D184]=&quot;Z&quot;; [.E184]; -[.E184])" office:value-type="float" office:value="8" calcext:value-type="float">
            <text:p>8</text:p>
          </table:table-cell>
          <table:table-cell table:formula="of:=IF([.D184]=&quot;W&quot;; [.E184]*[.F184]; -1*[.E184]*[.F184])" office:value-type="float" office:value="-168" calcext:value-type="float">
            <text:p>-168</text:p>
          </table:table-cell>
          <table:table-cell table:formula="of:=[.I183]+[.J183]" office:value-type="float" office:value="47641" calcext:value-type="float">
            <text:p>47641</text:p>
          </table:table-cell>
          <table:table-cell table:formula="of:=[.I184]+[.K183]" office:value-type="float" office:value="547473" calcext:value-type="float">
            <text:p>547473</text:p>
          </table:table-cell>
          <table:table-cell table:formula="of:=IF([.G185]&lt;&gt;-1; [.K18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DATEDIF([.A184];[.A185];&quot;d&quot;)-1" office:value-type="float" office:value="-1" calcext:value-type="float">
            <text:p>-1</text:p>
          </table:table-cell>
          <table:table-cell table:formula="of:=IF([.D185]=&quot;Z&quot;; [.E185]; -[.E185])" office:value-type="float" office:value="47" calcext:value-type="float">
            <text:p>47</text:p>
          </table:table-cell>
          <table:table-cell table:formula="of:=IF([.D185]=&quot;W&quot;; [.E185]*[.F185]; -1*[.E185]*[.F185])" office:value-type="float" office:value="-376" calcext:value-type="float">
            <text:p>-376</text:p>
          </table:table-cell>
          <table:table-cell table:formula="of:=[.I184]+[.J184]" office:value-type="float" office:value="47473" calcext:value-type="float">
            <text:p>47473</text:p>
          </table:table-cell>
          <table:table-cell table:formula="of:=[.I185]+[.K184]" office:value-type="float" office:value="547097" calcext:value-type="float">
            <text:p>547097</text:p>
          </table:table-cell>
          <table:table-cell table:formula="of:=IF([.G186]&lt;&gt;-1; [.K185]; 0)" office:value-type="float" office:value="547097" calcext:value-type="float">
            <text:p>547097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DATEDIF([.A185];[.A186];&quot;d&quot;)-1" office:value-type="float" office:value="14" calcext:value-type="float">
            <text:p>14</text:p>
          </table:table-cell>
          <table:table-cell table:formula="of:=IF([.D186]=&quot;Z&quot;; [.E186]; -[.E186])" office:value-type="float" office:value="-82" calcext:value-type="float">
            <text:p>-82</text:p>
          </table:table-cell>
          <table:table-cell table:formula="of:=IF([.D186]=&quot;W&quot;; [.E186]*[.F186]; -1*[.E186]*[.F186])" office:value-type="float" office:value="2378" calcext:value-type="float">
            <text:p>2378</text:p>
          </table:table-cell>
          <table:table-cell table:formula="of:=[.I185]+[.J185]" office:value-type="float" office:value="47097" calcext:value-type="float">
            <text:p>47097</text:p>
          </table:table-cell>
          <table:table-cell table:formula="of:=[.I186]+[.K185]" office:value-type="float" office:value="549475" calcext:value-type="float">
            <text:p>549475</text:p>
          </table:table-cell>
          <table:table-cell table:formula="of:=IF([.G187]&lt;&gt;-1; [.K18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DATEDIF([.A186];[.A187];&quot;d&quot;)-1" office:value-type="float" office:value="-1" calcext:value-type="float">
            <text:p>-1</text:p>
          </table:table-cell>
          <table:table-cell table:formula="of:=IF([.D187]=&quot;Z&quot;; [.E187]; -[.E187])" office:value-type="float" office:value="-26" calcext:value-type="float">
            <text:p>-26</text:p>
          </table:table-cell>
          <table:table-cell table:formula="of:=IF([.D187]=&quot;W&quot;; [.E187]*[.F187]; -1*[.E187]*[.F187])" office:value-type="float" office:value="1508" calcext:value-type="float">
            <text:p>1508</text:p>
          </table:table-cell>
          <table:table-cell table:formula="of:=[.I186]+[.J186]" office:value-type="float" office:value="49475" calcext:value-type="float">
            <text:p>49475</text:p>
          </table:table-cell>
          <table:table-cell table:formula="of:=[.I187]+[.K186]" office:value-type="float" office:value="550983" calcext:value-type="float">
            <text:p>550983</text:p>
          </table:table-cell>
          <table:table-cell table:formula="of:=IF([.G188]&lt;&gt;-1; [.K18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DATEDIF([.A187];[.A188];&quot;d&quot;)-1" office:value-type="float" office:value="-1" calcext:value-type="float">
            <text:p>-1</text:p>
          </table:table-cell>
          <table:table-cell table:formula="of:=IF([.D188]=&quot;Z&quot;; [.E188]; -[.E188])" office:value-type="float" office:value="24" calcext:value-type="float">
            <text:p>24</text:p>
          </table:table-cell>
          <table:table-cell table:formula="of:=IF([.D188]=&quot;W&quot;; [.E188]*[.F188]; -1*[.E188]*[.F188])" office:value-type="float" office:value="-216" calcext:value-type="float">
            <text:p>-216</text:p>
          </table:table-cell>
          <table:table-cell table:formula="of:=[.I187]+[.J187]" office:value-type="float" office:value="50983" calcext:value-type="float">
            <text:p>50983</text:p>
          </table:table-cell>
          <table:table-cell table:formula="of:=[.I188]+[.K187]" office:value-type="float" office:value="550767" calcext:value-type="float">
            <text:p>550767</text:p>
          </table:table-cell>
          <table:table-cell table:formula="of:=IF([.G189]&lt;&gt;-1; [.K18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DATEDIF([.A188];[.A189];&quot;d&quot;)-1" office:value-type="float" office:value="-1" calcext:value-type="float">
            <text:p>-1</text:p>
          </table:table-cell>
          <table:table-cell table:formula="of:=IF([.D189]=&quot;Z&quot;; [.E189]; -[.E189])" office:value-type="float" office:value="36" calcext:value-type="float">
            <text:p>36</text:p>
          </table:table-cell>
          <table:table-cell table:formula="of:=IF([.D189]=&quot;W&quot;; [.E189]*[.F189]; -1*[.E189]*[.F189])" office:value-type="float" office:value="-936" calcext:value-type="float">
            <text:p>-936</text:p>
          </table:table-cell>
          <table:table-cell table:formula="of:=[.I188]+[.J188]" office:value-type="float" office:value="50767" calcext:value-type="float">
            <text:p>50767</text:p>
          </table:table-cell>
          <table:table-cell table:formula="of:=[.I189]+[.K188]" office:value-type="float" office:value="549831" calcext:value-type="float">
            <text:p>549831</text:p>
          </table:table-cell>
          <table:table-cell table:formula="of:=IF([.G190]&lt;&gt;-1; [.K18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DATEDIF([.A189];[.A190];&quot;d&quot;)-1" office:value-type="float" office:value="-1" calcext:value-type="float">
            <text:p>-1</text:p>
          </table:table-cell>
          <table:table-cell table:formula="of:=IF([.D190]=&quot;Z&quot;; [.E190]; -[.E190])" office:value-type="float" office:value="6" calcext:value-type="float">
            <text:p>6</text:p>
          </table:table-cell>
          <table:table-cell table:formula="of:=IF([.D190]=&quot;W&quot;; [.E190]*[.F190]; -1*[.E190]*[.F190])" office:value-type="float" office:value="-408" calcext:value-type="float">
            <text:p>-408</text:p>
          </table:table-cell>
          <table:table-cell table:formula="of:=[.I189]+[.J189]" office:value-type="float" office:value="49831" calcext:value-type="float">
            <text:p>49831</text:p>
          </table:table-cell>
          <table:table-cell table:formula="of:=[.I190]+[.K189]" office:value-type="float" office:value="549423" calcext:value-type="float">
            <text:p>549423</text:p>
          </table:table-cell>
          <table:table-cell table:formula="of:=IF([.G191]&lt;&gt;-1; [.K190]; 0)" office:value-type="float" office:value="549423" calcext:value-type="float">
            <text:p>549423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DATEDIF([.A190];[.A191];&quot;d&quot;)-1" office:value-type="float" office:value="18" calcext:value-type="float">
            <text:p>18</text:p>
          </table:table-cell>
          <table:table-cell table:formula="of:=IF([.D191]=&quot;Z&quot;; [.E191]; -[.E191])" office:value-type="float" office:value="-45" calcext:value-type="float">
            <text:p>-45</text:p>
          </table:table-cell>
          <table:table-cell table:formula="of:=IF([.D191]=&quot;W&quot;; [.E191]*[.F191]; -1*[.E191]*[.F191])" office:value-type="float" office:value="1620" calcext:value-type="float">
            <text:p>1620</text:p>
          </table:table-cell>
          <table:table-cell table:formula="of:=[.I190]+[.J190]" office:value-type="float" office:value="49423" calcext:value-type="float">
            <text:p>49423</text:p>
          </table:table-cell>
          <table:table-cell table:formula="of:=[.I191]+[.K190]" office:value-type="float" office:value="551043" calcext:value-type="float">
            <text:p>551043</text:p>
          </table:table-cell>
          <table:table-cell table:formula="of:=IF([.G192]&lt;&gt;-1; [.K19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DATEDIF([.A191];[.A192];&quot;d&quot;)-1" office:value-type="float" office:value="-1" calcext:value-type="float">
            <text:p>-1</text:p>
          </table:table-cell>
          <table:table-cell table:formula="of:=IF([.D192]=&quot;Z&quot;; [.E192]; -[.E192])" office:value-type="float" office:value="18" calcext:value-type="float">
            <text:p>18</text:p>
          </table:table-cell>
          <table:table-cell table:formula="of:=IF([.D192]=&quot;W&quot;; [.E192]*[.F192]; -1*[.E192]*[.F192])" office:value-type="float" office:value="-144" calcext:value-type="float">
            <text:p>-144</text:p>
          </table:table-cell>
          <table:table-cell table:formula="of:=[.I191]+[.J191]" office:value-type="float" office:value="51043" calcext:value-type="float">
            <text:p>51043</text:p>
          </table:table-cell>
          <table:table-cell table:formula="of:=[.I192]+[.K191]" office:value-type="float" office:value="550899" calcext:value-type="float">
            <text:p>550899</text:p>
          </table:table-cell>
          <table:table-cell table:formula="of:=IF([.G193]&lt;&gt;-1; [.K19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DATEDIF([.A192];[.A193];&quot;d&quot;)-1" office:value-type="float" office:value="-1" calcext:value-type="float">
            <text:p>-1</text:p>
          </table:table-cell>
          <table:table-cell table:formula="of:=IF([.D193]=&quot;Z&quot;; [.E193]; -[.E193])" office:value-type="float" office:value="20" calcext:value-type="float">
            <text:p>20</text:p>
          </table:table-cell>
          <table:table-cell table:formula="of:=IF([.D193]=&quot;W&quot;; [.E193]*[.F193]; -1*[.E193]*[.F193])" office:value-type="float" office:value="-820" calcext:value-type="float">
            <text:p>-820</text:p>
          </table:table-cell>
          <table:table-cell table:formula="of:=[.I192]+[.J192]" office:value-type="float" office:value="50899" calcext:value-type="float">
            <text:p>50899</text:p>
          </table:table-cell>
          <table:table-cell table:formula="of:=[.I193]+[.K192]" office:value-type="float" office:value="550079" calcext:value-type="float">
            <text:p>550079</text:p>
          </table:table-cell>
          <table:table-cell table:formula="of:=IF([.G194]&lt;&gt;-1; [.K193]; 0)" office:value-type="float" office:value="550079" calcext:value-type="float">
            <text:p>550079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DATEDIF([.A193];[.A194];&quot;d&quot;)-1" office:value-type="float" office:value="25" calcext:value-type="float">
            <text:p>25</text:p>
          </table:table-cell>
          <table:table-cell table:formula="of:=IF([.D194]=&quot;Z&quot;; [.E194]; -[.E194])" office:value-type="float" office:value="-4" calcext:value-type="float">
            <text:p>-4</text:p>
          </table:table-cell>
          <table:table-cell table:formula="of:=IF([.D194]=&quot;W&quot;; [.E194]*[.F194]; -1*[.E194]*[.F194])" office:value-type="float" office:value="128" calcext:value-type="float">
            <text:p>128</text:p>
          </table:table-cell>
          <table:table-cell table:formula="of:=[.I193]+[.J193]" office:value-type="float" office:value="50079" calcext:value-type="float">
            <text:p>50079</text:p>
          </table:table-cell>
          <table:table-cell table:formula="of:=[.I194]+[.K193]" office:value-type="float" office:value="550207" calcext:value-type="float">
            <text:p>550207</text:p>
          </table:table-cell>
          <table:table-cell table:formula="of:=IF([.G195]&lt;&gt;-1; [.K19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DATEDIF([.A194];[.A195];&quot;d&quot;)-1" office:value-type="float" office:value="-1" calcext:value-type="float">
            <text:p>-1</text:p>
          </table:table-cell>
          <table:table-cell table:formula="of:=IF([.D195]=&quot;Z&quot;; [.E195]; -[.E195])" office:value-type="float" office:value="48" calcext:value-type="float">
            <text:p>48</text:p>
          </table:table-cell>
          <table:table-cell table:formula="of:=IF([.D195]=&quot;W&quot;; [.E195]*[.F195]; -1*[.E195]*[.F195])" office:value-type="float" office:value="-1776" calcext:value-type="float">
            <text:p>-1776</text:p>
          </table:table-cell>
          <table:table-cell table:formula="of:=[.I194]+[.J194]" office:value-type="float" office:value="50207" calcext:value-type="float">
            <text:p>50207</text:p>
          </table:table-cell>
          <table:table-cell table:formula="of:=[.I195]+[.K194]" office:value-type="float" office:value="548431" calcext:value-type="float">
            <text:p>548431</text:p>
          </table:table-cell>
          <table:table-cell table:formula="of:=IF([.G196]&lt;&gt;-1; [.K195]; 0)" office:value-type="float" office:value="548431" calcext:value-type="float">
            <text:p>548431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DATEDIF([.A195];[.A196];&quot;d&quot;)-1" office:value-type="float" office:value="20" calcext:value-type="float">
            <text:p>20</text:p>
          </table:table-cell>
          <table:table-cell table:formula="of:=IF([.D196]=&quot;Z&quot;; [.E196]; -[.E196])" office:value-type="float" office:value="-64" calcext:value-type="float">
            <text:p>-64</text:p>
          </table:table-cell>
          <table:table-cell table:formula="of:=IF([.D196]=&quot;W&quot;; [.E196]*[.F196]; -1*[.E196]*[.F196])" office:value-type="float" office:value="3904" calcext:value-type="float">
            <text:p>3904</text:p>
          </table:table-cell>
          <table:table-cell table:formula="of:=[.I195]+[.J195]" office:value-type="float" office:value="48431" calcext:value-type="float">
            <text:p>48431</text:p>
          </table:table-cell>
          <table:table-cell table:formula="of:=[.I196]+[.K195]" office:value-type="float" office:value="552335" calcext:value-type="float">
            <text:p>552335</text:p>
          </table:table-cell>
          <table:table-cell table:formula="of:=IF([.G197]&lt;&gt;-1; [.K19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DATEDIF([.A196];[.A197];&quot;d&quot;)-1" office:value-type="float" office:value="-1" calcext:value-type="float">
            <text:p>-1</text:p>
          </table:table-cell>
          <table:table-cell table:formula="of:=IF([.D197]=&quot;Z&quot;; [.E197]; -[.E197])" office:value-type="float" office:value="43" calcext:value-type="float">
            <text:p>43</text:p>
          </table:table-cell>
          <table:table-cell table:formula="of:=IF([.D197]=&quot;W&quot;; [.E197]*[.F197]; -1*[.E197]*[.F197])" office:value-type="float" office:value="-2709" calcext:value-type="float">
            <text:p>-2709</text:p>
          </table:table-cell>
          <table:table-cell table:formula="of:=[.I196]+[.J196]" office:value-type="float" office:value="52335" calcext:value-type="float">
            <text:p>52335</text:p>
          </table:table-cell>
          <table:table-cell table:formula="of:=[.I197]+[.K196]" office:value-type="float" office:value="549626" calcext:value-type="float">
            <text:p>549626</text:p>
          </table:table-cell>
          <table:table-cell table:formula="of:=IF([.G198]&lt;&gt;-1; [.K19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DATEDIF([.A197];[.A198];&quot;d&quot;)-1" office:value-type="float" office:value="-1" calcext:value-type="float">
            <text:p>-1</text:p>
          </table:table-cell>
          <table:table-cell table:formula="of:=IF([.D198]=&quot;Z&quot;; [.E198]; -[.E198])" office:value-type="float" office:value="24" calcext:value-type="float">
            <text:p>24</text:p>
          </table:table-cell>
          <table:table-cell table:formula="of:=IF([.D198]=&quot;W&quot;; [.E198]*[.F198]; -1*[.E198]*[.F198])" office:value-type="float" office:value="-576" calcext:value-type="float">
            <text:p>-576</text:p>
          </table:table-cell>
          <table:table-cell table:formula="of:=[.I197]+[.J197]" office:value-type="float" office:value="49626" calcext:value-type="float">
            <text:p>49626</text:p>
          </table:table-cell>
          <table:table-cell table:formula="of:=[.I198]+[.K197]" office:value-type="float" office:value="549050" calcext:value-type="float">
            <text:p>549050</text:p>
          </table:table-cell>
          <table:table-cell table:formula="of:=IF([.G199]&lt;&gt;-1; [.K198]; 0)" office:value-type="float" office:value="549050" calcext:value-type="float">
            <text:p>549050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DATEDIF([.A198];[.A199];&quot;d&quot;)-1" office:value-type="float" office:value="23" calcext:value-type="float">
            <text:p>23</text:p>
          </table:table-cell>
          <table:table-cell table:formula="of:=IF([.D199]=&quot;Z&quot;; [.E199]; -[.E199])" office:value-type="float" office:value="-4" calcext:value-type="float">
            <text:p>-4</text:p>
          </table:table-cell>
          <table:table-cell table:formula="of:=IF([.D199]=&quot;W&quot;; [.E199]*[.F199]; -1*[.E199]*[.F199])" office:value-type="float" office:value="248" calcext:value-type="float">
            <text:p>248</text:p>
          </table:table-cell>
          <table:table-cell table:formula="of:=[.I198]+[.J198]" office:value-type="float" office:value="49050" calcext:value-type="float">
            <text:p>49050</text:p>
          </table:table-cell>
          <table:table-cell table:formula="of:=[.I199]+[.K198]" office:value-type="float" office:value="549298" calcext:value-type="float">
            <text:p>549298</text:p>
          </table:table-cell>
          <table:table-cell table:formula="of:=IF([.G200]&lt;&gt;-1; [.K19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DATEDIF([.A199];[.A200];&quot;d&quot;)-1" office:value-type="float" office:value="-1" calcext:value-type="float">
            <text:p>-1</text:p>
          </table:table-cell>
          <table:table-cell table:formula="of:=IF([.D200]=&quot;Z&quot;; [.E200]; -[.E200])" office:value-type="float" office:value="35" calcext:value-type="float">
            <text:p>35</text:p>
          </table:table-cell>
          <table:table-cell table:formula="of:=IF([.D200]=&quot;W&quot;; [.E200]*[.F200]; -1*[.E200]*[.F200])" office:value-type="float" office:value="-665" calcext:value-type="float">
            <text:p>-665</text:p>
          </table:table-cell>
          <table:table-cell table:formula="of:=[.I199]+[.J199]" office:value-type="float" office:value="49298" calcext:value-type="float">
            <text:p>49298</text:p>
          </table:table-cell>
          <table:table-cell table:formula="of:=[.I200]+[.K199]" office:value-type="float" office:value="548633" calcext:value-type="float">
            <text:p>548633</text:p>
          </table:table-cell>
          <table:table-cell table:formula="of:=IF([.G201]&lt;&gt;-1; [.K20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DATEDIF([.A200];[.A201];&quot;d&quot;)-1" office:value-type="float" office:value="-1" calcext:value-type="float">
            <text:p>-1</text:p>
          </table:table-cell>
          <table:table-cell table:formula="of:=IF([.D201]=&quot;Z&quot;; [.E201]; -[.E201])" office:value-type="float" office:value="41" calcext:value-type="float">
            <text:p>41</text:p>
          </table:table-cell>
          <table:table-cell table:formula="of:=IF([.D201]=&quot;W&quot;; [.E201]*[.F201]; -1*[.E201]*[.F201])" office:value-type="float" office:value="-328" calcext:value-type="float">
            <text:p>-328</text:p>
          </table:table-cell>
          <table:table-cell table:formula="of:=[.I200]+[.J200]" office:value-type="float" office:value="48633" calcext:value-type="float">
            <text:p>48633</text:p>
          </table:table-cell>
          <table:table-cell table:formula="of:=[.I201]+[.K200]" office:value-type="float" office:value="548305" calcext:value-type="float">
            <text:p>548305</text:p>
          </table:table-cell>
          <table:table-cell table:formula="of:=IF([.G202]&lt;&gt;-1; [.K20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DATEDIF([.A201];[.A202];&quot;d&quot;)-1" office:value-type="float" office:value="-1" calcext:value-type="float">
            <text:p>-1</text:p>
          </table:table-cell>
          <table:table-cell table:formula="of:=IF([.D202]=&quot;Z&quot;; [.E202]; -[.E202])" office:value-type="float" office:value="23" calcext:value-type="float">
            <text:p>23</text:p>
          </table:table-cell>
          <table:table-cell table:formula="of:=IF([.D202]=&quot;W&quot;; [.E202]*[.F202]; -1*[.E202]*[.F202])" office:value-type="float" office:value="-1403" calcext:value-type="float">
            <text:p>-1403</text:p>
          </table:table-cell>
          <table:table-cell table:formula="of:=[.I201]+[.J201]" office:value-type="float" office:value="48305" calcext:value-type="float">
            <text:p>48305</text:p>
          </table:table-cell>
          <table:table-cell table:formula="of:=[.I202]+[.K201]" office:value-type="float" office:value="546902" calcext:value-type="float">
            <text:p>546902</text:p>
          </table:table-cell>
          <table:table-cell table:formula="of:=IF([.G203]&lt;&gt;-1; [.K20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DATEDIF([.A202];[.A203];&quot;d&quot;)-1" office:value-type="float" office:value="-1" calcext:value-type="float">
            <text:p>-1</text:p>
          </table:table-cell>
          <table:table-cell table:formula="of:=IF([.D203]=&quot;Z&quot;; [.E203]; -[.E203])" office:value-type="float" office:value="46" calcext:value-type="float">
            <text:p>46</text:p>
          </table:table-cell>
          <table:table-cell table:formula="of:=IF([.D203]=&quot;W&quot;; [.E203]*[.F203]; -1*[.E203]*[.F203])" office:value-type="float" office:value="-1058" calcext:value-type="float">
            <text:p>-1058</text:p>
          </table:table-cell>
          <table:table-cell table:formula="of:=[.I202]+[.J202]" office:value-type="float" office:value="46902" calcext:value-type="float">
            <text:p>46902</text:p>
          </table:table-cell>
          <table:table-cell table:style-name="ce66" table:formula="of:=[.I203]+[.K202]" office:value-type="float" office:value="545844" calcext:value-type="float">
            <text:p>545844</text:p>
          </table:table-cell>
          <table:table-cell table:formula="of:=IF([.G204]&lt;&gt;-1; [.K203]; 0)" office:value-type="float" office:value="545844" calcext:value-type="float">
            <text:p>545844</text:p>
          </table:table-cell>
          <table:table-cell table:number-columns-repeated="3"/>
        </table:table-row>
      </table:table>
      <table:table table:name="64" table:style-name="ta1">
        <table:shapes>
          <draw:frame draw:z-index="0" draw:style-name="gr1" draw:text-style-name="P1" svg:width="6.2988in" svg:height="3.5429in" svg:x="9.8051in" svg:y="0.6913in">
            <draw:object draw:notify-on-update-of-ranges="'64'.H5:'64'.I34 '64'.J4:'64'.J4 '64'.J5:'64'.J34 '64'.K4:'64'.K4 '64'.K5:'64'.K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73"/>
        <table:table-column table:style-name="co7" table:default-cell-style-name="ce80"/>
        <table:table-column table:style-name="co7" table:default-cell-style-name="ce86"/>
        <table:table-column table:style-name="co7" table:default-cell-style-name="ce97"/>
        <table:table-column table:style-name="co7" table:default-cell-style-name="ce105"/>
        <table:table-column table:style-name="co7" table:number-columns-repeated="2" table:default-cell-style-name="Default"/>
        <table:table-column table:style-name="co7" table:default-cell-style-name="ce6"/>
        <table:table-column table:style-name="co7" table:default-cell-style-name="ce13"/>
        <table:table-column table:style-name="co7" table:default-cell-style-name="ce19"/>
        <table:table-column table:style-name="co7" table:default-cell-style-name="ce30"/>
        <table:table-row table:style-name="ro1">
          <table:table-cell table:style-name="Pivot_20_Table_20_Field" office:value-type="string" calcext:value-type="string">
            <text:p>towar</text:p>
          </table:table-cell>
          <table:table-cell table:style-name="ce76" office:value-type="string" calcext:value-type="string">
            <text:p>T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70" office:value-type="string" calcext:value-type="string">
            <text:p>Sum - ile ton</text:p>
          </table:table-cell>
          <table:table-cell table:style-name="ce77"/>
          <table:table-cell table:style-name="ce83" office:value-type="string" calcext:value-type="string">
            <text:p>Data</text:p>
          </table:table-cell>
          <table:table-cell table:style-name="ce94"/>
          <table:table-cell table:style-name="ce10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71" office:value-type="string" calcext:value-type="string">
            <text:p>Years</text:p>
          </table:table-cell>
          <table:table-cell table:style-name="ce78" office:value-type="string" calcext:value-type="string">
            <text:p>data2</text:p>
          </table:table-cell>
          <table:table-cell table:style-name="ce84" office:value-type="string" calcext:value-type="string">
            <text:p>W</text:p>
          </table:table-cell>
          <table:table-cell table:style-name="ce95" office:value-type="string" calcext:value-type="string">
            <text:p>Z</text:p>
          </table:table-cell>
          <table:table-cell table:style-name="ce103" office:value-type="string" calcext:value-type="string">
            <text:p>Total Result</text:p>
          </table:table-cell>
          <table:table-cell table:number-columns-repeated="2"/>
          <table:table-cell table:style-name="ce4" office:value-type="string" calcext:value-type="string">
            <text:p>rok</text:p>
          </table:table-cell>
          <table:table-cell table:style-name="ce11" office:value-type="string" calcext:value-type="string">
            <text:p>miesiac</text:p>
          </table:table-cell>
          <table:table-cell table:style-name="ce17" office:value-type="string" calcext:value-type="string">
            <text:p>W</text:p>
          </table:table-cell>
          <table:table-cell table:style-name="ce28" office:value-type="string" calcext:value-type="string">
            <text:p>Z</text:p>
          </table:table-cell>
        </table:table-row>
        <table:table-row table:style-name="ro1">
          <table:table-cell table:style-name="ce72" office:value-type="string" calcext:value-type="string">
            <text:p>2016</text:p>
          </table:table-cell>
          <table:table-cell table:style-name="ce79" office:value-type="string" calcext:value-type="string">
            <text:p>Jan</text:p>
          </table:table-cell>
          <table:table-cell table:style-name="ce85" office:value-type="float" office:value="32" calcext:value-type="float">
            <text:p>32</text:p>
          </table:table-cell>
          <table:table-cell table:style-name="ce96" office:value-type="float" office:value="76" calcext:value-type="float">
            <text:p>76</text:p>
          </table:table-cell>
          <table:table-cell table:style-name="ce104" office:value-type="float" office:value="108" calcext:value-type="float">
            <text:p>108</text:p>
          </table:table-cell>
          <table:table-cell table:number-columns-repeated="2"/>
          <table:table-cell table:style-name="ce5" office:value-type="string" calcext:value-type="string">
            <text:p>2016</text:p>
          </table:table-cell>
          <table:table-cell table:style-name="ce12" office:value-type="string" calcext:value-type="string">
            <text:p>Jan</text:p>
          </table:table-cell>
          <table:table-cell table:style-name="ce18" office:value-type="float" office:value="32" calcext:value-type="float">
            <text:p>32</text:p>
          </table:table-cell>
          <table:table-cell table:style-name="ce29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eb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table:style-name="ce87" office:value-type="float" office:value="50" calcext:value-type="float">
            <text:p>50</text:p>
          </table:table-cell>
          <table:table-cell table:style-name="ce98"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ar</text:p>
          </table:table-cell>
          <table:table-cell table:style-name="ce20" office:value-type="float" office:value="50" calcext:value-type="float">
            <text:p>5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Apr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Jun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Jul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table:style-name="ce87" office:value-type="float" office:value="191" calcext:value-type="float">
            <text:p>191</text:p>
          </table:table-cell>
          <table:table-cell table:style-name="ce98"/>
          <table:table-cell office:value-type="float" office:value="191" calcext:value-type="float">
            <text:p>191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style-name="ce20" office:value-type="float" office:value="191" calcext:value-type="float">
            <text:p>19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table:style-name="ce87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Sep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74"/>
          <table:table-cell table:style-name="ce81" office:value-type="string" calcext:value-type="string">
            <text:p>Nov</text:p>
          </table:table-cell>
          <table:table-cell table:style-name="ce88"/>
          <table:table-cell table:style-name="ce99" office:value-type="float" office:value="30" calcext:value-type="float">
            <text:p>30</text:p>
          </table:table-cell>
          <table:table-cell table:style-name="ce106" office:value-type="float" office:value="30" calcext:value-type="float">
            <text:p>30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Nov</text:p>
          </table:table-cell>
          <table:table-cell table:style-name="ce21"/>
          <table:table-cell table:style-name="ce32" office:value-type="float" office:value="30" calcext:value-type="float">
            <text:p>30</text:p>
          </table:table-cell>
        </table:table-row>
        <table:table-row table:style-name="ro1">
          <table:table-cell table:style-name="ce72" office:value-type="string" calcext:value-type="string">
            <text:p>2017</text:p>
          </table:table-cell>
          <table:table-cell table:style-name="ce79" office:value-type="string" calcext:value-type="string">
            <text:p>Jan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39" calcext:value-type="float">
            <text:p>39</text:p>
          </table:table-cell>
          <table:table-cell table:style-name="ce104" office:value-type="float" office:value="151" calcext:value-type="float">
            <text:p>151</text:p>
          </table:table-cell>
          <table:table-cell table:number-columns-repeated="2"/>
          <table:table-cell table:style-name="ce5" office:value-type="string" calcext:value-type="string">
            <text:p>2017</text:p>
          </table:table-cell>
          <table:table-cell table:style-name="ce12" office:value-type="string" calcext:value-type="string">
            <text:p>Jan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table:style-name="ce90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eb</text:p>
          </table:table-cell>
          <table:table-cell table:style-name="ce23" office:value-type="float" office:value="1" calcext:value-type="float">
            <text:p>1</text:p>
          </table:table-cell>
          <table:table-cell table:style-name="Pivot_20_Table_20_Value"/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table:style-name="Pivot_20_Table_20_Value"/>
          <table:table-cell table:style-name="ce9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Mar</text:p>
          </table:table-cell>
          <table:table-cell table:style-name="Pivot_20_Table_20_Value"/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table:style-name="Pivot_20_Table_20_Value"/>
          <table:table-cell table:style-name="ce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r</text:p>
          </table:table-cell>
          <table:table-cell table:style-name="Pivot_20_Table_20_Value"/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table:style-name="ce90" office:value-type="float" office:value="68" calcext:value-type="float">
            <text:p>68</text:p>
          </table:table-cell>
          <table:table-cell table:style-name="ce90"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May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table:style-name="Pivot_20_Table_20_Value"/>
          <table:table-cell table:style-name="ce90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Jun</text:p>
          </table:table-cell>
          <table:table-cell table:style-name="Pivot_20_Table_20_Value"/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table:style-name="Pivot_20_Table_20_Value"/>
          <table:table-cell table:style-name="ce90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Jul</text:p>
          </table:table-cell>
          <table:table-cell table:style-name="Pivot_20_Table_20_Value"/>
          <table:table-cell table:style-name="ce23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table:style-name="ce90" office:value-type="float" office:value="48" calcext:value-type="float">
            <text:p>48</text:p>
          </table:table-cell>
          <table:table-cell table:style-name="ce90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table:style-name="ce90" office:value-type="float" office:value="6" calcext:value-type="float">
            <text:p>6</text:p>
          </table:table-cell>
          <table:table-cell table:style-name="Pivot_20_Table_20_Value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ct</text:p>
          </table:table-cell>
          <table:table-cell table:style-name="ce23" office:value-type="float" office:value="6" calcext:value-type="float">
            <text:p>6</text:p>
          </table:table-cell>
          <table:table-cell table:style-name="Pivot_20_Table_20_Value"/>
        </table:table-row>
        <table:table-row table:style-name="ro1">
          <table:table-cell table:style-name="ce74"/>
          <table:table-cell table:style-name="ce81" office:value-type="string" calcext:value-type="string">
            <text:p>Nov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2" calcext:value-type="float">
            <text:p>12</text:p>
          </table:table-cell>
          <table:table-cell table:style-name="ce106" office:value-type="float" office:value="13" calcext:value-type="float">
            <text:p>13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Nov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</table:table-row>
        <table:table-row table:style-name="ro1">
          <table:table-cell table:style-name="ce72" office:value-type="string" calcext:value-type="string">
            <text:p>2018</text:p>
          </table:table-cell>
          <table:table-cell table:style-name="ce79" office:value-type="string" calcext:value-type="string">
            <text:p>Jan</text:p>
          </table:table-cell>
          <table:table-cell table:style-name="ce85" office:value-type="float" office:value="22" calcext:value-type="float">
            <text:p>22</text:p>
          </table:table-cell>
          <table:table-cell table:style-name="ce96" office:value-type="float" office:value="10" calcext:value-type="float">
            <text:p>10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2018</text:p>
          </table:table-cell>
          <table:table-cell table:style-name="ce12" office:value-type="string" calcext:value-type="string">
            <text:p>Jan</text:p>
          </table:table-cell>
          <table:table-cell table:style-name="ce18" office:value-type="float" office:value="22" calcext:value-type="float">
            <text:p>22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eb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table:style-name="ce87" office:value-type="float" office:value="34" calcext:value-type="float">
            <text:p>34</text:p>
          </table:table-cell>
          <table:table-cell table:style-name="ce98"/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Mar</text:p>
          </table:table-cell>
          <table:table-cell table:style-name="ce20" office:value-type="float" office:value="34" calcext:value-type="float">
            <text:p>34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pr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Jun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Jul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table:style-name="ce87"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style-name="ce20"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table:style-name="ce87" office:value-type="float" office:value="26" calcext:value-type="float">
            <text:p>26</text:p>
          </table:table-cell>
          <table:table-cell table:style-name="ce98"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Sep</text:p>
          </table:table-cell>
          <table:table-cell table:style-name="ce20" office:value-type="float" office:value="26" calcext:value-type="float">
            <text:p>26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c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table:style-name="ce87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Nov</text:p>
          </table:table-cell>
          <table:table-cell table:style-name="ce20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74"/>
          <table:table-cell table:style-name="ce81" office:value-type="string" calcext:value-type="string">
            <text:p>Dec</text:p>
          </table:table-cell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106" office:value-type="float" office:value="4" calcext:value-type="float">
            <text:p>4</text:p>
          </table:table-cell>
          <table:table-cell table:number-columns-repeated="2"/>
          <table:table-cell table:style-name="ce7"/>
          <table:table-cell table:style-name="ce14" office:value-type="string" calcext:value-type="string">
            <text:p>Dec</text:p>
          </table:table-cell>
          <table:table-cell table:style-name="ce25" office:value-type="float" office:value="4" calcext:value-type="float">
            <text:p>4</text:p>
          </table:table-cell>
          <table:table-cell table:style-name="ce33"/>
        </table:table-row>
        <table:table-row table:style-name="ro1">
          <table:table-cell table:style-name="ce75" office:value-type="string" calcext:value-type="string">
            <text:p>Total Result</text:p>
          </table:table-cell>
          <table:table-cell table:style-name="ce82"/>
          <table:table-cell table:style-name="ce93" office:value-type="float" office:value="784" calcext:value-type="float">
            <text:p>784</text:p>
          </table:table-cell>
          <table:table-cell table:style-name="ce101" office:value-type="float" office:value="784" calcext:value-type="float">
            <text:p>784</text:p>
          </table:table-cell>
          <table:table-cell table:style-name="ce107" office:value-type="float" office:value="1568" calcext:value-type="float">
            <text:p>1568</text:p>
          </table:table-cell>
          <table:table-cell table:number-columns-repeated="2"/>
          <table:table-cell table:style-name="Default" table:number-columns-repeated="4"/>
        </table:table-row>
      </table:table>
      <table:table table:name="61" table:style-name="ta1">
        <table:table-column table:style-name="co7" table:default-cell-style-name="ce133"/>
        <table:table-column table:style-name="co7" table:default-cell-style-name="ce87"/>
        <table:table-column table:style-name="co7" table:default-cell-style-name="Default"/>
        <table:table-row table:style-name="ro1">
          <table:table-cell table:style-name="Pivot_20_Table_20_Field" office:value-type="string" calcext:value-type="string">
            <text:p>Z/W</text:p>
          </table:table-cell>
          <table:table-cell table:style-name="ce76" office:value-type="string" calcext:value-type="string">
            <text:p>Z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31"/>
          <table:table-cell table:style-name="ce83" office:value-type="string" calcext:value-type="string">
            <text:p>Data</text:p>
          </table:table-cell>
          <table:table-cell table:style-name="ce102"/>
        </table:table-row>
        <table:table-row table:style-name="ro1">
          <table:table-cell table:style-name="ce71" office:value-type="string" calcext:value-type="string">
            <text:p>towar</text:p>
          </table:table-cell>
          <table:table-cell table:style-name="ce84" office:value-type="string" calcext:value-type="string">
            <text:p>Count - Z/W</text:p>
          </table:table-cell>
          <table:table-cell table:style-name="ce137" office:value-type="string" calcext:value-type="string">
            <text:p>Sum - ile ton</text:p>
          </table:table-cell>
        </table:table-row>
        <table:table-row table:style-name="ro1">
          <table:table-cell table:style-name="ce132" office:value-type="string" calcext:value-type="string">
            <text:p>T1</text:p>
          </table:table-cell>
          <table:table-cell table:style-name="ce85" office:value-type="float" office:value="25" calcext:value-type="float">
            <text:p>25</text:p>
          </table:table-cell>
          <table:table-cell table:style-name="ce138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" calcext:value-type="float">
            <text:p>25</text:p>
          </table:table-cell>
          <table:table-cell table:style-name="ce139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7" calcext:value-type="float">
            <text:p>27</text:p>
          </table:table-cell>
          <table:table-cell table:style-name="ce139" office:value-type="float" office:value="633" calcext:value-type="float">
            <text:p>633</text:p>
          </table:table-cell>
        </table:table-row>
        <table:table-row table:style-name="ro1">
          <table:table-cell table:style-name="ce134" office:value-type="string" calcext:value-type="string">
            <text:p>T4</text:p>
          </table:table-cell>
          <table:table-cell table:style-name="ce136" office:value-type="float" office:value="32" calcext:value-type="float">
            <text:p>32</text:p>
          </table:table-cell>
          <table:table-cell table:style-name="ce140"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style-name="ce92" office:value-type="float" office:value="27" calcext:value-type="float">
            <text:p>27</text:p>
          </table:table-cell>
          <table:table-cell table:style-name="ce141" office:value-type="float" office:value="784" calcext:value-type="float">
            <text:p>784</text:p>
          </table:table-cell>
        </table:table-row>
        <table:table-row table:style-name="ro1">
          <table:table-cell table:style-name="ce135" office:value-type="string" calcext:value-type="string">
            <text:p>Total Result</text:p>
          </table:table-cell>
          <table:table-cell table:style-name="ce93" office:value-type="float" office:value="136" calcext:value-type="float">
            <text:p>136</text:p>
          </table:table-cell>
          <table:table-cell table:style-name="ce142" office:value-type="float" office:value="3425" calcext:value-type="float">
            <text:p>3425</text:p>
          </table:table-cell>
        </table:table-row>
      </table:table>
      <table:table table:name="93" table:style-name="ta1">
        <table:table-column table:style-name="co7" table:default-cell-style-name="ce133"/>
        <table:table-column table:style-name="co11" table:default-cell-style-name="ce146"/>
        <table:table-column table:style-name="co7" table:default-cell-style-name="Default"/>
        <table:table-column table:style-name="co7" table:default-cell-style-name="ce43"/>
        <table:table-column table:style-name="co12" table:default-cell-style-name="ce9"/>
        <table:table-column table:style-name="co7" table:default-cell-style-name="Default"/>
        <table:table-column table:style-name="co7" table:default-cell-style-name="ce43"/>
        <table:table-column table:style-name="co13" table:default-cell-style-name="ce56"/>
        <table:table-column table:style-name="co7" table:number-columns-repeated="3" table:default-cell-style-name="Default"/>
        <table:table-row table:style-name="ro1">
          <table:table-cell table:style-name="Pivot_20_Table_20_Field" office:value-type="string" calcext:value-type="string">
            <text:p>data2</text:p>
          </table:table-cell>
          <table:table-cell table:style-name="ce76" office:value-type="string" calcext:value-type="string">
            <text:p>- all -</text:p>
          </table:table-cell>
          <table:table-cell/>
          <table:table-cell table:style-name="ce58" office:value-type="date" office:date-value="2016-02-01" calcext:value-type="date">
            <text:p>2016-02-01</text:p>
          </table:table-cell>
          <table:table-cell table:number-columns-repeated="2"/>
          <table:table-cell table:style-name="ce58" office:value-type="date" office:date-value="2018-08-01" calcext:value-type="date">
            <text:p>2018-08-01</text:p>
          </table:table-cell>
          <table:table-cell table:style-name="ce9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3" office:value-type="string" calcext:value-type="string">
            <text:p>towar</text:p>
          </table:table-cell>
          <table:table-cell table:style-name="ce144" office:value-type="string" calcext:value-type="string">
            <text:p>Sum - dodanie</text:p>
          </table:table-cell>
          <table:table-cell/>
          <table:table-cell table:style-name="ce53" office:value-type="string" calcext:value-type="string">
            <text:p>towar</text:p>
          </table:table-cell>
          <table:table-cell table:style-name="ce54" office:value-type="string" calcext:value-type="string">
            <text:p>Sum - dodanie</text:p>
          </table:table-cell>
          <table:table-cell/>
          <table:table-cell table:style-name="ce53" office:value-type="string" calcext:value-type="string">
            <text:p>towar</text:p>
          </table:table-cell>
          <table:table-cell table:style-name="ce54" office:value-type="string" calcext:value-type="string">
            <text:p>Sum - dodanie</text:p>
          </table:table-cell>
          <table:table-cell table:number-columns-repeated="3"/>
        </table:table-row>
        <table:table-row table:style-name="ro1">
          <table:table-cell table:style-name="ce132" office:value-type="string" calcext:value-type="string">
            <text:p>T1</text:p>
          </table:table-cell>
          <table:table-cell table:style-name="ce145" office:value-type="float" office:value="130" calcext:value-type="float">
            <text:p>130</text:p>
          </table:table-cell>
          <table:table-cell/>
          <table:table-cell table:style-name="ce42" office:value-type="string" calcext:value-type="string">
            <text:p>T1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T1</text:p>
          </table:table-cell>
          <table:table-cell table:style-name="ce63" office:value-type="float" office:value="3" calcext:value-type="float">
            <text:p>3</text:p>
          </table:table-cell>
          <table:table-cell/>
          <table:table-cell table:style-name="ce65"/>
          <table:table-cell office:value-type="string" calcext:value-type="string">
            <text:p>najwiecej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44" office:value-type="string" calcext:value-type="string">
            <text:p>T2</text:p>
          </table:table-cell>
          <table:table-cell table:style-name="ce60" office:value-type="float" office:value="48" calcext:value-type="float">
            <text:p>48</text:p>
          </table:table-cell>
          <table:table-cell/>
          <table:table-cell office:value-type="string" calcext:value-type="string">
            <text:p>T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6"/>
          <table:table-cell office:value-type="string" calcext:value-type="string">
            <text:p>najmniej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3</text:p>
          </table:table-cell>
          <table:table-cell table:style-name="ce56" office:value-type="float" office:value="43" calcext:value-type="float">
            <text:p>43</text:p>
          </table:table-cell>
          <table:table-cell/>
          <table:table-cell office:value-type="string" calcext:value-type="string">
            <text:p>T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59" office:value-type="string" calcext:value-type="string">
            <text:p>T4</text:p>
          </table:table-cell>
          <table:table-cell table:style-name="ce61" office:value-type="float" office:value="24" calcext:value-type="float">
            <text:p>24</text:p>
          </table:table-cell>
          <table:table-cell/>
          <table:table-cell office:value-type="string" calcext:value-type="string">
            <text:p>T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5</text:p>
          </table:table-cell>
          <table:table-cell table:style-name="ce147" office:value-type="float" office:value="0" calcext:value-type="float">
            <text:p>0</text:p>
          </table:table-cell>
          <table:table-cell/>
          <table:table-cell office:value-type="string" calcext:value-type="string">
            <text:p>T5</text:p>
          </table:table-cell>
          <table:table-cell table:style-name="ce57" office:value-type="float" office:value="44" calcext:value-type="float">
            <text:p>44</text:p>
          </table:table-cell>
          <table:table-cell/>
          <table:table-cell table:style-name="ce44" office:value-type="string" calcext:value-type="string">
            <text:p>T5</text:p>
          </table:table-cell>
          <table:table-cell table:style-name="ce64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Total Result</text:p>
          </table:table-cell>
          <table:table-cell table:style-name="ce107" office:value-type="float" office:value="307" calcext:value-type="float">
            <text:p>307</text:p>
          </table:table-cell>
          <table:table-cell/>
          <table:table-cell table:style-name="ce45" office:value-type="string" calcext:value-type="string">
            <text:p>Total Result</text:p>
          </table:table-cell>
          <table:table-cell table:style-name="ce40" office:value-type="float" office:value="197" calcext:value-type="float">
            <text:p>197</text:p>
          </table:table-cell>
          <table:table-cell/>
          <table:table-cell table:style-name="ce45" office:value-type="string" calcext:value-type="string">
            <text:p>Total Result</text:p>
          </table:table-cell>
          <table:table-cell table:style-name="ce40" office:value-type="float" office:value="235" calcext:value-type="float">
            <text:p>23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'61'.H7:'61'.J14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61'.A1:'61'.C10" table:buttons="'61'.A1 '61'.A4 '61'.B3" table:show-filter-button="false" table:drill-down-on-double-click="false">
          <table:source-cell-range table:cell-range-address="statek.A1:statek.F203"/>
          <table:data-pilot-field table:source-field-name="Z/W" table:orientation="page" table:used-hierarchy="0" table:function="auto" loext:ignore-selected-page="true" table:selected-page="Z">
            <table:data-pilot-level table:show-empty="false" calcext:repeat-item-labels="false">
              <table:data-pilot-members>
                <table:data-pilot-member table:name="W" table:display="fals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war" table:orientation="row" table:used-hierarchy="0" table:function="auto">
            <table:data-pilot-level table:show-empty="false" calcext:repeat-item-labels="false">
              <table:data-pilot-members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/W" table:orientation="data" table:used-hierarchy="-1" table:function="count">
            <table:data-pilot-level calcext:repeat-item-labels="false"/>
          </table:data-pilot-field>
          <table:data-pilot-field table:source-field-name="ile t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97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34" table:display="true" table:show-details="true"/>
                <table:data-pilot-member table:name="147" table:display="true" table:show-details="true"/>
                <table:data-pilot-member table:name="184" table:display="true" table:show-details="true"/>
                <table:data-pilot-member table:name="191" table:display="true" table:show-details="true"/>
                <table:data-pilot-member table:name="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93'.A1:'93'.B9" table:buttons="'93'.A1 '93'.A3" table:show-filter-button="false" table:drill-down-on-double-click="false">
          <table:source-cell-range table:cell-range-address="statek.A1:statek.H203"/>
          <table:data-pilot-field table:source-field-name="data2" table:orientation="page" table:used-hierarchy="0" table:function="auto" loext:ignore-selected-page="true" table:selected-page="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war" table:orientation="row" table:used-hierarchy="0" table:function="auto">
            <table:data-pilot-level table:show-empty="false" calcext:repeat-item-labels="false">
              <table:data-pilot-members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danie" table:orientation="data" table:used-hierarchy="0" table:function="sum">
            <table:data-pilot-level table:show-empty="false" calcext:repeat-item-labels="false">
              <table:data-pilot-members>
                <table:data-pilot-member table:name="-192" table:display="true" table:show-details="true"/>
                <table:data-pilot-member table:name="-191" table:display="true" table:show-details="true"/>
                <table:data-pilot-member table:name="-184" table:display="true" table:show-details="true"/>
                <table:data-pilot-member table:name="-147" table:display="true" table:show-details="true"/>
                <table:data-pilot-member table:name="-134" table:display="true" table:show-details="true"/>
                <table:data-pilot-member table:name="-121" table:display="true" table:show-details="true"/>
                <table:data-pilot-member table:name="-116" table:display="true" table:show-details="true"/>
                <table:data-pilot-member table:name="-112" table:display="true" table:show-details="true"/>
                <table:data-pilot-member table:name="-110" table:display="true" table:show-details="true"/>
                <table:data-pilot-member table:name="-97" table:display="true" table:show-details="true"/>
                <table:data-pilot-member table:name="-86" table:display="true" table:show-details="true"/>
                <table:data-pilot-member table:name="-82" table:display="true" table:show-details="true"/>
                <table:data-pilot-member table:name="-79" table:display="true" table:show-details="true"/>
                <table:data-pilot-member table:name="-74" table:display="true" table:show-details="true"/>
                <table:data-pilot-member table:name="-72" table:display="true" table:show-details="true"/>
                <table:data-pilot-member table:name="-68" table:display="true" table:show-details="true"/>
                <table:data-pilot-member table:name="-64" table:display="true" table:show-details="true"/>
                <table:data-pilot-member table:name="-61" table:display="true" table:show-details="true"/>
                <table:data-pilot-member table:name="-50" table:display="true" table:show-details="true"/>
                <table:data-pilot-member table:name="-49" table:display="true" table:show-details="true"/>
                <table:data-pilot-member table:name="-48" table:display="true" table:show-details="true"/>
                <table:data-pilot-member table:name="-46" table:display="true" table:show-details="true"/>
                <table:data-pilot-member table:name="-45" table:display="true" table:show-details="true"/>
                <table:data-pilot-member table:name="-44" table:display="true" table:show-details="true"/>
                <table:data-pilot-member table:name="-43" table:display="true" table:show-details="true"/>
                <table:data-pilot-member table:name="-42" table:display="true" table:show-details="true"/>
                <table:data-pilot-member table:name="-38" table:display="true" table:show-details="true"/>
                <table:data-pilot-member table:name="-37" table:display="true" table:show-details="true"/>
                <table:data-pilot-member table:name="-36" table:display="true" table:show-details="true"/>
                <table:data-pilot-member table:name="-34" table:display="true" table:show-details="true"/>
                <table:data-pilot-member table:name="-33" table:display="true" table:show-details="true"/>
                <table:data-pilot-member table:name="-32" table:display="true" table:show-details="true"/>
                <table:data-pilot-member table:name="-26" table:display="true" table:show-details="true"/>
                <table:data-pilot-member table:name="-22" table:display="true" table:show-details="true"/>
                <table:data-pilot-member table:name="-21" table:display="true" table:show-details="true"/>
                <table:data-pilot-member table:name="-19" table:display="true" table:show-details="true"/>
                <table:data-pilot-member table:name="-15" table:display="true" table:show-details="true"/>
                <table:data-pilot-member table:name="-13" table:display="true" table:show-details="true"/>
                <table:data-pilot-member table:name="-11" table:display="true" table:show-details="true"/>
                <table:data-pilot-member table:name="-7" table:display="true" table:show-details="true"/>
                <table:data-pilot-member table:name="-6" table:display="true" table:show-details="true"/>
                <table:data-pilot-member table:name="-5" table:display="true" table:show-details="true"/>
                <table:data-pilot-member table:name="-4" table:display="true" table:show-details="true"/>
                <table:data-pilot-member table:name="-2" table:display="true" table:show-details="true"/>
                <table:data-pilot-member table:name="-1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64'.A1:'64'.E35" table:buttons="'64'.A1 '64'.A4 '64'.B4 '64'.C3" table:show-filter-button="false" table:drill-down-on-double-click="false">
          <table:source-cell-range table:cell-range-address="statek.A1:statek.I203"/>
          <table:data-pilot-field table:source-field-name="Years" table:orientation="row" table:used-hierarchy="-1" table:function="auto">
            <table:data-pilot-level calcext:repeat-item-labels="false"/>
            <table:data-pilot-groups table:source-field-name="data2" table:grouped-by="years" table:start="auto" table:end="auto" table:step="0"/>
          </table:data-pilot-field>
          <table:data-pilot-field table:source-field-name="towar" table:orientation="page" table:used-hierarchy="0" table:function="auto" loext:ignore-selected-page="true" table:selected-page="T5">
            <table:data-pilot-level table:show-empty="false" calcext:repeat-item-labels="false">
              <table:data-pilot-members>
                <table:data-pilot-member table:name="T1" table:display="false" table:show-details="true"/>
                <table:data-pilot-member table:name="T2" table:display="false" table:show-details="true"/>
                <table:data-pilot-member table:name="T3" table:display="false" table:show-details="true"/>
                <table:data-pilot-member table:name="T4" table:display="false" table:show-details="true"/>
                <table:data-pilot-member table:name="T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Z/W" table:orientation="column" table:used-hierarchy="0" table:function="auto">
            <table:data-pilot-level table:show-empty="false" calcext:repeat-item-labels="false">
              <table:data-pilot-members>
                <table:data-pilot-member table:name="W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2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ile t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97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34" table:display="true" table:show-details="true"/>
                <table:data-pilot-member table:name="147" table:display="true" table:show-details="true"/>
                <table:data-pilot-member table:name="184" table:display="true" table:show-details="true"/>
                <table:data-pilot-member table:name="191" table:display="true" table:show-details="true"/>
                <table:data-pilot-member table:name="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4:47:18.289632837</dc:date>
    <meta:editing-duration>PT2H53M31S</meta:editing-duration>
    <meta:editing-cycles>2</meta:editing-cycles>
    <meta:generator>LibreOffice/7.4.5.1$Linux_X86_64 LibreOffice_project/40$Build-1</meta:generator>
    <meta:document-statistic meta:table-count="4" meta:cell-count="270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towar t5 w tonach</text:p>
        </chart:title>
        <chart:legend chart:legend-position="end" svg:x="14.927cm" svg:y="3.952cm" style:legend-expansion="high" chart:style-name="ch3"/>
        <chart:plot-area chart:style-name="ch4" table:cell-range-address="'64'.H4:'64'.K34" chart:data-source-has-labels="both" svg:x="1.331cm" svg:y="1.275cm" svg:width="13.276cm" svg:height="6.564cm">
          <chart:coordinate-region svg:x="2.138cm" svg:y="1.474cm" svg:width="12.469cm" svg:height="5.055cm"/>
          <chart:axis chart:dimension="x" chart:name="primary-x" chart:style-name="ch5" chartooo:axis-type="auto">
            <chartooo:date-scale/>
            <chart:title svg:x="7.515cm" svg:y="8.019cm" chart:style-name="ch6">
              <text:p>okres</text:p>
            </chart:title>
            <chart:categories table:cell-range-address="'64'.H5:'64'.I34"/>
          </chart:axis>
          <chart:axis chart:dimension="y" chart:name="primary-y" chart:style-name="ch7">
            <chart:title svg:x="0.451cm" svg:y="4.919cm" chart:style-name="ch8">
              <text:p>tony</text:p>
            </chart:title>
            <chart:grid chart:style-name="ch9" chart:class="major"/>
          </chart:axis>
          <chart:series chart:style-name="ch10" chart:values-cell-range-address="'64'.J5:'64'.J34" chart:label-cell-address="'64'.J4:'64'.J4" chart:class="chart:bar">
            <chart:data-point chart:repeated="30"/>
          </chart:series>
          <chart:series chart:style-name="ch11" chart:values-cell-range-address="'64'.K5:'64'.K34" chart:label-cell-address="'64'.K4:'64'.K4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</text:p>
                <draw:g>
                  <svg:desc>'64'.J4:'64'.J4</svg:desc>
                </draw:g>
              </table:table-cell>
              <table:table-cell office:value-type="string">
                <text:p>Z</text:p>
                <draw:g>
                  <svg:desc>'64'.K4:'64'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 Jan</text:p>
                <text:list>
                  <text:list-item>
                    <text:p>2016</text:p>
                  </text:list-item>
                  <text:list-item>
                    <text:p>Jan</text:p>
                  </text:list-item>
                </text:list>
                <draw:g>
                  <svg:desc>'64'.H5:'64'.I34</svg:desc>
                </draw:g>
              </table:table-cell>
              <table:table-cell office:value-type="float" office:value="32">
                <text:p>32</text:p>
                <draw:g>
                  <svg:desc>'64'.J5:'64'.J34</svg:desc>
                </draw:g>
              </table:table-cell>
              <table:table-cell office:value-type="float" office:value="76">
                <text:p>76</text:p>
                <draw:g>
                  <svg:desc>'64'.K5:'64'.K34</svg:desc>
                </draw:g>
              </table:table-cell>
            </table:table-row>
            <table:table-row>
              <table:table-cell office:value-type="string">
                <text:p>2016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 Mar</text:p>
                <text:list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 Apr</text:p>
                <text:list>
                  <text:list-item>
                    <text:p/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6 Jun</text:p>
                <text:list>
                  <text:list-item>
                    <text:p/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 Jul</text:p>
                <text:list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6 Aug</text:p>
                <text:list>
                  <text:list-item>
                    <text:p/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 Sep</text:p>
                <text:list>
                  <text:list-item>
                    <text:p/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 Nov</text:p>
                <text:list>
                  <text:list-item>
                    <text:p/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7 Jan</text:p>
                <text:list>
                  <text:list-item>
                    <text:p>2017</text:p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7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 Mar</text:p>
                <text:list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7 Apr</text:p>
                <text:list>
                  <text:list-item>
                    <text:p/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 May</text:p>
                <text:list>
                  <text:list-item>
                    <text:p/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68">
                <text:p>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7 Jun</text:p>
                <text:list>
                  <text:list-item>
                    <text:p/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 Jul</text:p>
                <text:list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7 Aug</text:p>
                <text:list>
                  <text:list-item>
                    <text:p/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 Oct</text:p>
                <text:list>
                  <text:list-item>
                    <text:p/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 Nov</text:p>
                <text:list>
                  <text:list-item>
                    <text:p/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8 Jan</text:p>
                <text:list>
                  <text:list-item>
                    <text:p>2018</text:p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8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8 Mar</text:p>
                <text:list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 Apr</text:p>
                <text:list>
                  <text:list-item>
                    <text:p/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 Jun</text:p>
                <text:list>
                  <text:list-item>
                    <text:p/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 Jul</text:p>
                <text:list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8 Aug</text:p>
                <text:list>
                  <text:list-item>
                    <text:p/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121">
                <text:p>1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8 Sep</text:p>
                <text:list>
                  <text:list-item>
                    <text:p/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 Oct</text:p>
                <text:list>
                  <text:list-item>
                    <text:p/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8 Nov</text:p>
                <text:list>
                  <text:list-item>
                    <text:p/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8 Dec</text:p>
                <text:list>
                  <text:list-item>
                    <text:p/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